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5398in"/>
    </style:style>
    <style:style style:name="co3" style:family="table-column">
      <style:table-column-properties fo:break-before="auto" style:column-width="1.5154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_log" table:style-name="ta1">
        <table:shapes>
          <draw:frame draw:z-index="0" draw:style-name="gr1" draw:text-style-name="P1" svg:width="9.8803in" svg:height="5.561in" svg:x="0in" svg:y="0.2197in">
            <draw:object draw:notify-on-update-of-ranges="speed_log.A1:speed_log.A1 speed_log.A2:speed_log.A350 speed_log.C1:speed_log.C1 speed_log.C2:speed_log.C350 speed_log.A1:speed_log.A1 speed_log.A2:speed_log.A350 speed_log.D1:speed_log.D1 speed_log.D2:speed_log.D350 speed_log.A1:speed_log.A1 speed_log.A2:speed_log.A350 speed_log.E1:speed_log.E1 speed_log.E2:speed_log.E350 speed_log.A1:speed_log.A1 speed_log.A2:speed_log.A350 speed_log.F1:speed_log.F1 speed_log.F2:speed_log.F350 speed_log.A1:speed_log.A1 speed_log.A2:speed_log.A350 speed_log.G1:speed_log.G1 speed_log.G2:speed_log.G3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6.3343in" svg:height="3.563in" draw:transform="skewX (0.0026179938779915) rotate (0.00488692190558412) translate (7.51574803149606in 3.62795275590551in)">
            <draw:object draw:notify-on-update-of-ranges="speed_log.A1:speed_log.A1 speed_log.A2:speed_log.A350 speed_log.J1:speed_log.J1 speed_log.J2:speed_log.J350" xlink:href="./Object 1" xlink:type="simple" xlink:show="embed" xlink:actuate="onLoad">
              <loext:p text:style-name="P2">S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md_v</text:p>
          </table:table-cell>
          <table:table-cell office:value-type="string" calcext:value-type="string">
            <text:p>cmd_z</text:p>
          </table:table-cell>
          <table:table-cell office:value-type="string" calcext:value-type="string">
            <text:p>left_wheel</text:p>
          </table:table-cell>
          <table:table-cell office:value-type="string" calcext:value-type="string">
            <text:p>right_wheel</text:p>
          </table:table-cell>
          <table:table-cell office:value-type="string" calcext:value-type="string">
            <text:p>odom_yaw_rate</text:p>
          </table:table-cell>
          <table:table-cell office:value-type="string" calcext:value-type="string">
            <text:p>imu_yaw_rate</text:p>
          </table:table-cell>
          <table:table-cell table:number-columns-repeated="2"/>
          <table:table-cell office:value-type="string" calcext:value-type="string">
            <text:p>angular velocity</text:p>
          </table:table-cell>
        </table:table-row>
        <table:table-row table:style-name="ro1">
          <table:table-cell office:value-type="float" office:value="0.043510503" calcext:value-type="float">
            <text:p>0.043510503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([.D2]-[.E2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714217" calcext:value-type="float">
            <text:p>0.093714217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([.D3]-[.E3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661328" calcext:value-type="float">
            <text:p>0.143661328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30422217640598" calcext:value-type="float">
            <text:p>0.0005304222176405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4]-[.E4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532728" calcext:value-type="float">
            <text:p>0.193532728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48349981752576" calcext:value-type="float">
            <text:p>-0.001483499817525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5]-[.E5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3584381" calcext:value-type="float">
            <text:p>0.24358438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0791367189439269" calcext:value-type="float">
            <text:p>0.00791367189439269</text:p>
          </table:table-cell>
          <table:table-cell office:value-type="float" office:value="0.00553957032607488" calcext:value-type="float">
            <text:p>0.00553957032607488</text:p>
          </table:table-cell>
          <table:table-cell office:value-type="float" office:value="-0.00833384840876394" calcext:value-type="float">
            <text:p>-0.00833384840876394</text:p>
          </table:table-cell>
          <table:table-cell office:value-type="float" office:value="-0.0159629993140697" calcext:value-type="float">
            <text:p>-0.0159629993140697</text:p>
          </table:table-cell>
          <table:table-cell table:number-columns-repeated="2"/>
          <table:table-cell table:formula="of:=([.D6]-[.E6])/0.16" office:value-type="float" office:value="0.0148381348019863" calcext:value-type="float">
            <text:p>0.0148381348019863</text:p>
          </table:table-cell>
        </table:table-row>
        <table:table-row table:style-name="ro1">
          <table:table-cell office:value-type="float" office:value="0.293547555" calcext:value-type="float">
            <text:p>0.29354755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61870704501881" calcext:value-type="float">
            <text:p>0.0561870704501881</text:p>
          </table:table-cell>
          <table:table-cell office:value-type="float" office:value="0.0332539812163776" calcext:value-type="float">
            <text:p>0.0332539812163776</text:p>
          </table:table-cell>
          <table:table-cell office:value-type="float" office:value="0.00957779958844185" calcext:value-type="float">
            <text:p>0.00957779958844185</text:p>
          </table:table-cell>
          <table:table-cell table:number-columns-repeated="2"/>
          <table:table-cell table:formula="of:=([.D7]-[.E7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3672135" calcext:value-type="float">
            <text:p>0.34367213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775539845650484" calcext:value-type="float">
            <text:p>0.0775539845650484</text:p>
          </table:table-cell>
          <table:table-cell office:value-type="float" office:value="0.0783453517544876" calcext:value-type="float">
            <text:p>0.0783453517544876</text:p>
          </table:table-cell>
          <table:table-cell office:value-type="float" office:value="-0.00205517711242768" calcext:value-type="float">
            <text:p>-0.00205517711242768</text:p>
          </table:table-cell>
          <table:table-cell office:value-type="float" office:value="0.0074494001455605" calcext:value-type="float">
            <text:p>0.0074494001455605</text:p>
          </table:table-cell>
          <table:table-cell table:number-columns-repeated="2"/>
          <table:table-cell table:formula="of:=([.D8]-[.E8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0.393573006" calcext:value-type="float">
            <text:p>0.39357300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17985939749552" calcext:value-type="float">
            <text:p>0.0917985939749552</text:p>
          </table:table-cell>
          <table:table-cell office:value-type="float" office:value="0.0168859015625935" calcext:value-type="float">
            <text:p>0.0168859015625935</text:p>
          </table:table-cell>
          <table:table-cell office:value-type="float" office:value="0.0276692006736994" calcext:value-type="float">
            <text:p>0.0276692006736994</text:p>
          </table:table-cell>
          <table:table-cell table:number-columns-repeated="2"/>
          <table:table-cell table:formula="of:=([.D9]-[.E9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3585683" calcext:value-type="float">
            <text:p>0.44358568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-0.00472472631762585" calcext:value-type="float">
            <text:p>-0.00472472631762585</text:p>
          </table:table-cell>
          <table:table-cell office:value-type="float" office:value="-0.0117062004283071" calcext:value-type="float">
            <text:p>-0.0117062004283071</text:p>
          </table:table-cell>
          <table:table-cell table:number-columns-repeated="2"/>
          <table:table-cell table:formula="of:=([.D10]-[.E10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0.493567865" calcext:value-type="float">
            <text:p>0.49356786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165611778671294" calcext:value-type="float">
            <text:p>0.0165611778671294</text:p>
          </table:table-cell>
          <table:table-cell office:value-type="float" office:value="-0.0287334006279707" calcext:value-type="float">
            <text:p>-0.0287334006279707</text:p>
          </table:table-cell>
          <table:table-cell table:number-columns-repeated="2"/>
          <table:table-cell table:formula="of:=([.D11]-[.E11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0.543574591" calcext:value-type="float">
            <text:p>0.54357459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48805857824911" calcext:value-type="float">
            <text:p>0.0148805857824911</text:p>
          </table:table-cell>
          <table:table-cell office:value-type="float" office:value="0.0212839990854263" calcext:value-type="float">
            <text:p>0.0212839990854263</text:p>
          </table:table-cell>
          <table:table-cell table:number-columns-repeated="2"/>
          <table:table-cell table:formula="of:=([.D12]-[.E12])/0.16" office:value-type="float" office:value="-0.00989208986799089" calcext:value-type="float">
            <text:p>-0.00989208986799089</text:p>
          </table:table-cell>
        </table:table-row>
        <table:table-row table:style-name="ro1">
          <table:table-cell office:value-type="float" office:value="0.593548581" calcext:value-type="float">
            <text:p>0.59354858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-0.00141869751544696" calcext:value-type="float">
            <text:p>-0.00141869751544696</text:p>
          </table:table-cell>
          <table:table-cell office:value-type="float" office:value="0.0287334006279707" calcext:value-type="float">
            <text:p>0.0287334006279707</text:p>
          </table:table-cell>
          <table:table-cell table:number-columns-repeated="2"/>
          <table:table-cell table:formula="of:=([.D13]-[.E13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0.643563179" calcext:value-type="float">
            <text:p>0.64356317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249698150025492" calcext:value-type="float">
            <text:p>-0.0249698150025492</text:p>
          </table:table-cell>
          <table:table-cell office:value-type="float" office:value="0.00957779958844185" calcext:value-type="float">
            <text:p>0.00957779958844185</text:p>
          </table:table-cell>
          <table:table-cell table:number-columns-repeated="2"/>
          <table:table-cell table:formula="of:=([.D14]-[.E14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0.693554864" calcext:value-type="float">
            <text:p>0.6935548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000039332058" calcext:value-type="float">
            <text:p>0.110000039332058</text:p>
          </table:table-cell>
          <table:table-cell office:value-type="float" office:value="-0.00391713405471135" calcext:value-type="float">
            <text:p>-0.00391713405471135</text:p>
          </table:table-cell>
          <table:table-cell office:value-type="float" office:value="0.0074494001455605" calcext:value-type="float">
            <text:p>0.0074494001455605</text:p>
          </table:table-cell>
          <table:table-cell table:number-columns-repeated="2"/>
          <table:table-cell table:formula="of:=([.D15]-[.E15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355391" calcext:value-type="float">
            <text:p>0.7435539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9208672142619" calcext:value-type="float">
            <text:p>0.109208672142619</text:p>
          </table:table-cell>
          <table:table-cell office:value-type="float" office:value="-0.00859151253753344" calcext:value-type="float">
            <text:p>-0.00859151253753344</text:p>
          </table:table-cell>
          <table:table-cell office:value-type="float" office:value="-0.0457606017589569" calcext:value-type="float">
            <text:p>-0.0457606017589569</text:p>
          </table:table-cell>
          <table:table-cell table:number-columns-repeated="2"/>
          <table:table-cell table:formula="of:=([.D16]-[.E16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3559836" calcext:value-type="float">
            <text:p>0.7935598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186755814721143" calcext:value-type="float">
            <text:p>-0.0186755814721143</text:p>
          </table:table-cell>
          <table:table-cell office:value-type="float" office:value="-0.04043959826231" calcext:value-type="float">
            <text:p>-0.04043959826231</text:p>
          </table:table-cell>
          <table:table-cell table:number-columns-repeated="2"/>
          <table:table-cell table:formula="of:=([.D17]-[.E17])/0.16" office:value-type="float" office:value="0.0197841797359817" calcext:value-type="float">
            <text:p>0.0197841797359817</text:p>
          </table:table-cell>
        </table:table-row>
        <table:table-row table:style-name="ro1">
          <table:table-cell office:value-type="float" office:value="0.843555713" calcext:value-type="float">
            <text:p>0.84355571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00403469686828322" calcext:value-type="float">
            <text:p>0.00403469686828322</text:p>
          </table:table-cell>
          <table:table-cell office:value-type="float" office:value="-0.00532099977135658" calcext:value-type="float">
            <text:p>-0.00532099977135658</text:p>
          </table:table-cell>
          <table:table-cell table:number-columns-repeated="2"/>
          <table:table-cell table:formula="of:=([.D18]-[.E18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0.893546727" calcext:value-type="float">
            <text:p>0.89354672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-0.0201691425206283" calcext:value-type="float">
            <text:p>-0.0201691425206283</text:p>
          </table:table-cell>
          <table:table-cell office:value-type="float" office:value="0.0117062004283071" calcext:value-type="float">
            <text:p>0.0117062004283071</text:p>
          </table:table-cell>
          <table:table-cell table:number-columns-repeated="2"/>
          <table:table-cell table:formula="of:=([.D19]-[.E19])/0.16" office:value-type="float" office:value="0.00989208986799089" calcext:value-type="float">
            <text:p>0.00989208986799089</text:p>
          </table:table-cell>
        </table:table-row>
        <table:table-row table:style-name="ro1">
          <table:table-cell office:value-type="float" office:value="0.943552333" calcext:value-type="float">
            <text:p>0.94355233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7625937763741" calcext:value-type="float">
            <text:p>0.107625937763741</text:p>
          </table:table-cell>
          <table:table-cell office:value-type="float" office:value="0.0117556899752866" calcext:value-type="float">
            <text:p>0.0117556899752866</text:p>
          </table:table-cell>
          <table:table-cell office:value-type="float" office:value="0.0446964018046856" calcext:value-type="float">
            <text:p>0.0446964018046856</text:p>
          </table:table-cell>
          <table:table-cell table:number-columns-repeated="2"/>
          <table:table-cell table:formula="of:=([.D20]-[.E20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550323" calcext:value-type="float">
            <text:p>0.99355032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0339696795070191" calcext:value-type="float">
            <text:p>0.00339696795070191</text:p>
          </table:table-cell>
          <table:table-cell office:value-type="float" office:value="0.00851359963417053" calcext:value-type="float">
            <text:p>0.00851359963417053</text:p>
          </table:table-cell>
          <table:table-cell table:number-columns-repeated="2"/>
          <table:table-cell table:formula="of:=([.D21]-[.E21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1.04357644" calcext:value-type="float">
            <text:p>1.0435764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148558050855682" calcext:value-type="float">
            <text:p>0.0148558050855682</text:p>
          </table:table-cell>
          <table:table-cell office:value-type="float" office:value="0.0117062004283071" calcext:value-type="float">
            <text:p>0.0117062004283071</text:p>
          </table:table-cell>
          <table:table-cell table:number-columns-repeated="2"/>
          <table:table-cell table:formula="of:=([.D22]-[.E22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1.093559199" calcext:value-type="float">
            <text:p>1.09355919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283899551895662" calcext:value-type="float">
            <text:p>0.0283899551895662</text:p>
          </table:table-cell>
          <table:table-cell office:value-type="float" office:value="-0.0117062004283071" calcext:value-type="float">
            <text:p>-0.0117062004283071</text:p>
          </table:table-cell>
          <table:table-cell table:number-columns-repeated="2"/>
          <table:table-cell table:formula="of:=([.D23]-[.E23])/0.16" office:value-type="float" office:value="-0.0148381348019862" calcext:value-type="float">
            <text:p>-0.0148381348019862</text:p>
          </table:table-cell>
        </table:table-row>
        <table:table-row table:style-name="ro1">
          <table:table-cell office:value-type="float" office:value="1.143584198" calcext:value-type="float">
            <text:p>1.14358419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187549068239686" calcext:value-type="float">
            <text:p>0.0187549068239686</text:p>
          </table:table-cell>
          <table:table-cell office:value-type="float" office:value="0.0212839990854263" calcext:value-type="float">
            <text:p>0.0212839990854263</text:p>
          </table:table-cell>
          <table:table-cell table:number-columns-repeated="2"/>
          <table:table-cell table:formula="of:=([.D24]-[.E24])/0.16" office:value-type="float" office:value="-0.0296762696039726" calcext:value-type="float">
            <text:p>-0.0296762696039726</text:p>
          </table:table-cell>
        </table:table-row>
        <table:table-row table:style-name="ro1">
          <table:table-cell office:value-type="float" office:value="1.193552333" calcext:value-type="float">
            <text:p>1.1935523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5251836195423" calcext:value-type="float">
            <text:p>0.105251836195423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485207463245512" calcext:value-type="float">
            <text:p>0.0485207463245512</text:p>
          </table:table-cell>
          <table:table-cell office:value-type="float" office:value="0.100034803152084" calcext:value-type="float">
            <text:p>0.100034803152084</text:p>
          </table:table-cell>
          <table:table-cell table:number-columns-repeated="2"/>
          <table:table-cell table:formula="of:=([.D25]-[.E25])/0.16" office:value-type="float" office:value="-0.0642985841419406" calcext:value-type="float">
            <text:p>-0.0642985841419406</text:p>
          </table:table-cell>
        </table:table-row>
        <table:table-row table:style-name="ro1">
          <table:table-cell office:value-type="float" office:value="1.243572212" calcext:value-type="float">
            <text:p>1.2435722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620694439885546" calcext:value-type="float">
            <text:p>0.0620694439885546</text:p>
          </table:table-cell>
          <table:table-cell office:value-type="float" office:value="0.0776866003870964" calcext:value-type="float">
            <text:p>0.0776866003870964</text:p>
          </table:table-cell>
          <table:table-cell table:number-columns-repeated="2"/>
          <table:table-cell table:formula="of:=([.D26]-[.E26])/0.16" office:value-type="float" office:value="-0.0741906740099314" calcext:value-type="float">
            <text:p>-0.0741906740099314</text:p>
          </table:table-cell>
        </table:table-row>
        <table:table-row table:style-name="ro1">
          <table:table-cell office:value-type="float" office:value="1.293567195" calcext:value-type="float">
            <text:p>1.2935671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61964739361179" calcext:value-type="float">
            <text:p>0.0861964739361179</text:p>
          </table:table-cell>
          <table:table-cell office:value-type="float" office:value="0.122382998466492" calcext:value-type="float">
            <text:p>0.122382998466492</text:p>
          </table:table-cell>
          <table:table-cell table:number-columns-repeated="2"/>
          <table:table-cell table:formula="of:=([.D27]-[.E27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.343551266" calcext:value-type="float">
            <text:p>1.34355126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42415130029329" calcext:value-type="float">
            <text:p>0.042415130029329</text:p>
          </table:table-cell>
          <table:table-cell office:value-type="float" office:value="0.014898800291121" calcext:value-type="float">
            <text:p>0.014898800291121</text:p>
          </table:table-cell>
          <table:table-cell table:number-columns-repeated="2"/>
          <table:table-cell table:formula="of:=([.D28]-[.E28])/0.16" office:value-type="float" office:value="-0.0791367189439269" calcext:value-type="float">
            <text:p>-0.0791367189439269</text:p>
          </table:table-cell>
        </table:table-row>
        <table:table-row table:style-name="ro1">
          <table:table-cell office:value-type="float" office:value="1.393551881" calcext:value-type="float">
            <text:p>1.39355188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102370903983711" calcext:value-type="float">
            <text:p>0.102370903983711</text:p>
          </table:table-cell>
          <table:table-cell office:value-type="float" office:value="0.0617236010730267" calcext:value-type="float">
            <text:p>0.0617236010730267</text:p>
          </table:table-cell>
          <table:table-cell table:number-columns-repeated="2"/>
          <table:table-cell table:formula="of:=([.D29]-[.E29])/0.16" office:value-type="float" office:value="-0.069244629075936" calcext:value-type="float">
            <text:p>-0.069244629075936</text:p>
          </table:table-cell>
        </table:table-row>
        <table:table-row table:style-name="ro1">
          <table:table-cell office:value-type="float" office:value="1.443546128" calcext:value-type="float">
            <text:p>1.44354612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78305676370311" calcext:value-type="float">
            <text:p>0.078305676370311</text:p>
          </table:table-cell>
          <table:table-cell office:value-type="float" office:value="0.106420002877712" calcext:value-type="float">
            <text:p>0.106420002877712</text:p>
          </table:table-cell>
          <table:table-cell table:number-columns-repeated="2"/>
          <table:table-cell table:formula="of:=([.D30]-[.E30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.493554231" calcext:value-type="float">
            <text:p>1.4935542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5854759036829" calcext:value-type="float">
            <text:p>0.075854759036829</text:p>
          </table:table-cell>
          <table:table-cell office:value-type="float" office:value="0.10429160296917" calcext:value-type="float">
            <text:p>0.10429160296917</text:p>
          </table:table-cell>
          <table:table-cell table:number-columns-repeated="2"/>
          <table:table-cell table:formula="of:=([.D31]-[.E31])/0.16" office:value-type="float" office:value="-0.0840827638779223" calcext:value-type="float">
            <text:p>-0.0840827638779223</text:p>
          </table:table-cell>
        </table:table-row>
        <table:table-row table:style-name="ro1">
          <table:table-cell office:value-type="float" office:value="1.54355187" calcext:value-type="float">
            <text:p>1.5435518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27426482941415" calcext:value-type="float">
            <text:p>0.127426482941415</text:p>
          </table:table-cell>
          <table:table-cell office:value-type="float" office:value="0.101098999381065" calcext:value-type="float">
            <text:p>0.101098999381065</text:p>
          </table:table-cell>
          <table:table-cell table:number-columns-repeated="2"/>
          <table:table-cell table:formula="of:=([.D32]-[.E32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.593572613" calcext:value-type="float">
            <text:p>1.5935726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82892499845569" calcext:value-type="float">
            <text:p>0.0982892499845569</text:p>
          </table:table-cell>
          <table:table-cell office:value-type="float" office:value="0.0957780033349991" calcext:value-type="float">
            <text:p>0.0957780033349991</text:p>
          </table:table-cell>
          <table:table-cell table:number-columns-repeated="2"/>
          <table:table-cell table:formula="of:=([.D33]-[.E33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1.64356142" calcext:value-type="float">
            <text:p>1.6435614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21870547173647" calcext:value-type="float">
            <text:p>0.121870547173647</text:p>
          </table:table-cell>
          <table:table-cell office:value-type="float" office:value="0.0892121140813986" calcext:value-type="float">
            <text:p>0.0892121140813986</text:p>
          </table:table-cell>
          <table:table-cell office:value-type="float" office:value="0.119190402328968" calcext:value-type="float">
            <text:p>0.119190402328968</text:p>
          </table:table-cell>
          <table:table-cell table:number-columns-repeated="2"/>
          <table:table-cell table:formula="of:=([.D34]-[.E34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.693557587" calcext:value-type="float">
            <text:p>1.69355758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34798809728973" calcext:value-type="float">
            <text:p>0.134798809728973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35]-[.E35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1.743566746" calcext:value-type="float">
            <text:p>1.7435667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03448786768466" calcext:value-type="float">
            <text:p>0.0903448786768466</text:p>
          </table:table-cell>
          <table:table-cell office:value-type="float" office:value="0.100034803152084" calcext:value-type="float">
            <text:p>0.100034803152084</text:p>
          </table:table-cell>
          <table:table-cell table:number-columns-repeated="2"/>
          <table:table-cell table:formula="of:=([.D36]-[.E36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.793552129" calcext:value-type="float">
            <text:p>1.79355212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79754493080164" calcext:value-type="float">
            <text:p>0.0679754493080164</text:p>
          </table:table-cell>
          <table:table-cell office:value-type="float" office:value="0.0787507966160774" calcext:value-type="float">
            <text:p>0.0787507966160774</text:p>
          </table:table-cell>
          <table:table-cell table:number-columns-repeated="2"/>
          <table:table-cell table:formula="of:=([.D37]-[.E37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.843549544" calcext:value-type="float">
            <text:p>1.84354954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106348348743716" calcext:value-type="float">
            <text:p>0.106348348743716</text:p>
          </table:table-cell>
          <table:table-cell office:value-type="float" office:value="0.079815000295639" calcext:value-type="float">
            <text:p>0.079815000295639</text:p>
          </table:table-cell>
          <table:table-cell table:number-columns-repeated="2"/>
          <table:table-cell table:formula="of:=([.D38]-[.E38])/0.16" office:value-type="float" office:value="-0.0741906740099314" calcext:value-type="float">
            <text:p>-0.0741906740099314</text:p>
          </table:table-cell>
        </table:table-row>
        <table:table-row table:style-name="ro1">
          <table:table-cell office:value-type="float" office:value="1.893553231" calcext:value-type="float">
            <text:p>1.8935532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56203074624592" calcext:value-type="float">
            <text:p>0.0656203074624592</text:p>
          </table:table-cell>
          <table:table-cell office:value-type="float" office:value="0.107484199106693" calcext:value-type="float">
            <text:p>0.107484199106693</text:p>
          </table:table-cell>
          <table:table-cell table:number-columns-repeated="2"/>
          <table:table-cell table:formula="of:=([.D39]-[.E39])/0.16" office:value-type="float" office:value="-0.0840827638779223" calcext:value-type="float">
            <text:p>-0.0840827638779223</text:p>
          </table:table-cell>
        </table:table-row>
        <table:table-row table:style-name="ro1">
          <table:table-cell office:value-type="float" office:value="1.943590646" calcext:value-type="float">
            <text:p>1.9435906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905155583324408" calcext:value-type="float">
            <text:p>0.0905155583324408</text:p>
          </table:table-cell>
          <table:table-cell office:value-type="float" office:value="0.0904569998383522" calcext:value-type="float">
            <text:p>0.0904569998383522</text:p>
          </table:table-cell>
          <table:table-cell table:number-columns-repeated="2"/>
          <table:table-cell table:formula="of:=([.D40]-[.E40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1.993551037" calcext:value-type="float">
            <text:p>1.99355103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991623074549817" calcext:value-type="float">
            <text:p>0.0991623074549817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41]-[.E41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2.04355914" calcext:value-type="float">
            <text:p>2.0435591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69284224206104" calcext:value-type="float">
            <text:p>0.0769284224206104</text:p>
          </table:table-cell>
          <table:table-cell office:value-type="float" office:value="0.0957780033349991" calcext:value-type="float">
            <text:p>0.0957780033349991</text:p>
          </table:table-cell>
          <table:table-cell table:number-columns-repeated="2"/>
          <table:table-cell table:formula="of:=([.D42]-[.E42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2.093554956" calcext:value-type="float">
            <text:p>2.09355495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16829831289702" calcext:value-type="float">
            <text:p>0.116829831289702</text:p>
          </table:table-cell>
          <table:table-cell office:value-type="float" office:value="0.0925853997468948" calcext:value-type="float">
            <text:p>0.0925853997468948</text:p>
          </table:table-cell>
          <table:table-cell table:number-columns-repeated="2"/>
          <table:table-cell table:formula="of:=([.D43]-[.E43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2.143553525" calcext:value-type="float">
            <text:p>2.14355352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11823777901133" calcext:value-type="float">
            <text:p>0.11823777901133</text:p>
          </table:table-cell>
          <table:table-cell office:value-type="float" office:value="0.143666997551918" calcext:value-type="float">
            <text:p>0.143666997551918</text:p>
          </table:table-cell>
          <table:table-cell table:number-columns-repeated="2"/>
          <table:table-cell table:formula="of:=([.D44]-[.E44])/0.16" office:value-type="float" office:value="-0.138489258151872" calcext:value-type="float">
            <text:p>-0.138489258151872</text:p>
          </table:table-cell>
        </table:table-row>
        <table:table-row table:style-name="ro1">
          <table:table-cell office:value-type="float" office:value="2.193547197" calcext:value-type="float">
            <text:p>2.19354719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83186043742454" calcext:value-type="float">
            <text:p>0.0983186043742454</text:p>
          </table:table-cell>
          <table:table-cell office:value-type="float" office:value="0.114933602511883" calcext:value-type="float">
            <text:p>0.114933602511883</text:p>
          </table:table-cell>
          <table:table-cell table:number-columns-repeated="2"/>
          <table:table-cell table:formula="of:=([.D45]-[.E45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2.243555973" calcext:value-type="float">
            <text:p>2.24355597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24204679109803" calcext:value-type="float">
            <text:p>0.0724204679109803</text:p>
          </table:table-cell>
          <table:table-cell office:value-type="float" office:value="0.0776866003870964" calcext:value-type="float">
            <text:p>0.0776866003870964</text:p>
          </table:table-cell>
          <table:table-cell table:number-columns-repeated="2"/>
          <table:table-cell table:formula="of:=([.D46]-[.E46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2.293553453" calcext:value-type="float">
            <text:p>2.29355345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42155962079453" calcext:value-type="float">
            <text:p>0.142155962079453</text:p>
          </table:table-cell>
          <table:table-cell office:value-type="float" office:value="0.0915212035179138" calcext:value-type="float">
            <text:p>0.0915212035179138</text:p>
          </table:table-cell>
          <table:table-cell table:number-columns-repeated="2"/>
          <table:table-cell table:formula="of:=([.D47]-[.E47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2.343558422" calcext:value-type="float">
            <text:p>2.3435584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09779376872257" calcext:value-type="float">
            <text:p>0.109779376872257</text:p>
          </table:table-cell>
          <table:table-cell office:value-type="float" office:value="0.179849803447723" calcext:value-type="float">
            <text:p>0.179849803447723</text:p>
          </table:table-cell>
          <table:table-cell table:number-columns-repeated="2"/>
          <table:table-cell table:formula="of:=([.D48]-[.E48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2.393656508" calcext:value-type="float">
            <text:p>2.3936565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01887237986853" calcext:value-type="float">
            <text:p>0.101887237986853</text:p>
          </table:table-cell>
          <table:table-cell office:value-type="float" office:value="0.107484199106693" calcext:value-type="float">
            <text:p>0.107484199106693</text:p>
          </table:table-cell>
          <table:table-cell table:number-columns-repeated="2"/>
          <table:table-cell table:formula="of:=([.D49]-[.E49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2.443554342" calcext:value-type="float">
            <text:p>2.44355434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14770702299804" calcext:value-type="float">
            <text:p>0.114770702299804</text:p>
          </table:table-cell>
          <table:table-cell office:value-type="float" office:value="0.105355799198151" calcext:value-type="float">
            <text:p>0.105355799198151</text:p>
          </table:table-cell>
          <table:table-cell table:number-columns-repeated="2"/>
          <table:table-cell table:formula="of:=([.D50]-[.E50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2.493552014" calcext:value-type="float">
            <text:p>2.49355201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36690018647952" calcext:value-type="float">
            <text:p>0.0636690018647952</text:p>
          </table:table-cell>
          <table:table-cell office:value-type="float" office:value="0.0681087970733643" calcext:value-type="float">
            <text:p>0.0681087970733643</text:p>
          </table:table-cell>
          <table:table-cell table:number-columns-repeated="2"/>
          <table:table-cell table:formula="of:=([.D51]-[.E51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2.543567862" calcext:value-type="float">
            <text:p>2.54356786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91489820547681" calcext:value-type="float">
            <text:p>0.0691489820547681</text:p>
          </table:table-cell>
          <table:table-cell office:value-type="float" office:value="0.0713014006614685" calcext:value-type="float">
            <text:p>0.0713014006614685</text:p>
          </table:table-cell>
          <table:table-cell table:number-columns-repeated="2"/>
          <table:table-cell table:formula="of:=([.D52]-[.E52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2.593553567" calcext:value-type="float">
            <text:p>2.59355356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4099560463774" calcext:value-type="float">
            <text:p>0.094099560463774</text:p>
          </table:table-cell>
          <table:table-cell office:value-type="float" office:value="0.0574668012559414" calcext:value-type="float">
            <text:p>0.0574668012559414</text:p>
          </table:table-cell>
          <table:table-cell table:number-columns-repeated="2"/>
          <table:table-cell table:formula="of:=([.D53]-[.E53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2.643548935" calcext:value-type="float">
            <text:p>2.64354893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29843655700095" calcext:value-type="float">
            <text:p>0.0829843655700095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54]-[.E54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2.693553583" calcext:value-type="float">
            <text:p>2.69355358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769721250153614" calcext:value-type="float">
            <text:p>0.0769721250153614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55]-[.E55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2.7435606" calcext:value-type="float">
            <text:p>2.743560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40513444889767" calcext:value-type="float">
            <text:p>0.140513444889767</text:p>
          </table:table-cell>
          <table:table-cell office:value-type="float" office:value="0.0989705994725227" calcext:value-type="float">
            <text:p>0.0989705994725227</text:p>
          </table:table-cell>
          <table:table-cell table:number-columns-repeated="2"/>
          <table:table-cell table:formula="of:=([.D56]-[.E56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2.79354512" calcext:value-type="float">
            <text:p>2.793545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01442164808205" calcext:value-type="float">
            <text:p>0.101442164808205</text:p>
          </table:table-cell>
          <table:table-cell office:value-type="float" office:value="0.11280520260334" calcext:value-type="float">
            <text:p>0.11280520260334</text:p>
          </table:table-cell>
          <table:table-cell table:number-columns-repeated="2"/>
          <table:table-cell table:formula="of:=([.D57]-[.E57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2.843553224" calcext:value-type="float">
            <text:p>2.8435532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05446757429856" calcext:value-type="float">
            <text:p>0.105446757429856</text:p>
          </table:table-cell>
          <table:table-cell office:value-type="float" office:value="0.134089201688766" calcext:value-type="float">
            <text:p>0.134089201688766</text:p>
          </table:table-cell>
          <table:table-cell table:number-columns-repeated="2"/>
          <table:table-cell table:formula="of:=([.D58]-[.E58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2.893550385" calcext:value-type="float">
            <text:p>2.89355038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23795179112323" calcext:value-type="float">
            <text:p>0.123795179112323</text:p>
          </table:table-cell>
          <table:table-cell office:value-type="float" office:value="0.100034803152084" calcext:value-type="float">
            <text:p>0.100034803152084</text:p>
          </table:table-cell>
          <table:table-cell table:number-columns-repeated="2"/>
          <table:table-cell table:formula="of:=([.D59]-[.E59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2.943545465" calcext:value-type="float">
            <text:p>2.94354546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99025692520233" calcext:value-type="float">
            <text:p>0.0999025692520233</text:p>
          </table:table-cell>
          <table:table-cell office:value-type="float" office:value="0.129832401871681" calcext:value-type="float">
            <text:p>0.129832401871681</text:p>
          </table:table-cell>
          <table:table-cell table:number-columns-repeated="2"/>
          <table:table-cell table:formula="of:=([.D60]-[.E60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2.993561953" calcext:value-type="float">
            <text:p>2.99356195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18497670558125" calcext:value-type="float">
            <text:p>0.0718497670558125</text:p>
          </table:table-cell>
          <table:table-cell office:value-type="float" office:value="0.0372469983994961" calcext:value-type="float">
            <text:p>0.0372469983994961</text:p>
          </table:table-cell>
          <table:table-cell table:number-columns-repeated="2"/>
          <table:table-cell table:formula="of:=([.D61]-[.E61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3.043554441" calcext:value-type="float">
            <text:p>3.04355444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958599612370541" calcext:value-type="float">
            <text:p>0.0958599612370541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62]-[.E62])/0.16" office:value-type="float" office:value="-0.0840827638779223" calcext:value-type="float">
            <text:p>-0.0840827638779223</text:p>
          </table:table-cell>
        </table:table-row>
        <table:table-row table:style-name="ro1">
          <table:table-cell office:value-type="float" office:value="3.093567186" calcext:value-type="float">
            <text:p>3.09356718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2374140900376" calcext:value-type="float">
            <text:p>0.112374140900376</text:p>
          </table:table-cell>
          <table:table-cell office:value-type="float" office:value="0.0579129893069672" calcext:value-type="float">
            <text:p>0.0579129893069672</text:p>
          </table:table-cell>
          <table:table-cell office:value-type="float" office:value="0.0915212035179138" calcext:value-type="float">
            <text:p>0.0915212035179138</text:p>
          </table:table-cell>
          <table:table-cell table:number-columns-repeated="2"/>
          <table:table-cell table:formula="of:=([.D63]-[.E63])/0.16" office:value-type="float" office:value="-0.0642985841419406" calcext:value-type="float">
            <text:p>-0.0642985841419406</text:p>
          </table:table-cell>
        </table:table-row>
        <table:table-row table:style-name="ro1">
          <table:table-cell office:value-type="float" office:value="3.143552988" calcext:value-type="float">
            <text:p>3.14355298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83384609185603" calcext:value-type="float">
            <text:p>0.0883384609185603</text:p>
          </table:table-cell>
          <table:table-cell office:value-type="float" office:value="0.0830075964331627" calcext:value-type="float">
            <text:p>0.0830075964331627</text:p>
          </table:table-cell>
          <table:table-cell table:number-columns-repeated="2"/>
          <table:table-cell table:formula="of:=([.D64]-[.E64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3.19354663" calcext:value-type="float">
            <text:p>3.1935466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39547558363858" calcext:value-type="float">
            <text:p>0.139547558363858</text:p>
          </table:table-cell>
          <table:table-cell office:value-type="float" office:value="0.0915212035179138" calcext:value-type="float">
            <text:p>0.0915212035179138</text:p>
          </table:table-cell>
          <table:table-cell table:number-columns-repeated="2"/>
          <table:table-cell table:formula="of:=([.D65]-[.E65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3.243545071" calcext:value-type="float">
            <text:p>3.243545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07033574287336" calcext:value-type="float">
            <text:p>0.107033574287336</text:p>
          </table:table-cell>
          <table:table-cell office:value-type="float" office:value="0.129832401871681" calcext:value-type="float">
            <text:p>0.129832401871681</text:p>
          </table:table-cell>
          <table:table-cell table:number-columns-repeated="2"/>
          <table:table-cell table:formula="of:=([.D66]-[.E66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3.293565592" calcext:value-type="float">
            <text:p>3.2935655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0908297920431919" calcext:value-type="float">
            <text:p>0.0908297920431919</text:p>
          </table:table-cell>
          <table:table-cell office:value-type="float" office:value="0.0979064032435417" calcext:value-type="float">
            <text:p>0.0979064032435417</text:p>
          </table:table-cell>
          <table:table-cell table:number-columns-repeated="2"/>
          <table:table-cell table:formula="of:=([.D67]-[.E67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3.343545314" calcext:value-type="float">
            <text:p>3.34354531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35943303780098" calcext:value-type="float">
            <text:p>0.135943303780098</text:p>
          </table:table-cell>
          <table:table-cell office:value-type="float" office:value="0.113869398832321" calcext:value-type="float">
            <text:p>0.113869398832321</text:p>
          </table:table-cell>
          <table:table-cell table:number-columns-repeated="2"/>
          <table:table-cell table:formula="of:=([.D68]-[.E68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3.393684873" calcext:value-type="float">
            <text:p>3.39368487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787100005345055" calcext:value-type="float">
            <text:p>0.0787100005345055</text:p>
          </table:table-cell>
          <table:table-cell office:value-type="float" office:value="0.0893928036093712" calcext:value-type="float">
            <text:p>0.0893928036093712</text:p>
          </table:table-cell>
          <table:table-cell table:number-columns-repeated="2"/>
          <table:table-cell table:formula="of:=([.D69]-[.E69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3.443570805" calcext:value-type="float">
            <text:p>3.44357080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25009779051645" calcext:value-type="float">
            <text:p>0.0925009779051645</text:p>
          </table:table-cell>
          <table:table-cell office:value-type="float" office:value="0.110676802694798" calcext:value-type="float">
            <text:p>0.110676802694798</text:p>
          </table:table-cell>
          <table:table-cell table:number-columns-repeated="2"/>
          <table:table-cell table:formula="of:=([.D70]-[.E70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3.49355475" calcext:value-type="float">
            <text:p>3.4935547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24225760106929" calcext:value-type="float">
            <text:p>0.124225760106929</text:p>
          </table:table-cell>
          <table:table-cell office:value-type="float" office:value="0.0893928036093712" calcext:value-type="float">
            <text:p>0.0893928036093712</text:p>
          </table:table-cell>
          <table:table-cell table:number-columns-repeated="2"/>
          <table:table-cell table:formula="of:=([.D71]-[.E71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3.543572424" calcext:value-type="float">
            <text:p>3.5435724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51085839463214" calcext:value-type="float">
            <text:p>0.0651085839463214</text:p>
          </table:table-cell>
          <table:table-cell office:value-type="float" office:value="0.0979064032435417" calcext:value-type="float">
            <text:p>0.0979064032435417</text:p>
          </table:table-cell>
          <table:table-cell table:number-columns-repeated="2"/>
          <table:table-cell table:formula="of:=([.D72]-[.E72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3.593558257" calcext:value-type="float">
            <text:p>3.59355825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40608821558715" calcext:value-type="float">
            <text:p>0.0740608821558715</text:p>
          </table:table-cell>
          <table:table-cell office:value-type="float" office:value="0.0659803971648216" calcext:value-type="float">
            <text:p>0.0659803971648216</text:p>
          </table:table-cell>
          <table:table-cell table:number-columns-repeated="2"/>
          <table:table-cell table:formula="of:=([.D73]-[.E73])/0.16" office:value-type="float" office:value="-0.0741906740099314" calcext:value-type="float">
            <text:p>-0.0741906740099314</text:p>
          </table:table-cell>
        </table:table-row>
        <table:table-row table:style-name="ro1">
          <table:table-cell office:value-type="float" office:value="3.643555323" calcext:value-type="float">
            <text:p>3.64355532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2374140900376" calcext:value-type="float">
            <text:p>0.112374140900376</text:p>
          </table:table-cell>
          <table:table-cell office:value-type="float" office:value="0.0932580008422803" calcext:value-type="float">
            <text:p>0.0932580008422803</text:p>
          </table:table-cell>
          <table:table-cell office:value-type="float" office:value="0.0723655968904495" calcext:value-type="float">
            <text:p>0.0723655968904495</text:p>
          </table:table-cell>
          <table:table-cell table:number-columns-repeated="2"/>
          <table:table-cell table:formula="of:=([.D74]-[.E74])/0.16" office:value-type="float" office:value="-0.0791367189439269" calcext:value-type="float">
            <text:p>-0.0791367189439269</text:p>
          </table:table-cell>
        </table:table-row>
        <table:table-row table:style-name="ro1">
          <table:table-cell office:value-type="float" office:value="3.69356042" calcext:value-type="float">
            <text:p>3.6935604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43325393680937" calcext:value-type="float">
            <text:p>0.0843325393680937</text:p>
          </table:table-cell>
          <table:table-cell office:value-type="float" office:value="0.0862002000212669" calcext:value-type="float">
            <text:p>0.0862002000212669</text:p>
          </table:table-cell>
          <table:table-cell table:number-columns-repeated="2"/>
          <table:table-cell table:formula="of:=([.D75]-[.E75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3.74355147" calcext:value-type="float">
            <text:p>3.7435514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24241667451062" calcext:value-type="float">
            <text:p>0.0824241667451062</text:p>
          </table:table-cell>
          <table:table-cell office:value-type="float" office:value="0.0936496034264565" calcext:value-type="float">
            <text:p>0.0936496034264565</text:p>
          </table:table-cell>
          <table:table-cell table:number-columns-repeated="2"/>
          <table:table-cell table:formula="of:=([.D76]-[.E76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3.793552311" calcext:value-type="float">
            <text:p>3.79355231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539356639029439" calcext:value-type="float">
            <text:p>0.0539356639029439</text:p>
          </table:table-cell>
          <table:table-cell office:value-type="float" office:value="0.0883285999298096" calcext:value-type="float">
            <text:p>0.0883285999298096</text:p>
          </table:table-cell>
          <table:table-cell table:number-columns-repeated="2"/>
          <table:table-cell table:formula="of:=([.D77]-[.E77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3.843556769" calcext:value-type="float">
            <text:p>3.84355676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0954213760164764" calcext:value-type="float">
            <text:p>0.0954213760164764</text:p>
          </table:table-cell>
          <table:table-cell office:value-type="float" office:value="0.0936496034264565" calcext:value-type="float">
            <text:p>0.0936496034264565</text:p>
          </table:table-cell>
          <table:table-cell table:number-columns-repeated="2"/>
          <table:table-cell table:formula="of:=([.D78]-[.E78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3.893549098" calcext:value-type="float">
            <text:p>3.89354909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14864023080526" calcext:value-type="float">
            <text:p>0.0814864023080526</text:p>
          </table:table-cell>
          <table:table-cell office:value-type="float" office:value="0.107484199106693" calcext:value-type="float">
            <text:p>0.107484199106693</text:p>
          </table:table-cell>
          <table:table-cell table:number-columns-repeated="2"/>
          <table:table-cell table:formula="of:=([.D79]-[.E79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3.943549044" calcext:value-type="float">
            <text:p>3.94354904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23903644536487" calcext:value-type="float">
            <text:p>0.123903644536487</text:p>
          </table:table-cell>
          <table:table-cell office:value-type="float" office:value="0.0851359963417053" calcext:value-type="float">
            <text:p>0.0851359963417053</text:p>
          </table:table-cell>
          <table:table-cell table:number-columns-repeated="2"/>
          <table:table-cell table:formula="of:=([.D80]-[.E80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3.993548733" calcext:value-type="float">
            <text:p>3.9935487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98551561553376" calcext:value-type="float">
            <text:p>0.098551561553376</text:p>
          </table:table-cell>
          <table:table-cell office:value-type="float" office:value="0.134089201688766" calcext:value-type="float">
            <text:p>0.134089201688766</text:p>
          </table:table-cell>
          <table:table-cell table:number-columns-repeated="2"/>
          <table:table-cell table:formula="of:=([.D81]-[.E81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4.043561415" calcext:value-type="float">
            <text:p>4.04356141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87008354717173" calcext:value-type="float">
            <text:p>0.0887008354717173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82]-[.E82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4.093580305" calcext:value-type="float">
            <text:p>4.09358030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34781487307116" calcext:value-type="float">
            <text:p>0.134781487307116</text:p>
          </table:table-cell>
          <table:table-cell office:value-type="float" office:value="0.109612599015236" calcext:value-type="float">
            <text:p>0.109612599015236</text:p>
          </table:table-cell>
          <table:table-cell table:number-columns-repeated="2"/>
          <table:table-cell table:formula="of:=([.D83]-[.E83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4.143568988" calcext:value-type="float">
            <text:p>4.14356898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2226044724145" calcext:value-type="float">
            <text:p>0.082226044724145</text:p>
          </table:table-cell>
          <table:table-cell office:value-type="float" office:value="0.0702371969819069" calcext:value-type="float">
            <text:p>0.0702371969819069</text:p>
          </table:table-cell>
          <table:table-cell table:number-columns-repeated="2"/>
          <table:table-cell table:formula="of:=([.D84]-[.E84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4.193572742" calcext:value-type="float">
            <text:p>4.19357274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10012819276465" calcext:value-type="float">
            <text:p>0.0710012819276465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85]-[.E85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4.243553201" calcext:value-type="float">
            <text:p>4.24355320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37426239499214" calcext:value-type="float">
            <text:p>0.137426239499214</text:p>
          </table:table-cell>
          <table:table-cell office:value-type="float" office:value="0.111740998923779" calcext:value-type="float">
            <text:p>0.111740998923779</text:p>
          </table:table-cell>
          <table:table-cell table:number-columns-repeated="2"/>
          <table:table-cell table:formula="of:=([.D86]-[.E86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4.293549276" calcext:value-type="float">
            <text:p>4.29354927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22737270838826" calcext:value-type="float">
            <text:p>0.0822737270838826</text:p>
          </table:table-cell>
          <table:table-cell office:value-type="float" office:value="0.0851359963417053" calcext:value-type="float">
            <text:p>0.0851359963417053</text:p>
          </table:table-cell>
          <table:table-cell table:number-columns-repeated="2"/>
          <table:table-cell table:formula="of:=([.D87]-[.E87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4.343547527" calcext:value-type="float">
            <text:p>4.34354752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29716963178889" calcext:value-type="float">
            <text:p>0.0929716963178889</text:p>
          </table:table-cell>
          <table:table-cell office:value-type="float" office:value="0.105355799198151" calcext:value-type="float">
            <text:p>0.105355799198151</text:p>
          </table:table-cell>
          <table:table-cell table:number-columns-repeated="2"/>
          <table:table-cell table:formula="of:=([.D88]-[.E88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4.393551921" calcext:value-type="float">
            <text:p>4.39355192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19202971540569" calcext:value-type="float">
            <text:p>0.119202971540569</text:p>
          </table:table-cell>
          <table:table-cell office:value-type="float" office:value="0.0723655968904495" calcext:value-type="float">
            <text:p>0.0723655968904495</text:p>
          </table:table-cell>
          <table:table-cell table:number-columns-repeated="2"/>
          <table:table-cell table:formula="of:=([.D89]-[.E89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4.443606075" calcext:value-type="float">
            <text:p>4.44360607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55985265130652" calcext:value-type="float">
            <text:p>0.0655985265130652</text:p>
          </table:table-cell>
          <table:table-cell office:value-type="float" office:value="0.108548402786255" calcext:value-type="float">
            <text:p>0.108548402786255</text:p>
          </table:table-cell>
          <table:table-cell table:number-columns-repeated="2"/>
          <table:table-cell table:formula="of:=([.D90]-[.E90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4.493566022" calcext:value-type="float">
            <text:p>4.4935660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30595583658862" calcext:value-type="float">
            <text:p>0.130595583658862</text:p>
          </table:table-cell>
          <table:table-cell office:value-type="float" office:value="0.0893928036093712" calcext:value-type="float">
            <text:p>0.0893928036093712</text:p>
          </table:table-cell>
          <table:table-cell table:number-columns-repeated="2"/>
          <table:table-cell table:formula="of:=([.D91]-[.E91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4.543584817" calcext:value-type="float">
            <text:p>4.54358481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658324311597939" calcext:value-type="float">
            <text:p>0.0658324311597939</text:p>
          </table:table-cell>
          <table:table-cell office:value-type="float" office:value="0.0893928036093712" calcext:value-type="float">
            <text:p>0.0893928036093712</text:p>
          </table:table-cell>
          <table:table-cell table:number-columns-repeated="2"/>
          <table:table-cell table:formula="of:=([.D92]-[.E92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4.593575772" calcext:value-type="float">
            <text:p>4.59357577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24267850639581" calcext:value-type="float">
            <text:p>0.124267850639581</text:p>
          </table:table-cell>
          <table:table-cell office:value-type="float" office:value="0.11280520260334" calcext:value-type="float">
            <text:p>0.11280520260334</text:p>
          </table:table-cell>
          <table:table-cell table:number-columns-repeated="2"/>
          <table:table-cell table:formula="of:=([.D93]-[.E93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4.643563494" calcext:value-type="float">
            <text:p>4.64356349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599016282079902" calcext:value-type="float">
            <text:p>0.0599016282079902</text:p>
          </table:table-cell>
          <table:table-cell office:value-type="float" office:value="0.0436322018504143" calcext:value-type="float">
            <text:p>0.0436322018504143</text:p>
          </table:table-cell>
          <table:table-cell table:number-columns-repeated="2"/>
          <table:table-cell table:formula="of:=([.D94]-[.E94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4.693550833" calcext:value-type="float">
            <text:p>4.6935508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16458679271536" calcext:value-type="float">
            <text:p>0.0716458679271536</text:p>
          </table:table-cell>
          <table:table-cell office:value-type="float" office:value="0.0968421995639801" calcext:value-type="float">
            <text:p>0.0968421995639801</text:p>
          </table:table-cell>
          <table:table-cell table:number-columns-repeated="2"/>
          <table:table-cell table:formula="of:=([.D95]-[.E95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4.743550684" calcext:value-type="float">
            <text:p>4.74355068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12259717359381" calcext:value-type="float">
            <text:p>0.12259717359381</text:p>
          </table:table-cell>
          <table:table-cell office:value-type="float" office:value="0.113869398832321" calcext:value-type="float">
            <text:p>0.113869398832321</text:p>
          </table:table-cell>
          <table:table-cell table:number-columns-repeated="2"/>
          <table:table-cell table:formula="of:=([.D96]-[.E96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4.793550951" calcext:value-type="float">
            <text:p>4.7935509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43150696141077" calcext:value-type="float">
            <text:p>0.0843150696141077</text:p>
          </table:table-cell>
          <table:table-cell office:value-type="float" office:value="0.0979064032435417" calcext:value-type="float">
            <text:p>0.0979064032435417</text:p>
          </table:table-cell>
          <table:table-cell table:number-columns-repeated="2"/>
          <table:table-cell table:formula="of:=([.D97]-[.E97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4.843571345" calcext:value-type="float">
            <text:p>4.84357134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02658336960205" calcext:value-type="float">
            <text:p>0.0902658336960205</text:p>
          </table:table-cell>
          <table:table-cell office:value-type="float" office:value="0.0840718001127243" calcext:value-type="float">
            <text:p>0.0840718001127243</text:p>
          </table:table-cell>
          <table:table-cell table:number-columns-repeated="2"/>
          <table:table-cell table:formula="of:=([.D98]-[.E98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4.893553532" calcext:value-type="float">
            <text:p>4.89355353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60990991142136" calcext:value-type="float">
            <text:p>0.160990991142136</text:p>
          </table:table-cell>
          <table:table-cell office:value-type="float" office:value="0.11280520260334" calcext:value-type="float">
            <text:p>0.11280520260334</text:p>
          </table:table-cell>
          <table:table-cell table:number-columns-repeated="2"/>
          <table:table-cell table:formula="of:=([.D99]-[.E99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4.94357223" calcext:value-type="float">
            <text:p>4.9435722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06031564062004" calcext:value-type="float">
            <text:p>0.106031564062004</text:p>
          </table:table-cell>
          <table:table-cell office:value-type="float" office:value="0.117062002420425" calcext:value-type="float">
            <text:p>0.117062002420425</text:p>
          </table:table-cell>
          <table:table-cell table:number-columns-repeated="2"/>
          <table:table-cell table:formula="of:=([.D100]-[.E100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4.993557969" calcext:value-type="float">
            <text:p>4.99355796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58957623628842" calcext:value-type="float">
            <text:p>0.0958957623628842</text:p>
          </table:table-cell>
          <table:table-cell office:value-type="float" office:value="0.106420002877712" calcext:value-type="float">
            <text:p>0.106420002877712</text:p>
          </table:table-cell>
          <table:table-cell table:number-columns-repeated="2"/>
          <table:table-cell table:formula="of:=([.D101]-[.E101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5.043558044" calcext:value-type="float">
            <text:p>5.04355804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8454499731484" calcext:value-type="float">
            <text:p>0.098454499731484</text:p>
          </table:table-cell>
          <table:table-cell office:value-type="float" office:value="0.106420002877712" calcext:value-type="float">
            <text:p>0.106420002877712</text:p>
          </table:table-cell>
          <table:table-cell table:number-columns-repeated="2"/>
          <table:table-cell table:formula="of:=([.D102]-[.E102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5.093551944" calcext:value-type="float">
            <text:p>5.09355194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37685033194184" calcext:value-type="float">
            <text:p>0.137685033194184</text:p>
          </table:table-cell>
          <table:table-cell office:value-type="float" office:value="0.117062002420425" calcext:value-type="float">
            <text:p>0.117062002420425</text:p>
          </table:table-cell>
          <table:table-cell table:number-columns-repeated="2"/>
          <table:table-cell table:formula="of:=([.D103]-[.E103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5.143554067" calcext:value-type="float">
            <text:p>5.14355406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6946577386519" calcext:value-type="float">
            <text:p>0.076946577386519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104]-[.E104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5.193547263" calcext:value-type="float">
            <text:p>5.19354726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528179199764518" calcext:value-type="float">
            <text:p>0.0528179199764518</text:p>
          </table:table-cell>
          <table:table-cell office:value-type="float" office:value="0.0457606017589569" calcext:value-type="float">
            <text:p>0.0457606017589569</text:p>
          </table:table-cell>
          <table:table-cell table:number-columns-repeated="2"/>
          <table:table-cell table:formula="of:=([.D105]-[.E105])/0.16" office:value-type="float" office:value="-0.0642985841419406" calcext:value-type="float">
            <text:p>-0.0642985841419406</text:p>
          </table:table-cell>
        </table:table-row>
        <table:table-row table:style-name="ro1">
          <table:table-cell office:value-type="float" office:value="5.243559755" calcext:value-type="float">
            <text:p>5.24355975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258257877219722" calcext:value-type="float">
            <text:p>0.0258257877219722</text:p>
          </table:table-cell>
          <table:table-cell office:value-type="float" office:value="0.020219799131155" calcext:value-type="float">
            <text:p>0.020219799131155</text:p>
          </table:table-cell>
          <table:table-cell table:number-columns-repeated="2"/>
          <table:table-cell table:formula="of:=([.D106]-[.E106])/0.16" office:value-type="float" office:value="-0.0197841797359818" calcext:value-type="float">
            <text:p>-0.0197841797359818</text:p>
          </table:table-cell>
        </table:table-row>
        <table:table-row table:style-name="ro1">
          <table:table-cell office:value-type="float" office:value="5.293550967" calcext:value-type="float">
            <text:p>5.29355096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00473383769943279" calcext:value-type="float">
            <text:p>0.00473383769943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107]-[.E107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5.343557891" calcext:value-type="float">
            <text:p>5.34355789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0285110048083032" calcext:value-type="float">
            <text:p>0.0285110048083032</text:p>
          </table:table-cell>
          <table:table-cell office:value-type="float" office:value="0.0223482009023428" calcext:value-type="float">
            <text:p>0.0223482009023428</text:p>
          </table:table-cell>
          <table:table-cell table:number-columns-repeated="2"/>
          <table:table-cell table:formula="of:=([.D108]-[.E108])/0.16" office:value-type="float" office:value="-0.0148381348019863" calcext:value-type="float">
            <text:p>-0.0148381348019863</text:p>
          </table:table-cell>
        </table:table-row>
        <table:table-row table:style-name="ro1">
          <table:table-cell office:value-type="float" office:value="5.393548559" calcext:value-type="float">
            <text:p>5.3935485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186416121088342" calcext:value-type="float">
            <text:p>0.01864161210883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109]-[.E109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5.443603578" calcext:value-type="float">
            <text:p>5.44360357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119282924046609" calcext:value-type="float">
            <text:p>-0.0119282924046609</text:p>
          </table:table-cell>
          <table:table-cell office:value-type="float" office:value="0.0117062004283071" calcext:value-type="float">
            <text:p>0.0117062004283071</text:p>
          </table:table-cell>
          <table:table-cell table:number-columns-repeated="2"/>
          <table:table-cell table:formula="of:=([.D110]-[.E110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5.49355559" calcext:value-type="float">
            <text:p>5.493555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168492411359218" calcext:value-type="float">
            <text:p>0.0168492411359218</text:p>
          </table:table-cell>
          <table:table-cell office:value-type="float" office:value="0.0308618005365133" calcext:value-type="float">
            <text:p>0.0308618005365133</text:p>
          </table:table-cell>
          <table:table-cell table:number-columns-repeated="2"/>
          <table:table-cell table:formula="of:=([.D111]-[.E111])/0.16" office:value-type="float" office:value="-0.0148381348019862" calcext:value-type="float">
            <text:p>-0.0148381348019862</text:p>
          </table:table-cell>
        </table:table-row>
        <table:table-row table:style-name="ro1">
          <table:table-cell office:value-type="float" office:value="5.543594129" calcext:value-type="float">
            <text:p>5.54359412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453554953491255" calcext:value-type="float">
            <text:p>-0.0453554953491255</text:p>
          </table:table-cell>
          <table:table-cell office:value-type="float" office:value="-0.0819434002041817" calcext:value-type="float">
            <text:p>-0.0819434002041817</text:p>
          </table:table-cell>
          <table:table-cell table:number-columns-repeated="2"/>
          <table:table-cell table:formula="of:=([.D112]-[.E112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5.593553662" calcext:value-type="float">
            <text:p>5.59355366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-0.0321591391064236" calcext:value-type="float">
            <text:p>-0.0321591391064236</text:p>
          </table:table-cell>
          <table:table-cell office:value-type="float" office:value="-0.0478890016674995" calcext:value-type="float">
            <text:p>-0.0478890016674995</text:p>
          </table:table-cell>
          <table:table-cell table:number-columns-repeated="2"/>
          <table:table-cell table:formula="of:=([.D113]-[.E113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5.643602953" calcext:value-type="float">
            <text:p>5.64360295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184570409041182" calcext:value-type="float">
            <text:p>-0.0184570409041182</text:p>
          </table:table-cell>
          <table:table-cell office:value-type="float" office:value="-0.063851997256279" calcext:value-type="float">
            <text:p>-0.063851997256279</text:p>
          </table:table-cell>
          <table:table-cell table:number-columns-repeated="2"/>
          <table:table-cell table:formula="of:=([.D114]-[.E114])/0.16" office:value-type="float" office:value="0.0148381348019862" calcext:value-type="float">
            <text:p>0.0148381348019862</text:p>
          </table:table-cell>
        </table:table-row>
        <table:table-row table:style-name="ro1">
          <table:table-cell office:value-type="float" office:value="5.693558101" calcext:value-type="float">
            <text:p>5.69355810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9208672142619" calcext:value-type="float">
            <text:p>0.109208672142619</text:p>
          </table:table-cell>
          <table:table-cell office:value-type="float" office:value="-0.00424377907301706" calcext:value-type="float">
            <text:p>-0.004243779073017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115]-[.E115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3570465" calcext:value-type="float">
            <text:p>5.74357046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146569110308379" calcext:value-type="float">
            <text:p>-0.0146569110308379</text:p>
          </table:table-cell>
          <table:table-cell office:value-type="float" office:value="0.020219799131155" calcext:value-type="float">
            <text:p>0.020219799131155</text:p>
          </table:table-cell>
          <table:table-cell table:number-columns-repeated="2"/>
          <table:table-cell table:formula="of:=([.D116]-[.E116])/0.16" office:value-type="float" office:value="0.0148381348019862" calcext:value-type="float">
            <text:p>0.0148381348019862</text:p>
          </table:table-cell>
        </table:table-row>
        <table:table-row table:style-name="ro1">
          <table:table-cell office:value-type="float" office:value="5.793557357" calcext:value-type="float">
            <text:p>5.79355735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2374140900376" calcext:value-type="float">
            <text:p>0.112374140900376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-0.0305209110084821" calcext:value-type="float">
            <text:p>-0.0305209110084821</text:p>
          </table:table-cell>
          <table:table-cell office:value-type="float" office:value="-0.020219799131155" calcext:value-type="float">
            <text:p>-0.020219799131155</text:p>
          </table:table-cell>
          <table:table-cell table:number-columns-repeated="2"/>
          <table:table-cell table:formula="of:=([.D117]-[.E117])/0.16" office:value-type="float" office:value="0.0395683594719635" calcext:value-type="float">
            <text:p>0.0395683594719635</text:p>
          </table:table-cell>
        </table:table-row>
        <table:table-row table:style-name="ro1">
          <table:table-cell office:value-type="float" office:value="5.843567161" calcext:value-type="float">
            <text:p>5.84356716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00710563140175925" calcext:value-type="float">
            <text:p>0.000710563140175925</text:p>
          </table:table-cell>
          <table:table-cell office:value-type="float" office:value="0.00957779958844185" calcext:value-type="float">
            <text:p>0.00957779958844185</text:p>
          </table:table-cell>
          <table:table-cell table:number-columns-repeated="2"/>
          <table:table-cell table:formula="of:=([.D118]-[.E118])/0.16" office:value-type="float" office:value="0.0148381348019862" calcext:value-type="float">
            <text:p>0.0148381348019862</text:p>
          </table:table-cell>
        </table:table-row>
        <table:table-row table:style-name="ro1">
          <table:table-cell office:value-type="float" office:value="5.893557189" calcext:value-type="float">
            <text:p>5.89355718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201674927954063" calcext:value-type="float">
            <text:p>-0.0201674927954063</text:p>
          </table:table-cell>
          <table:table-cell office:value-type="float" office:value="-0.0351185984909534" calcext:value-type="float">
            <text:p>-0.0351185984909534</text:p>
          </table:table-cell>
          <table:table-cell table:number-columns-repeated="2"/>
          <table:table-cell table:formula="of:=([.D119]-[.E119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5.94355464" calcext:value-type="float">
            <text:p>5.943554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0302186504833882" calcext:value-type="float">
            <text:p>0.003021865048338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120]-[.E120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5.993559868" calcext:value-type="float">
            <text:p>5.99355986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183443563548006" calcext:value-type="float">
            <text:p>0.0183443563548006</text:p>
          </table:table-cell>
          <table:table-cell office:value-type="float" office:value="-0.0532100014388561" calcext:value-type="float">
            <text:p>-0.0532100014388561</text:p>
          </table:table-cell>
          <table:table-cell table:number-columns-repeated="2"/>
          <table:table-cell table:formula="of:=([.D121]-[.E121])/0.16" office:value-type="float" office:value="-0.0098920898679908" calcext:value-type="float">
            <text:p>-0.0098920898679908</text:p>
          </table:table-cell>
        </table:table-row>
        <table:table-row table:style-name="ro1">
          <table:table-cell office:value-type="float" office:value="6.043615335" calcext:value-type="float">
            <text:p>6.04361533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-0.0437269092848526" calcext:value-type="float">
            <text:p>-0.0437269092848526</text:p>
          </table:table-cell>
          <table:table-cell office:value-type="float" office:value="0.00957779958844185" calcext:value-type="float">
            <text:p>0.00957779958844185</text:p>
          </table:table-cell>
          <table:table-cell table:number-columns-repeated="2"/>
          <table:table-cell table:formula="of:=([.D122]-[.E122])/0.16" office:value-type="float" office:value="-0.0098920898679908" calcext:value-type="float">
            <text:p>-0.0098920898679908</text:p>
          </table:table-cell>
        </table:table-row>
        <table:table-row table:style-name="ro1">
          <table:table-cell office:value-type="float" office:value="6.093597588" calcext:value-type="float">
            <text:p>6.09359758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104303684898341" calcext:value-type="float">
            <text:p>0.0104303684898341</text:p>
          </table:table-cell>
          <table:table-cell office:value-type="float" office:value="0.029797600582242" calcext:value-type="float">
            <text:p>0.029797600582242</text:p>
          </table:table-cell>
          <table:table-cell table:number-columns-repeated="2"/>
          <table:table-cell table:formula="of:=([.D123]-[.E123])/0.16" office:value-type="float" office:value="-0.0247302246699771" calcext:value-type="float">
            <text:p>-0.0247302246699771</text:p>
          </table:table-cell>
        </table:table-row>
        <table:table-row table:style-name="ro1">
          <table:table-cell office:value-type="float" office:value="6.143551714" calcext:value-type="float">
            <text:p>6.14355171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0825846347513308" calcext:value-type="float">
            <text:p>-0.00825846347513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124]-[.E124])/0.16" office:value-type="float" office:value="-0.0197841797359817" calcext:value-type="float">
            <text:p>-0.0197841797359817</text:p>
          </table:table-cell>
        </table:table-row>
        <table:table-row table:style-name="ro1">
          <table:table-cell office:value-type="float" office:value="6.193575534" calcext:value-type="float">
            <text:p>6.19357553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252407545517355" calcext:value-type="float">
            <text:p>0.0252407545517355</text:p>
          </table:table-cell>
          <table:table-cell office:value-type="float" office:value="0.0287334006279707" calcext:value-type="float">
            <text:p>0.0287334006279707</text:p>
          </table:table-cell>
          <table:table-cell table:number-columns-repeated="2"/>
          <table:table-cell table:formula="of:=([.D125]-[.E125])/0.16" office:value-type="float" office:value="-0.0247302246699771" calcext:value-type="float">
            <text:p>-0.0247302246699771</text:p>
          </table:table-cell>
        </table:table-row>
        <table:table-row table:style-name="ro1">
          <table:table-cell office:value-type="float" office:value="6.243579899" calcext:value-type="float">
            <text:p>6.24357989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494207459450268" calcext:value-type="float">
            <text:p>0.0494207459450268</text:p>
          </table:table-cell>
          <table:table-cell office:value-type="float" office:value="0.0329901985824108" calcext:value-type="float">
            <text:p>0.0329901985824108</text:p>
          </table:table-cell>
          <table:table-cell table:number-columns-repeated="2"/>
          <table:table-cell table:formula="of:=([.D126]-[.E126])/0.16" office:value-type="float" office:value="-0.0642985841419406" calcext:value-type="float">
            <text:p>-0.0642985841419406</text:p>
          </table:table-cell>
        </table:table-row>
        <table:table-row table:style-name="ro1">
          <table:table-cell office:value-type="float" office:value="6.293574664" calcext:value-type="float">
            <text:p>6.2935746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582870133615146" calcext:value-type="float">
            <text:p>0.0582870133615146</text:p>
          </table:table-cell>
          <table:table-cell office:value-type="float" office:value="0.0968421995639801" calcext:value-type="float">
            <text:p>0.0968421995639801</text:p>
          </table:table-cell>
          <table:table-cell table:number-columns-repeated="2"/>
          <table:table-cell table:formula="of:=([.D127]-[.E127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6.343559605" calcext:value-type="float">
            <text:p>6.34355960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538565802099731" calcext:value-type="float">
            <text:p>0.0538565802099731</text:p>
          </table:table-cell>
          <table:table-cell office:value-type="float" office:value="0.0691730007529259" calcext:value-type="float">
            <text:p>0.0691730007529259</text:p>
          </table:table-cell>
          <table:table-cell table:number-columns-repeated="2"/>
          <table:table-cell table:formula="of:=([.D128]-[.E128])/0.16" office:value-type="float" office:value="-0.0741906740099315" calcext:value-type="float">
            <text:p>-0.0741906740099315</text:p>
          </table:table-cell>
        </table:table-row>
        <table:table-row table:style-name="ro1">
          <table:table-cell office:value-type="float" office:value="6.39358877" calcext:value-type="float">
            <text:p>6.3935887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803388054029392" calcext:value-type="float">
            <text:p>0.0803388054029392</text:p>
          </table:table-cell>
          <table:table-cell office:value-type="float" office:value="0.0936496034264565" calcext:value-type="float">
            <text:p>0.0936496034264565</text:p>
          </table:table-cell>
          <table:table-cell table:number-columns-repeated="2"/>
          <table:table-cell table:formula="of:=([.D129]-[.E129])/0.16" office:value-type="float" office:value="-0.0890288088119178" calcext:value-type="float">
            <text:p>-0.0890288088119178</text:p>
          </table:table-cell>
        </table:table-row>
        <table:table-row table:style-name="ro1">
          <table:table-cell office:value-type="float" office:value="6.443584719" calcext:value-type="float">
            <text:p>6.4435847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951318595881521" calcext:value-type="float">
            <text:p>0.0951318595881521</text:p>
          </table:table-cell>
          <table:table-cell office:value-type="float" office:value="0.062787801027298" calcext:value-type="float">
            <text:p>0.062787801027298</text:p>
          </table:table-cell>
          <table:table-cell table:number-columns-repeated="2"/>
          <table:table-cell table:formula="of:=([.D130]-[.E130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6.49357718" calcext:value-type="float">
            <text:p>6.493577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579472817171342" calcext:value-type="float">
            <text:p>0.0579472817171342</text:p>
          </table:table-cell>
          <table:table-cell office:value-type="float" office:value="0.0925853997468948" calcext:value-type="float">
            <text:p>0.0925853997468948</text:p>
          </table:table-cell>
          <table:table-cell table:number-columns-repeated="2"/>
          <table:table-cell table:formula="of:=([.D131]-[.E131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6.543586217" calcext:value-type="float">
            <text:p>6.54358621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100786086497575" calcext:value-type="float">
            <text:p>0.100786086497575</text:p>
          </table:table-cell>
          <table:table-cell office:value-type="float" office:value="0.126639798283577" calcext:value-type="float">
            <text:p>0.126639798283577</text:p>
          </table:table-cell>
          <table:table-cell table:number-columns-repeated="2"/>
          <table:table-cell table:formula="of:=([.D132]-[.E132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6.593578262" calcext:value-type="float">
            <text:p>6.59357826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44870111025224" calcext:value-type="float">
            <text:p>0.144870111025224</text:p>
          </table:table-cell>
          <table:table-cell office:value-type="float" office:value="0.146859601140022" calcext:value-type="float">
            <text:p>0.146859601140022</text:p>
          </table:table-cell>
          <table:table-cell table:number-columns-repeated="2"/>
          <table:table-cell table:formula="of:=([.D133]-[.E133])/0.16" office:value-type="float" office:value="-0.128597168283881" calcext:value-type="float">
            <text:p>-0.128597168283881</text:p>
          </table:table-cell>
        </table:table-row>
        <table:table-row table:style-name="ro1">
          <table:table-cell office:value-type="float" office:value="6.643557635" calcext:value-type="float">
            <text:p>6.64355763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0892398225014154" calcext:value-type="float">
            <text:p>0.0892398225014154</text:p>
          </table:table-cell>
          <table:table-cell office:value-type="float" office:value="0.11280520260334" calcext:value-type="float">
            <text:p>0.11280520260334</text:p>
          </table:table-cell>
          <table:table-cell table:number-columns-repeated="2"/>
          <table:table-cell table:formula="of:=([.D134]-[.E134])/0.16" office:value-type="float" office:value="-0.108812988547899" calcext:value-type="float">
            <text:p>-0.108812988547899</text:p>
          </table:table-cell>
        </table:table-row>
        <table:table-row table:style-name="ro1">
          <table:table-cell office:value-type="float" office:value="6.69355" calcext:value-type="float">
            <text:p>6.6935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560627700041" calcext:value-type="float">
            <text:p>0.08560627700041</text:p>
          </table:table-cell>
          <table:table-cell office:value-type="float" office:value="0.0723655968904495" calcext:value-type="float">
            <text:p>0.0723655968904495</text:p>
          </table:table-cell>
          <table:table-cell table:number-columns-repeated="2"/>
          <table:table-cell table:formula="of:=([.D135]-[.E135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6.743551581" calcext:value-type="float">
            <text:p>6.74355158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3611512579823" calcext:value-type="float">
            <text:p>0.13611512579823</text:p>
          </table:table-cell>
          <table:table-cell office:value-type="float" office:value="0.113869398832321" calcext:value-type="float">
            <text:p>0.113869398832321</text:p>
          </table:table-cell>
          <table:table-cell table:number-columns-repeated="2"/>
          <table:table-cell table:formula="of:=([.D136]-[.E136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6.793553994" calcext:value-type="float">
            <text:p>6.79355399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00297237559283" calcext:value-type="float">
            <text:p>0.0800297237559283</text:p>
          </table:table-cell>
          <table:table-cell office:value-type="float" office:value="0.0755582004785538" calcext:value-type="float">
            <text:p>0.0755582004785538</text:p>
          </table:table-cell>
          <table:table-cell table:number-columns-repeated="2"/>
          <table:table-cell table:formula="of:=([.D137]-[.E137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6.843542263" calcext:value-type="float">
            <text:p>6.84354226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21364296610415" calcext:value-type="float">
            <text:p>0.0921364296610415</text:p>
          </table:table-cell>
          <table:table-cell office:value-type="float" office:value="0.127703994512558" calcext:value-type="float">
            <text:p>0.127703994512558</text:p>
          </table:table-cell>
          <table:table-cell table:number-columns-repeated="2"/>
          <table:table-cell table:formula="of:=([.D138]-[.E138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6.893546244" calcext:value-type="float">
            <text:p>6.89354624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26552791535336" calcext:value-type="float">
            <text:p>0.126552791535336</text:p>
          </table:table-cell>
          <table:table-cell office:value-type="float" office:value="0.0925853997468948" calcext:value-type="float">
            <text:p>0.0925853997468948</text:p>
          </table:table-cell>
          <table:table-cell table:number-columns-repeated="2"/>
          <table:table-cell table:formula="of:=([.D139]-[.E139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6.94357" calcext:value-type="float">
            <text:p>6.9435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38809032672036" calcext:value-type="float">
            <text:p>0.0838809032672036</text:p>
          </table:table-cell>
          <table:table-cell office:value-type="float" office:value="0.0681087970733643" calcext:value-type="float">
            <text:p>0.0681087970733643</text:p>
          </table:table-cell>
          <table:table-cell table:number-columns-repeated="2"/>
          <table:table-cell table:formula="of:=([.D140]-[.E140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6.993574173" calcext:value-type="float">
            <text:p>6.99357417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0073554398082" calcext:value-type="float">
            <text:p>0.080073554398082</text:p>
          </table:table-cell>
          <table:table-cell office:value-type="float" office:value="0.123447202146053" calcext:value-type="float">
            <text:p>0.123447202146053</text:p>
          </table:table-cell>
          <table:table-cell table:number-columns-repeated="2"/>
          <table:table-cell table:formula="of:=([.D141]-[.E141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7.043574666" calcext:value-type="float">
            <text:p>7.04357466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98619207036658" calcext:value-type="float">
            <text:p>0.0898619207036658</text:p>
          </table:table-cell>
          <table:table-cell office:value-type="float" office:value="0.121318802237511" calcext:value-type="float">
            <text:p>0.121318802237511</text:p>
          </table:table-cell>
          <table:table-cell table:number-columns-repeated="2"/>
          <table:table-cell table:formula="of:=([.D142]-[.E142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7.093571128" calcext:value-type="float">
            <text:p>7.09357112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0975118607818602" calcext:value-type="float">
            <text:p>0.0975118607818602</text:p>
          </table:table-cell>
          <table:table-cell office:value-type="float" office:value="0.0979064032435417" calcext:value-type="float">
            <text:p>0.0979064032435417</text:p>
          </table:table-cell>
          <table:table-cell table:number-columns-repeated="2"/>
          <table:table-cell table:formula="of:=([.D143]-[.E143])/0.16" office:value-type="float" office:value="-0.108812988547899" calcext:value-type="float">
            <text:p>-0.108812988547899</text:p>
          </table:table-cell>
        </table:table-row>
        <table:table-row table:style-name="ro1">
          <table:table-cell office:value-type="float" office:value="7.143552806" calcext:value-type="float">
            <text:p>7.14355280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47315102213612" calcext:value-type="float">
            <text:p>0.0747315102213612</text:p>
          </table:table-cell>
          <table:table-cell office:value-type="float" office:value="0.0915212035179138" calcext:value-type="float">
            <text:p>0.0915212035179138</text:p>
          </table:table-cell>
          <table:table-cell table:number-columns-repeated="2"/>
          <table:table-cell table:formula="of:=([.D144]-[.E144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7.193566932" calcext:value-type="float">
            <text:p>7.19356693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43136656073269" calcext:value-type="float">
            <text:p>0.143136656073269</text:p>
          </table:table-cell>
          <table:table-cell office:value-type="float" office:value="0.114933602511883" calcext:value-type="float">
            <text:p>0.114933602511883</text:p>
          </table:table-cell>
          <table:table-cell table:number-columns-repeated="2"/>
          <table:table-cell table:formula="of:=([.D145]-[.E145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7.243553794" calcext:value-type="float">
            <text:p>7.24355379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36844158107769" calcext:value-type="float">
            <text:p>0.0836844158107769</text:p>
          </table:table-cell>
          <table:table-cell office:value-type="float" office:value="0.122382998466492" calcext:value-type="float">
            <text:p>0.122382998466492</text:p>
          </table:table-cell>
          <table:table-cell table:number-columns-repeated="2"/>
          <table:table-cell table:formula="of:=([.D146]-[.E146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7.293564752" calcext:value-type="float">
            <text:p>7.29356475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994782077122526" calcext:value-type="float">
            <text:p>0.0994782077122526</text:p>
          </table:table-cell>
          <table:table-cell office:value-type="float" office:value="0.10429160296917" calcext:value-type="float">
            <text:p>0.10429160296917</text:p>
          </table:table-cell>
          <table:table-cell table:number-columns-repeated="2"/>
          <table:table-cell table:formula="of:=([.D147]-[.E147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7.343558174" calcext:value-type="float">
            <text:p>7.3435581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02246644245803" calcext:value-type="float">
            <text:p>0.102246644245803</text:p>
          </table:table-cell>
          <table:table-cell office:value-type="float" office:value="0.0383111983537674" calcext:value-type="float">
            <text:p>0.0383111983537674</text:p>
          </table:table-cell>
          <table:table-cell table:number-columns-repeated="2"/>
          <table:table-cell table:formula="of:=([.D148]-[.E148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7.3935563" calcext:value-type="float">
            <text:p>7.393556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9041744076294" calcext:value-type="float">
            <text:p>0.069041744076294</text:p>
          </table:table-cell>
          <table:table-cell office:value-type="float" office:value="0.0713014006614685" calcext:value-type="float">
            <text:p>0.0713014006614685</text:p>
          </table:table-cell>
          <table:table-cell table:number-columns-repeated="2"/>
          <table:table-cell table:formula="of:=([.D149]-[.E149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7.44354793" calcext:value-type="float">
            <text:p>7.4435479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63337987871904" calcext:value-type="float">
            <text:p>0.0763337987871904</text:p>
          </table:table-cell>
          <table:table-cell office:value-type="float" office:value="0.0862002000212669" calcext:value-type="float">
            <text:p>0.0862002000212669</text:p>
          </table:table-cell>
          <table:table-cell table:number-columns-repeated="2"/>
          <table:table-cell table:formula="of:=([.D150]-[.E150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7.493565192" calcext:value-type="float">
            <text:p>7.4935651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98928322923341" calcext:value-type="float">
            <text:p>0.098928322923341</text:p>
          </table:table-cell>
          <table:table-cell office:value-type="float" office:value="0.0840718001127243" calcext:value-type="float">
            <text:p>0.0840718001127243</text:p>
          </table:table-cell>
          <table:table-cell table:number-columns-repeated="2"/>
          <table:table-cell table:formula="of:=([.D151]-[.E151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7.543602645" calcext:value-type="float">
            <text:p>7.54360264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35309006816832" calcext:value-type="float">
            <text:p>0.0635309006816832</text:p>
          </table:table-cell>
          <table:table-cell office:value-type="float" office:value="0.0862002000212669" calcext:value-type="float">
            <text:p>0.0862002000212669</text:p>
          </table:table-cell>
          <table:table-cell table:number-columns-repeated="2"/>
          <table:table-cell table:formula="of:=([.D152]-[.E152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7.59356074" calcext:value-type="float">
            <text:p>7.593560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72879313664707" calcext:value-type="float">
            <text:p>0.0772879313664707</text:p>
          </table:table-cell>
          <table:table-cell office:value-type="float" office:value="0.0979064032435417" calcext:value-type="float">
            <text:p>0.0979064032435417</text:p>
          </table:table-cell>
          <table:table-cell table:number-columns-repeated="2"/>
          <table:table-cell table:formula="of:=([.D153]-[.E153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7.643593394" calcext:value-type="float">
            <text:p>7.64359339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44126692456238" calcext:value-type="float">
            <text:p>0.144126692456238</text:p>
          </table:table-cell>
          <table:table-cell office:value-type="float" office:value="0.101098999381065" calcext:value-type="float">
            <text:p>0.101098999381065</text:p>
          </table:table-cell>
          <table:table-cell table:number-columns-repeated="2"/>
          <table:table-cell table:formula="of:=([.D154]-[.E154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7.693557088" calcext:value-type="float">
            <text:p>7.69355708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513266472719999" calcext:value-type="float">
            <text:p>0.0513266472719999</text:p>
          </table:table-cell>
          <table:table-cell office:value-type="float" office:value="0.111740998923779" calcext:value-type="float">
            <text:p>0.111740998923779</text:p>
          </table:table-cell>
          <table:table-cell table:number-columns-repeated="2"/>
          <table:table-cell table:formula="of:=([.D155]-[.E155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7.743551406" calcext:value-type="float">
            <text:p>7.74355140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52186932210941" calcext:value-type="float">
            <text:p>0.152186932210941</text:p>
          </table:table-cell>
          <table:table-cell office:value-type="float" office:value="0.120254598557949" calcext:value-type="float">
            <text:p>0.120254598557949</text:p>
          </table:table-cell>
          <table:table-cell table:number-columns-repeated="2"/>
          <table:table-cell table:formula="of:=([.D156]-[.E156])/0.16" office:value-type="float" office:value="-0.108812988547899" calcext:value-type="float">
            <text:p>-0.108812988547899</text:p>
          </table:table-cell>
        </table:table-row>
        <table:table-row table:style-name="ro1">
          <table:table-cell office:value-type="float" office:value="7.793550876" calcext:value-type="float">
            <text:p>7.79355087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617615037781477" calcext:value-type="float">
            <text:p>0.0617615037781477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157]-[.E157])/0.16" office:value-type="float" office:value="-0.128597168283881" calcext:value-type="float">
            <text:p>-0.128597168283881</text:p>
          </table:table-cell>
        </table:table-row>
        <table:table-row table:style-name="ro1">
          <table:table-cell office:value-type="float" office:value="7.843559946" calcext:value-type="float">
            <text:p>7.8435599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68253992604271" calcext:value-type="float">
            <text:p>0.068253992604271</text:p>
          </table:table-cell>
          <table:table-cell office:value-type="float" office:value="0.0925853997468948" calcext:value-type="float">
            <text:p>0.0925853997468948</text:p>
          </table:table-cell>
          <table:table-cell table:number-columns-repeated="2"/>
          <table:table-cell table:formula="of:=([.D158]-[.E158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7.893567864" calcext:value-type="float">
            <text:p>7.8935678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08966644333003" calcext:value-type="float">
            <text:p>0.108966644333003</text:p>
          </table:table-cell>
          <table:table-cell office:value-type="float" office:value="0.0510816015303135" calcext:value-type="float">
            <text:p>0.0510816015303135</text:p>
          </table:table-cell>
          <table:table-cell table:number-columns-repeated="2"/>
          <table:table-cell table:formula="of:=([.D159]-[.E159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7.943560806" calcext:value-type="float">
            <text:p>7.94356080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8018331505637" calcext:value-type="float">
            <text:p>0.068018331505637</text:p>
          </table:table-cell>
          <table:table-cell office:value-type="float" office:value="0.0691730007529259" calcext:value-type="float">
            <text:p>0.0691730007529259</text:p>
          </table:table-cell>
          <table:table-cell table:number-columns-repeated="2"/>
          <table:table-cell table:formula="of:=([.D160]-[.E160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7.993559764" calcext:value-type="float">
            <text:p>7.99355976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75036471848324" calcext:value-type="float">
            <text:p>0.0675036471848324</text:p>
          </table:table-cell>
          <table:table-cell office:value-type="float" office:value="0.0734298005700111" calcext:value-type="float">
            <text:p>0.0734298005700111</text:p>
          </table:table-cell>
          <table:table-cell table:number-columns-repeated="2"/>
          <table:table-cell table:formula="of:=([.D161]-[.E161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8.043573026" calcext:value-type="float">
            <text:p>8.04357302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813054983497261" calcext:value-type="float">
            <text:p>0.0813054983497261</text:p>
          </table:table-cell>
          <table:table-cell office:value-type="float" office:value="0.0947137996554375" calcext:value-type="float">
            <text:p>0.0947137996554375</text:p>
          </table:table-cell>
          <table:table-cell table:number-columns-repeated="2"/>
          <table:table-cell table:formula="of:=([.D162]-[.E162])/0.16" office:value-type="float" office:value="-0.0890288088119178" calcext:value-type="float">
            <text:p>-0.0890288088119178</text:p>
          </table:table-cell>
        </table:table-row>
        <table:table-row table:style-name="ro1">
          <table:table-cell office:value-type="float" office:value="8.093581169" calcext:value-type="float">
            <text:p>8.09358116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10571865266307" calcext:value-type="float">
            <text:p>0.10571865266307</text:p>
          </table:table-cell>
          <table:table-cell office:value-type="float" office:value="0.0649162009358406" calcext:value-type="float">
            <text:p>0.0649162009358406</text:p>
          </table:table-cell>
          <table:table-cell table:number-columns-repeated="2"/>
          <table:table-cell table:formula="of:=([.D163]-[.E163])/0.16" office:value-type="float" office:value="-0.069244629075936" calcext:value-type="float">
            <text:p>-0.069244629075936</text:p>
          </table:table-cell>
        </table:table-row>
        <table:table-row table:style-name="ro1">
          <table:table-cell office:value-type="float" office:value="8.143563872" calcext:value-type="float">
            <text:p>8.14356387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87994837390241" calcext:value-type="float">
            <text:p>0.0787994837390241</text:p>
          </table:table-cell>
          <table:table-cell office:value-type="float" office:value="0.125575602054596" calcext:value-type="float">
            <text:p>0.125575602054596</text:p>
          </table:table-cell>
          <table:table-cell table:number-columns-repeated="2"/>
          <table:table-cell table:formula="of:=([.D164]-[.E164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8.193567919" calcext:value-type="float">
            <text:p>8.1935679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41929643237197" calcext:value-type="float">
            <text:p>0.0941929643237197</text:p>
          </table:table-cell>
          <table:table-cell office:value-type="float" office:value="0.138346001505852" calcext:value-type="float">
            <text:p>0.138346001505852</text:p>
          </table:table-cell>
          <table:table-cell table:number-columns-repeated="2"/>
          <table:table-cell table:formula="of:=([.D165]-[.E165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8.243560638" calcext:value-type="float">
            <text:p>8.24356063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42292015409854" calcext:value-type="float">
            <text:p>0.142292015409854</text:p>
          </table:table-cell>
          <table:table-cell office:value-type="float" office:value="0.122382998466492" calcext:value-type="float">
            <text:p>0.122382998466492</text:p>
          </table:table-cell>
          <table:table-cell table:number-columns-repeated="2"/>
          <table:table-cell table:formula="of:=([.D166]-[.E166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8.293569421" calcext:value-type="float">
            <text:p>8.29356942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118388331390912" calcext:value-type="float">
            <text:p>0.118388331390912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167]-[.E167])/0.16" office:value-type="float" office:value="-0.128597168283881" calcext:value-type="float">
            <text:p>-0.128597168283881</text:p>
          </table:table-cell>
        </table:table-row>
        <table:table-row table:style-name="ro1">
          <table:table-cell office:value-type="float" office:value="8.343565084" calcext:value-type="float">
            <text:p>8.34356508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38518511427163" calcext:value-type="float">
            <text:p>0.0838518511427163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168]-[.E168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8.393574603" calcext:value-type="float">
            <text:p>8.3935746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49554740696562" calcext:value-type="float">
            <text:p>0.149554740696562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169]-[.E169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8.443553978" calcext:value-type="float">
            <text:p>8.44355397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896328488485202" calcext:value-type="float">
            <text:p>0.0896328488485202</text:p>
          </table:table-cell>
          <table:table-cell office:value-type="float" office:value="0.0659803971648216" calcext:value-type="float">
            <text:p>0.0659803971648216</text:p>
          </table:table-cell>
          <table:table-cell table:number-columns-repeated="2"/>
          <table:table-cell table:formula="of:=([.D170]-[.E170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8.493559177" calcext:value-type="float">
            <text:p>8.49355917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63874556280855" calcext:value-type="float">
            <text:p>0.0863874556280855</text:p>
          </table:table-cell>
          <table:table-cell office:value-type="float" office:value="0.107484199106693" calcext:value-type="float">
            <text:p>0.107484199106693</text:p>
          </table:table-cell>
          <table:table-cell table:number-columns-repeated="2"/>
          <table:table-cell table:formula="of:=([.D171]-[.E171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8.543594424" calcext:value-type="float">
            <text:p>8.5435944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106442282594478" calcext:value-type="float">
            <text:p>0.106442282594478</text:p>
          </table:table-cell>
          <table:table-cell office:value-type="float" office:value="0.00851359963417053" calcext:value-type="float">
            <text:p>0.00851359963417053</text:p>
          </table:table-cell>
          <table:table-cell table:number-columns-repeated="2"/>
          <table:table-cell table:formula="of:=([.D172]-[.E172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8.593558023" calcext:value-type="float">
            <text:p>8.59355802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6458530233381" calcext:value-type="float">
            <text:p>0.066458530233381</text:p>
          </table:table-cell>
          <table:table-cell office:value-type="float" office:value="0.0989705994725227" calcext:value-type="float">
            <text:p>0.0989705994725227</text:p>
          </table:table-cell>
          <table:table-cell table:number-columns-repeated="2"/>
          <table:table-cell table:formula="of:=([.D173]-[.E173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8.643586934" calcext:value-type="float">
            <text:p>8.64358693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512871868474326" calcext:value-type="float">
            <text:p>0.0512871868474326</text:p>
          </table:table-cell>
          <table:table-cell office:value-type="float" office:value="0.0734298005700111" calcext:value-type="float">
            <text:p>0.0734298005700111</text:p>
          </table:table-cell>
          <table:table-cell table:number-columns-repeated="2"/>
          <table:table-cell table:formula="of:=([.D174]-[.E174])/0.16" office:value-type="float" office:value="-0.0840827638779223" calcext:value-type="float">
            <text:p>-0.0840827638779223</text:p>
          </table:table-cell>
        </table:table-row>
        <table:table-row table:style-name="ro1">
          <table:table-cell office:value-type="float" office:value="8.693590085" calcext:value-type="float">
            <text:p>8.69359008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977036749225943" calcext:value-type="float">
            <text:p>0.0977036749225943</text:p>
          </table:table-cell>
          <table:table-cell office:value-type="float" office:value="0.0287334006279707" calcext:value-type="float">
            <text:p>0.0287334006279707</text:p>
          </table:table-cell>
          <table:table-cell table:number-columns-repeated="2"/>
          <table:table-cell table:formula="of:=([.D175]-[.E175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8.74356658" calcext:value-type="float">
            <text:p>8.7435665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1870547173647" calcext:value-type="float">
            <text:p>0.121870547173647</text:p>
          </table:table-cell>
          <table:table-cell office:value-type="float" office:value="0.0815789467191848" calcext:value-type="float">
            <text:p>0.0815789467191848</text:p>
          </table:table-cell>
          <table:table-cell office:value-type="float" office:value="0.123447202146053" calcext:value-type="float">
            <text:p>0.123447202146053</text:p>
          </table:table-cell>
          <table:table-cell table:number-columns-repeated="2"/>
          <table:table-cell table:formula="of:=([.D176]-[.E176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8.793571939" calcext:value-type="float">
            <text:p>8.79357193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513132785538776" calcext:value-type="float">
            <text:p>0.0513132785538776</text:p>
          </table:table-cell>
          <table:table-cell office:value-type="float" office:value="0.0574668012559414" calcext:value-type="float">
            <text:p>0.0574668012559414</text:p>
          </table:table-cell>
          <table:table-cell table:number-columns-repeated="2"/>
          <table:table-cell table:formula="of:=([.D177]-[.E177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8.84356933" calcext:value-type="float">
            <text:p>8.843569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39051331916738" calcext:value-type="float">
            <text:p>0.139051331916738</text:p>
          </table:table-cell>
          <table:table-cell office:value-type="float" office:value="0.113869398832321" calcext:value-type="float">
            <text:p>0.113869398832321</text:p>
          </table:table-cell>
          <table:table-cell table:number-columns-repeated="2"/>
          <table:table-cell table:formula="of:=([.D178]-[.E178])/0.16" office:value-type="float" office:value="-0.108812988547899" calcext:value-type="float">
            <text:p>-0.108812988547899</text:p>
          </table:table-cell>
        </table:table-row>
        <table:table-row table:style-name="ro1">
          <table:table-cell office:value-type="float" office:value="8.893555042" calcext:value-type="float">
            <text:p>8.89355504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31405147702515" calcext:value-type="float">
            <text:p>0.0731405147702515</text:p>
          </table:table-cell>
          <table:table-cell office:value-type="float" office:value="0.157501593232155" calcext:value-type="float">
            <text:p>0.157501593232155</text:p>
          </table:table-cell>
          <table:table-cell table:number-columns-repeated="2"/>
          <table:table-cell table:formula="of:=([.D179]-[.E179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8.943592016" calcext:value-type="float">
            <text:p>8.94359201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43180698031587" calcext:value-type="float">
            <text:p>0.143180698031587</text:p>
          </table:table-cell>
          <table:table-cell office:value-type="float" office:value="0.108548402786255" calcext:value-type="float">
            <text:p>0.108548402786255</text:p>
          </table:table-cell>
          <table:table-cell table:number-columns-repeated="2"/>
          <table:table-cell table:formula="of:=([.D180]-[.E180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8.99355296" calcext:value-type="float">
            <text:p>8.9935529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845418379637166" calcext:value-type="float">
            <text:p>0.0845418379637166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181]-[.E181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9.043607854" calcext:value-type="float">
            <text:p>9.04360785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590175213764" calcext:value-type="float">
            <text:p>0.08590175213764</text:p>
          </table:table-cell>
          <table:table-cell office:value-type="float" office:value="0.102163203060627" calcext:value-type="float">
            <text:p>0.102163203060627</text:p>
          </table:table-cell>
          <table:table-cell table:number-columns-repeated="2"/>
          <table:table-cell table:formula="of:=([.D182]-[.E182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9.093553791" calcext:value-type="float">
            <text:p>9.09355379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34126110755711" calcext:value-type="float">
            <text:p>0.134126110755711</text:p>
          </table:table-cell>
          <table:table-cell office:value-type="float" office:value="0.0670446008443832" calcext:value-type="float">
            <text:p>0.0670446008443832</text:p>
          </table:table-cell>
          <table:table-cell table:number-columns-repeated="2"/>
          <table:table-cell table:formula="of:=([.D183]-[.E183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9.143581294" calcext:value-type="float">
            <text:p>9.14358129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33071682097527" calcext:value-type="float">
            <text:p>0.0733071682097527</text:p>
          </table:table-cell>
          <table:table-cell office:value-type="float" office:value="0.0979064032435417" calcext:value-type="float">
            <text:p>0.0979064032435417</text:p>
          </table:table-cell>
          <table:table-cell table:number-columns-repeated="2"/>
          <table:table-cell table:formula="of:=([.D184]-[.E184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9.193575487" calcext:value-type="float">
            <text:p>9.19357548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102308156602983" calcext:value-type="float">
            <text:p>0.102308156602983</text:p>
          </table:table-cell>
          <table:table-cell office:value-type="float" office:value="0.0862002000212669" calcext:value-type="float">
            <text:p>0.0862002000212669</text:p>
          </table:table-cell>
          <table:table-cell table:number-columns-repeated="2"/>
          <table:table-cell table:formula="of:=([.D185]-[.E185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9.243577295" calcext:value-type="float">
            <text:p>9.2435772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01828156713905" calcext:value-type="float">
            <text:p>0.101828156713905</text:p>
          </table:table-cell>
          <table:table-cell office:value-type="float" office:value="0.131960794329643" calcext:value-type="float">
            <text:p>0.131960794329643</text:p>
          </table:table-cell>
          <table:table-cell table:number-columns-repeated="2"/>
          <table:table-cell table:formula="of:=([.D186]-[.E186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9.293566783" calcext:value-type="float">
            <text:p>9.29356678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0974811855775" calcext:value-type="float">
            <text:p>0.10974811855775</text:p>
          </table:table-cell>
          <table:table-cell office:value-type="float" office:value="0.16920779645443" calcext:value-type="float">
            <text:p>0.16920779645443</text:p>
          </table:table-cell>
          <table:table-cell table:number-columns-repeated="2"/>
          <table:table-cell table:formula="of:=([.D187]-[.E187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9.343566671" calcext:value-type="float">
            <text:p>9.34356667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22862839136574" calcext:value-type="float">
            <text:p>0.122862839136574</text:p>
          </table:table-cell>
          <table:table-cell office:value-type="float" office:value="0.115997798740864" calcext:value-type="float">
            <text:p>0.115997798740864</text:p>
          </table:table-cell>
          <table:table-cell table:number-columns-repeated="2"/>
          <table:table-cell table:formula="of:=([.D188]-[.E188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9.393551903" calcext:value-type="float">
            <text:p>9.3935519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78491228963039" calcext:value-type="float">
            <text:p>0.0978491228963039</text:p>
          </table:table-cell>
          <table:table-cell office:value-type="float" office:value="0.100034803152084" calcext:value-type="float">
            <text:p>0.100034803152084</text:p>
          </table:table-cell>
          <table:table-cell table:number-columns-repeated="2"/>
          <table:table-cell table:formula="of:=([.D189]-[.E189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9.443571951" calcext:value-type="float">
            <text:p>9.4435719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566978365209795" calcext:value-type="float">
            <text:p>0.0566978365209795</text:p>
          </table:table-cell>
          <table:table-cell office:value-type="float" office:value="0.0585310012102127" calcext:value-type="float">
            <text:p>0.0585310012102127</text:p>
          </table:table-cell>
          <table:table-cell table:number-columns-repeated="2"/>
          <table:table-cell table:formula="of:=([.D190]-[.E190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9.493564895" calcext:value-type="float">
            <text:p>9.49356489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2379615757672" calcext:value-type="float">
            <text:p>0.12379615757672</text:p>
          </table:table-cell>
          <table:table-cell office:value-type="float" office:value="0.0883285999298096" calcext:value-type="float">
            <text:p>0.0883285999298096</text:p>
          </table:table-cell>
          <table:table-cell table:number-columns-repeated="2"/>
          <table:table-cell table:formula="of:=([.D191]-[.E191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9.543605934" calcext:value-type="float">
            <text:p>9.54360593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42727398198842" calcext:value-type="float">
            <text:p>0.0642727398198842</text:p>
          </table:table-cell>
          <table:table-cell office:value-type="float" office:value="0.0957780033349991" calcext:value-type="float">
            <text:p>0.0957780033349991</text:p>
          </table:table-cell>
          <table:table-cell table:number-columns-repeated="2"/>
          <table:table-cell table:formula="of:=([.D192]-[.E192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9.593548671" calcext:value-type="float">
            <text:p>9.59354867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00344508509495" calcext:value-type="float">
            <text:p>0.0700344508509495</text:p>
          </table:table-cell>
          <table:table-cell office:value-type="float" office:value="0.0542742013931274" calcext:value-type="float">
            <text:p>0.0542742013931274</text:p>
          </table:table-cell>
          <table:table-cell table:number-columns-repeated="2"/>
          <table:table-cell table:formula="of:=([.D193]-[.E193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9.643561199" calcext:value-type="float">
            <text:p>9.64356119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948587586411929" calcext:value-type="float">
            <text:p>0.0948587586411929</text:p>
          </table:table-cell>
          <table:table-cell office:value-type="float" office:value="0.0361827984452248" calcext:value-type="float">
            <text:p>0.0361827984452248</text:p>
          </table:table-cell>
          <table:table-cell table:number-columns-repeated="2"/>
          <table:table-cell table:formula="of:=([.D194]-[.E194])/0.16" office:value-type="float" office:value="-0.0840827638779223" calcext:value-type="float">
            <text:p>-0.0840827638779223</text:p>
          </table:table-cell>
        </table:table-row>
        <table:table-row table:style-name="ro1">
          <table:table-cell office:value-type="float" office:value="9.693560191" calcext:value-type="float">
            <text:p>9.69356019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81803716298006" calcext:value-type="float">
            <text:p>0.0781803716298006</text:p>
          </table:table-cell>
          <table:table-cell office:value-type="float" office:value="0.079815000295639" calcext:value-type="float">
            <text:p>0.079815000295639</text:p>
          </table:table-cell>
          <table:table-cell table:number-columns-repeated="2"/>
          <table:table-cell table:formula="of:=([.D195]-[.E195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9.743556175" calcext:value-type="float">
            <text:p>9.74355617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415711496738852" calcext:value-type="float">
            <text:p>0.0415711496738852</text:p>
          </table:table-cell>
          <table:table-cell office:value-type="float" office:value="0.0744939967989922" calcext:value-type="float">
            <text:p>0.0744939967989922</text:p>
          </table:table-cell>
          <table:table-cell table:number-columns-repeated="2"/>
          <table:table-cell table:formula="of:=([.D196]-[.E196])/0.16" office:value-type="float" office:value="-0.0741906740099314" calcext:value-type="float">
            <text:p>-0.0741906740099314</text:p>
          </table:table-cell>
        </table:table-row>
        <table:table-row table:style-name="ro1">
          <table:table-cell office:value-type="float" office:value="9.793554143" calcext:value-type="float">
            <text:p>9.79355414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14863857276454" calcext:value-type="float">
            <text:p>0.114863857276454</text:p>
          </table:table-cell>
          <table:table-cell office:value-type="float" office:value="0.100034803152084" calcext:value-type="float">
            <text:p>0.100034803152084</text:p>
          </table:table-cell>
          <table:table-cell table:number-columns-repeated="2"/>
          <table:table-cell table:formula="of:=([.D197]-[.E197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9.843577487" calcext:value-type="float">
            <text:p>9.84357748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82541760500029" calcext:value-type="float">
            <text:p>0.0882541760500029</text:p>
          </table:table-cell>
          <table:table-cell office:value-type="float" office:value="0.111740998923779" calcext:value-type="float">
            <text:p>0.111740998923779</text:p>
          </table:table-cell>
          <table:table-cell table:number-columns-repeated="2"/>
          <table:table-cell table:formula="of:=([.D198]-[.E198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9.893559551" calcext:value-type="float">
            <text:p>9.8935595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63095845931531" calcext:value-type="float">
            <text:p>0.0763095845931531</text:p>
          </table:table-cell>
          <table:table-cell office:value-type="float" office:value="0.0979064032435417" calcext:value-type="float">
            <text:p>0.0979064032435417</text:p>
          </table:table-cell>
          <table:table-cell table:number-columns-repeated="2"/>
          <table:table-cell table:formula="of:=([.D199]-[.E199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9.943571087" calcext:value-type="float">
            <text:p>9.94357108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6015338686885" calcext:value-type="float">
            <text:p>0.16015338686885</text:p>
          </table:table-cell>
          <table:table-cell office:value-type="float" office:value="0.105355799198151" calcext:value-type="float">
            <text:p>0.105355799198151</text:p>
          </table:table-cell>
          <table:table-cell table:number-columns-repeated="2"/>
          <table:table-cell table:formula="of:=([.D200]-[.E200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9.993574655" calcext:value-type="float">
            <text:p>9.99357465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771630207653424" calcext:value-type="float">
            <text:p>0.0771630207653424</text:p>
          </table:table-cell>
          <table:table-cell office:value-type="float" office:value="0.101098999381065" calcext:value-type="float">
            <text:p>0.101098999381065</text:p>
          </table:table-cell>
          <table:table-cell table:number-columns-repeated="2"/>
          <table:table-cell table:formula="of:=([.D201]-[.E201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0.043575631" calcext:value-type="float">
            <text:p>10.04357563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0974945043879711" calcext:value-type="float">
            <text:p>0.0974945043879711</text:p>
          </table:table-cell>
          <table:table-cell office:value-type="float" office:value="0.102163203060627" calcext:value-type="float">
            <text:p>0.102163203060627</text:p>
          </table:table-cell>
          <table:table-cell table:number-columns-repeated="2"/>
          <table:table-cell table:formula="of:=([.D202]-[.E202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0.093558529" calcext:value-type="float">
            <text:p>10.09355852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24539863800431" calcext:value-type="float">
            <text:p>0.124539863800431</text:p>
          </table:table-cell>
          <table:table-cell office:value-type="float" office:value="0.0904569998383522" calcext:value-type="float">
            <text:p>0.0904569998383522</text:p>
          </table:table-cell>
          <table:table-cell table:number-columns-repeated="2"/>
          <table:table-cell table:formula="of:=([.D203]-[.E203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0.143579057" calcext:value-type="float">
            <text:p>10.14357905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92649874137547" calcext:value-type="float">
            <text:p>0.0692649874137547</text:p>
          </table:table-cell>
          <table:table-cell office:value-type="float" office:value="0.0468248017132282" calcext:value-type="float">
            <text:p>0.0468248017132282</text:p>
          </table:table-cell>
          <table:table-cell table:number-columns-repeated="2"/>
          <table:table-cell table:formula="of:=([.D204]-[.E204])/0.16" office:value-type="float" office:value="-0.0840827638779223" calcext:value-type="float">
            <text:p>-0.0840827638779223</text:p>
          </table:table-cell>
        </table:table-row>
        <table:table-row table:style-name="ro1">
          <table:table-cell office:value-type="float" office:value="10.193551107" calcext:value-type="float">
            <text:p>10.19355110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2374140900376" calcext:value-type="float">
            <text:p>0.112374140900376</text:p>
          </table:table-cell>
          <table:table-cell office:value-type="float" office:value="0.0637637967746035" calcext:value-type="float">
            <text:p>0.0637637967746035</text:p>
          </table:table-cell>
          <table:table-cell office:value-type="float" office:value="0.0606594011187553" calcext:value-type="float">
            <text:p>0.0606594011187553</text:p>
          </table:table-cell>
          <table:table-cell table:number-columns-repeated="2"/>
          <table:table-cell table:formula="of:=([.D205]-[.E205])/0.16" office:value-type="float" office:value="-0.0642985841419406" calcext:value-type="float">
            <text:p>-0.0642985841419406</text:p>
          </table:table-cell>
        </table:table-row>
        <table:table-row table:style-name="ro1">
          <table:table-cell office:value-type="float" office:value="10.243556404" calcext:value-type="float">
            <text:p>10.24355640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5251836195423" calcext:value-type="float">
            <text:p>0.105251836195423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0944816657854171" calcext:value-type="float">
            <text:p>0.00944816657854171</text:p>
          </table:table-cell>
          <table:table-cell office:value-type="float" office:value="0.0191555991768837" calcext:value-type="float">
            <text:p>0.0191555991768837</text:p>
          </table:table-cell>
          <table:table-cell table:number-columns-repeated="2"/>
          <table:table-cell table:formula="of:=([.D206]-[.E206])/0.16" office:value-type="float" office:value="-0.0296762696039726" calcext:value-type="float">
            <text:p>-0.0296762696039726</text:p>
          </table:table-cell>
        </table:table-row>
        <table:table-row table:style-name="ro1">
          <table:table-cell office:value-type="float" office:value="10.293558021" calcext:value-type="float">
            <text:p>10.29355802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21526311014564" calcext:value-type="float">
            <text:p>-0.0021526311014564</text:p>
          </table:table-cell>
          <table:table-cell office:value-type="float" office:value="0.0159629993140697" calcext:value-type="float">
            <text:p>0.0159629993140697</text:p>
          </table:table-cell>
          <table:table-cell table:number-columns-repeated="2"/>
          <table:table-cell table:formula="of:=([.D207]-[.E207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10.343569717" calcext:value-type="float">
            <text:p>10.34356971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240370905680833" calcext:value-type="float">
            <text:p>0.0240370905680833</text:p>
          </table:table-cell>
          <table:table-cell office:value-type="float" office:value="0.0106419995427132" calcext:value-type="float">
            <text:p>0.0106419995427132</text:p>
          </table:table-cell>
          <table:table-cell table:number-columns-repeated="2"/>
          <table:table-cell table:formula="of:=([.D208]-[.E208])/0.16" office:value-type="float" office:value="-0.00989208986799089" calcext:value-type="float">
            <text:p>-0.00989208986799089</text:p>
          </table:table-cell>
        </table:table-row>
        <table:table-row table:style-name="ro1">
          <table:table-cell office:value-type="float" office:value="10.393565543" calcext:value-type="float">
            <text:p>10.39356554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206468531435204" calcext:value-type="float">
            <text:p>0.0206468531435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209]-[.E209])/0.16" office:value-type="float" office:value="-0.0197841797359817" calcext:value-type="float">
            <text:p>-0.0197841797359817</text:p>
          </table:table-cell>
        </table:table-row>
        <table:table-row table:style-name="ro1">
          <table:table-cell office:value-type="float" office:value="10.443563352" calcext:value-type="float">
            <text:p>10.44356335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105271797079062" calcext:value-type="float">
            <text:p>-0.0105271797079062</text:p>
          </table:table-cell>
          <table:table-cell office:value-type="float" office:value="-0.00638520019128919" calcext:value-type="float">
            <text:p>-0.00638520019128919</text:p>
          </table:table-cell>
          <table:table-cell table:number-columns-repeated="2"/>
          <table:table-cell table:formula="of:=([.D210]-[.E210])/0.16" office:value-type="float" office:value="-0.0197841797359817" calcext:value-type="float">
            <text:p>-0.0197841797359817</text:p>
          </table:table-cell>
        </table:table-row>
        <table:table-row table:style-name="ro1">
          <table:table-cell office:value-type="float" office:value="10.493563369" calcext:value-type="float">
            <text:p>10.49356336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12374140900376" calcext:value-type="float">
            <text:p>0.112374140900376</text:p>
          </table:table-cell>
          <table:table-cell office:value-type="float" office:value="0.00837111991184529" calcext:value-type="float">
            <text:p>0.00837111991184529</text:p>
          </table:table-cell>
          <table:table-cell office:value-type="float" office:value="0.0106419995427132" calcext:value-type="float">
            <text:p>0.0106419995427132</text:p>
          </table:table-cell>
          <table:table-cell table:number-columns-repeated="2"/>
          <table:table-cell table:formula="of:=([.D211]-[.E211])/0.16" office:value-type="float" office:value="-0.0148381348019863" calcext:value-type="float">
            <text:p>-0.0148381348019863</text:p>
          </table:table-cell>
        </table:table-row>
        <table:table-row table:style-name="ro1">
          <table:table-cell office:value-type="float" office:value="10.543586073" calcext:value-type="float">
            <text:p>10.54358607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5251836195423" calcext:value-type="float">
            <text:p>0.105251836195423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062117758800499" calcext:value-type="float">
            <text:p>-0.0062117758800499</text:p>
          </table:table-cell>
          <table:table-cell office:value-type="float" office:value="-0.0074494001455605" calcext:value-type="float">
            <text:p>-0.0074494001455605</text:p>
          </table:table-cell>
          <table:table-cell table:number-columns-repeated="2"/>
          <table:table-cell table:formula="of:=([.D212]-[.E212])/0.16" office:value-type="float" office:value="-0.0247302246699772" calcext:value-type="float">
            <text:p>-0.0247302246699772</text:p>
          </table:table-cell>
        </table:table-row>
        <table:table-row table:style-name="ro1">
          <table:table-cell office:value-type="float" office:value="10.59358641" calcext:value-type="float">
            <text:p>10.5935864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791406521498" calcext:value-type="float">
            <text:p>0.110791406521498</text:p>
          </table:table-cell>
          <table:table-cell office:value-type="float" office:value="-0.0138789787581528" calcext:value-type="float">
            <text:p>-0.0138789787581528</text:p>
          </table:table-cell>
          <table:table-cell office:value-type="float" office:value="-0.0117062004283071" calcext:value-type="float">
            <text:p>-0.0117062004283071</text:p>
          </table:table-cell>
          <table:table-cell table:number-columns-repeated="2"/>
          <table:table-cell table:formula="of:=([.D213]-[.E213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43562076" calcext:value-type="float">
            <text:p>10.64356207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0656892991051386" calcext:value-type="float">
            <text:p>-0.00656892991051386</text:p>
          </table:table-cell>
          <table:table-cell office:value-type="float" office:value="-0.0319259986281395" calcext:value-type="float">
            <text:p>-0.0319259986281395</text:p>
          </table:table-cell>
          <table:table-cell table:number-columns-repeated="2"/>
          <table:table-cell table:formula="of:=([.D214]-[.E214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10.693556749" calcext:value-type="float">
            <text:p>10.69355674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41730495318" calcext:value-type="float">
            <text:p>0.10841730495318</text:p>
          </table:table-cell>
          <table:table-cell office:value-type="float" office:value="-0.0277475034935113" calcext:value-type="float">
            <text:p>-0.0277475034935113</text:p>
          </table:table-cell>
          <table:table-cell office:value-type="float" office:value="-0.00638520019128919" calcext:value-type="float">
            <text:p>-0.00638520019128919</text:p>
          </table:table-cell>
          <table:table-cell table:number-columns-repeated="2"/>
          <table:table-cell table:formula="of:=([.D215]-[.E215])/0.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43552414" calcext:value-type="float">
            <text:p>10.74355241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263460365218488" calcext:value-type="float">
            <text:p>-0.002634603652184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216]-[.E216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10.793550095" calcext:value-type="float">
            <text:p>10.79355009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04460469005983" calcext:value-type="float">
            <text:p>0.104460469005983</text:p>
          </table:table-cell>
          <table:table-cell office:value-type="float" office:value="-0.0283925828437198" calcext:value-type="float">
            <text:p>-0.0283925828437198</text:p>
          </table:table-cell>
          <table:table-cell office:value-type="float" office:value="-0.0478890016674995" calcext:value-type="float">
            <text:p>-0.0478890016674995</text:p>
          </table:table-cell>
          <table:table-cell table:number-columns-repeated="2"/>
          <table:table-cell table:formula="of:=([.D217]-[.E217])/0.16" office:value-type="float" office:value="0.0296762696039727" calcext:value-type="float">
            <text:p>0.0296762696039727</text:p>
          </table:table-cell>
        </table:table-row>
        <table:table-row table:style-name="ro1">
          <table:table-cell office:value-type="float" office:value="10.843558336" calcext:value-type="float">
            <text:p>10.8435583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227721986573039" calcext:value-type="float">
            <text:p>-0.02277219865730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218]-[.E218])/0.16" office:value-type="float" office:value="0.0197841797359817" calcext:value-type="float">
            <text:p>0.0197841797359817</text:p>
          </table:table-cell>
        </table:table-row>
        <table:table-row table:style-name="ro1">
          <table:table-cell office:value-type="float" office:value="10.893547185" calcext:value-type="float">
            <text:p>10.89354718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000453074887427694" calcext:value-type="float">
            <text:p>0.000453074887427694</text:p>
          </table:table-cell>
          <table:table-cell office:value-type="float" office:value="0.0266050007194281" calcext:value-type="float">
            <text:p>0.0266050007194281</text:p>
          </table:table-cell>
          <table:table-cell table:number-columns-repeated="2"/>
          <table:table-cell table:formula="of:=([.D219]-[.E219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10.943560642" calcext:value-type="float">
            <text:p>10.94356064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366692674172095" calcext:value-type="float">
            <text:p>-0.0366692674172095</text:p>
          </table:table-cell>
          <table:table-cell office:value-type="float" office:value="-0.04043959826231" calcext:value-type="float">
            <text:p>-0.04043959826231</text:p>
          </table:table-cell>
          <table:table-cell table:number-columns-repeated="2"/>
          <table:table-cell table:formula="of:=([.D220]-[.E220])/0.16" office:value-type="float" office:value="-0.00989208986799089" calcext:value-type="float">
            <text:p>-0.00989208986799089</text:p>
          </table:table-cell>
        </table:table-row>
        <table:table-row table:style-name="ro1">
          <table:table-cell office:value-type="float" office:value="10.993563923" calcext:value-type="float">
            <text:p>10.99356392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193858886607355" calcext:value-type="float">
            <text:p>0.0193858886607355</text:p>
          </table:table-cell>
          <table:table-cell office:value-type="float" office:value="0.0106419995427132" calcext:value-type="float">
            <text:p>0.0106419995427132</text:p>
          </table:table-cell>
          <table:table-cell table:number-columns-repeated="2"/>
          <table:table-cell table:formula="of:=([.D221]-[.E221])/0.16" office:value-type="float" office:value="-0.0098920898679908" calcext:value-type="float">
            <text:p>-0.0098920898679908</text:p>
          </table:table-cell>
        </table:table-row>
        <table:table-row table:style-name="ro1">
          <table:table-cell office:value-type="float" office:value="11.043558948" calcext:value-type="float">
            <text:p>11.04355894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48744317612594" calcext:value-type="float">
            <text:p>0.01487443176125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222]-[.E222])/0.16" office:value-type="float" office:value="-0.00989208986799089" calcext:value-type="float">
            <text:p>-0.00989208986799089</text:p>
          </table:table-cell>
        </table:table-row>
        <table:table-row table:style-name="ro1">
          <table:table-cell office:value-type="float" office:value="11.093545782" calcext:value-type="float">
            <text:p>11.09354578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246169146018812" calcext:value-type="float">
            <text:p>0.0246169146018812</text:p>
          </table:table-cell>
          <table:table-cell office:value-type="float" office:value="0.0180913992226124" calcext:value-type="float">
            <text:p>0.0180913992226124</text:p>
          </table:table-cell>
          <table:table-cell table:number-columns-repeated="2"/>
          <table:table-cell table:formula="of:=([.D223]-[.E223])/0.16" office:value-type="float" office:value="-0.0148381348019862" calcext:value-type="float">
            <text:p>-0.0148381348019862</text:p>
          </table:table-cell>
        </table:table-row>
        <table:table-row table:style-name="ro1">
          <table:table-cell office:value-type="float" office:value="11.143553384" calcext:value-type="float">
            <text:p>11.14355338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0287553866841692" calcext:value-type="float">
            <text:p>-0.002875538668416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224]-[.E224])/0.16" office:value-type="float" office:value="-0.00989208986799089" calcext:value-type="float">
            <text:p>-0.00989208986799089</text:p>
          </table:table-cell>
        </table:table-row>
        <table:table-row table:style-name="ro1">
          <table:table-cell office:value-type="float" office:value="11.193548538" calcext:value-type="float">
            <text:p>11.19354853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12374140900376" calcext:value-type="float">
            <text:p>0.112374140900376</text:p>
          </table:table-cell>
          <table:table-cell office:value-type="float" office:value="0.0237361856323845" calcext:value-type="float">
            <text:p>0.0237361856323845</text:p>
          </table:table-cell>
          <table:table-cell office:value-type="float" office:value="0.0553384013473988" calcext:value-type="float">
            <text:p>0.0553384013473988</text:p>
          </table:table-cell>
          <table:table-cell table:number-columns-repeated="2"/>
          <table:table-cell table:formula="of:=([.D225]-[.E225])/0.16" office:value-type="float" office:value="-0.0296762696039726" calcext:value-type="float">
            <text:p>-0.0296762696039726</text:p>
          </table:table-cell>
        </table:table-row>
        <table:table-row table:style-name="ro1">
          <table:table-cell office:value-type="float" office:value="11.243570124" calcext:value-type="float">
            <text:p>11.243570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416452367238522" calcext:value-type="float">
            <text:p>0.0416452367238522</text:p>
          </table:table-cell>
          <table:table-cell office:value-type="float" office:value="0.0287334006279707" calcext:value-type="float">
            <text:p>0.0287334006279707</text:p>
          </table:table-cell>
          <table:table-cell table:number-columns-repeated="2"/>
          <table:table-cell table:formula="of:=([.D226]-[.E226])/0.16" office:value-type="float" office:value="-0.0494604493399543" calcext:value-type="float">
            <text:p>-0.0494604493399543</text:p>
          </table:table-cell>
        </table:table-row>
        <table:table-row table:style-name="ro1">
          <table:table-cell office:value-type="float" office:value="11.293548766" calcext:value-type="float">
            <text:p>11.29354876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82588033446053" calcext:value-type="float">
            <text:p>0.0782588033446053</text:p>
          </table:table-cell>
          <table:table-cell office:value-type="float" office:value="0.121318802237511" calcext:value-type="float">
            <text:p>0.121318802237511</text:p>
          </table:table-cell>
          <table:table-cell table:number-columns-repeated="2"/>
          <table:table-cell table:formula="of:=([.D227]-[.E227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1.343562288" calcext:value-type="float">
            <text:p>11.34356228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22594068032378" calcext:value-type="float">
            <text:p>0.122594068032378</text:p>
          </table:table-cell>
          <table:table-cell office:value-type="float" office:value="0.0776866003870964" calcext:value-type="float">
            <text:p>0.0776866003870964</text:p>
          </table:table-cell>
          <table:table-cell table:number-columns-repeated="2"/>
          <table:table-cell table:formula="of:=([.D228]-[.E228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1.393556706" calcext:value-type="float">
            <text:p>11.39355670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12683138602761" calcext:value-type="float">
            <text:p>0.0612683138602761</text:p>
          </table:table-cell>
          <table:table-cell office:value-type="float" office:value="0.0915212035179138" calcext:value-type="float">
            <text:p>0.0915212035179138</text:p>
          </table:table-cell>
          <table:table-cell table:number-columns-repeated="2"/>
          <table:table-cell table:formula="of:=([.D229]-[.E229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1.443569492" calcext:value-type="float">
            <text:p>11.4435694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06994692212418" calcext:value-type="float">
            <text:p>0.0606994692212418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230]-[.E230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1.493554854" calcext:value-type="float">
            <text:p>11.49355485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03690677507544" calcext:value-type="float">
            <text:p>0.103690677507544</text:p>
          </table:table-cell>
          <table:table-cell office:value-type="float" office:value="0.117062002420425" calcext:value-type="float">
            <text:p>0.117062002420425</text:p>
          </table:table-cell>
          <table:table-cell table:number-columns-repeated="2"/>
          <table:table-cell table:formula="of:=([.D231]-[.E231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11.543605271" calcext:value-type="float">
            <text:p>11.54360527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87923241556721" calcext:value-type="float">
            <text:p>0.0887923241556721</text:p>
          </table:table-cell>
          <table:table-cell office:value-type="float" office:value="0.0436322018504143" calcext:value-type="float">
            <text:p>0.0436322018504143</text:p>
          </table:table-cell>
          <table:table-cell table:number-columns-repeated="2"/>
          <table:table-cell table:formula="of:=([.D232]-[.E232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1.593617833" calcext:value-type="float">
            <text:p>11.5936178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784982741446549" calcext:value-type="float">
            <text:p>0.0784982741446549</text:p>
          </table:table-cell>
          <table:table-cell office:value-type="float" office:value="0.0904569998383522" calcext:value-type="float">
            <text:p>0.0904569998383522</text:p>
          </table:table-cell>
          <table:table-cell table:number-columns-repeated="2"/>
          <table:table-cell table:formula="of:=([.D233]-[.E233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1.643566235" calcext:value-type="float">
            <text:p>11.64356623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18481225684537" calcext:value-type="float">
            <text:p>0.118481225684537</text:p>
          </table:table-cell>
          <table:table-cell office:value-type="float" office:value="0.111740998923779" calcext:value-type="float">
            <text:p>0.111740998923779</text:p>
          </table:table-cell>
          <table:table-cell table:number-columns-repeated="2"/>
          <table:table-cell table:formula="of:=([.D234]-[.E234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1.693550958" calcext:value-type="float">
            <text:p>11.69355095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46973854784024" calcext:value-type="float">
            <text:p>0.0746973854784024</text:p>
          </table:table-cell>
          <table:table-cell office:value-type="float" office:value="0.0723655968904495" calcext:value-type="float">
            <text:p>0.0723655968904495</text:p>
          </table:table-cell>
          <table:table-cell table:number-columns-repeated="2"/>
          <table:table-cell table:formula="of:=([.D235]-[.E235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1.743562687" calcext:value-type="float">
            <text:p>11.74356268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64155089208539" calcext:value-type="float">
            <text:p>0.0864155089208539</text:p>
          </table:table-cell>
          <table:table-cell office:value-type="float" office:value="0.108548402786255" calcext:value-type="float">
            <text:p>0.108548402786255</text:p>
          </table:table-cell>
          <table:table-cell table:number-columns-repeated="2"/>
          <table:table-cell table:formula="of:=([.D236]-[.E236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1.793551794" calcext:value-type="float">
            <text:p>11.79355179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32200688056048" calcext:value-type="float">
            <text:p>0.132200688056048</text:p>
          </table:table-cell>
          <table:table-cell office:value-type="float" office:value="0.0702371969819069" calcext:value-type="float">
            <text:p>0.0702371969819069</text:p>
          </table:table-cell>
          <table:table-cell table:number-columns-repeated="2"/>
          <table:table-cell table:formula="of:=([.D237]-[.E237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1.843572419" calcext:value-type="float">
            <text:p>11.8435724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5183866997376" calcext:value-type="float">
            <text:p>0.075183866997376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238]-[.E238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1.893549302" calcext:value-type="float">
            <text:p>11.8935493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86323724778942" calcext:value-type="float">
            <text:p>0.0886323724778942</text:p>
          </table:table-cell>
          <table:table-cell office:value-type="float" office:value="0.1287682056427" calcext:value-type="float">
            <text:p>0.1287682056427</text:p>
          </table:table-cell>
          <table:table-cell table:number-columns-repeated="2"/>
          <table:table-cell table:formula="of:=([.D239]-[.E239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1.94355188" calcext:value-type="float">
            <text:p>11.9435518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972659430549565" calcext:value-type="float">
            <text:p>0.0972659430549565</text:p>
          </table:table-cell>
          <table:table-cell office:value-type="float" office:value="0.0723655968904495" calcext:value-type="float">
            <text:p>0.0723655968904495</text:p>
          </table:table-cell>
          <table:table-cell table:number-columns-repeated="2"/>
          <table:table-cell table:formula="of:=([.D240]-[.E240])/0.16" office:value-type="float" office:value="-0.0840827638779224" calcext:value-type="float">
            <text:p>-0.0840827638779224</text:p>
          </table:table-cell>
        </table:table-row>
        <table:table-row table:style-name="ro1">
          <table:table-cell office:value-type="float" office:value="11.993550586" calcext:value-type="float">
            <text:p>11.99355058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67580084849785" calcext:value-type="float">
            <text:p>0.0767580084849785</text:p>
          </table:table-cell>
          <table:table-cell office:value-type="float" office:value="0.107484199106693" calcext:value-type="float">
            <text:p>0.107484199106693</text:p>
          </table:table-cell>
          <table:table-cell table:number-columns-repeated="2"/>
          <table:table-cell table:formula="of:=([.D241]-[.E241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2.043569291" calcext:value-type="float">
            <text:p>12.04356929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801604827774825" calcext:value-type="float">
            <text:p>0.0801604827774825</text:p>
          </table:table-cell>
          <table:table-cell office:value-type="float" office:value="0.0446964018046856" calcext:value-type="float">
            <text:p>0.0446964018046856</text:p>
          </table:table-cell>
          <table:table-cell table:number-columns-repeated="2"/>
          <table:table-cell table:formula="of:=([.D242]-[.E242])/0.16" office:value-type="float" office:value="-0.0840827638779224" calcext:value-type="float">
            <text:p>-0.0840827638779224</text:p>
          </table:table-cell>
        </table:table-row>
        <table:table-row table:style-name="ro1">
          <table:table-cell office:value-type="float" office:value="12.093565246" calcext:value-type="float">
            <text:p>12.0935652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11966163557751" calcext:value-type="float">
            <text:p>0.111966163557751</text:p>
          </table:table-cell>
          <table:table-cell office:value-type="float" office:value="0.109612599015236" calcext:value-type="float">
            <text:p>0.109612599015236</text:p>
          </table:table-cell>
          <table:table-cell table:number-columns-repeated="2"/>
          <table:table-cell table:formula="of:=([.D243]-[.E243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2.143603088" calcext:value-type="float">
            <text:p>12.14360308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64335631758073" calcext:value-type="float">
            <text:p>0.0864335631758073</text:p>
          </table:table-cell>
          <table:table-cell office:value-type="float" office:value="0.122382998466492" calcext:value-type="float">
            <text:p>0.122382998466492</text:p>
          </table:table-cell>
          <table:table-cell table:number-columns-repeated="2"/>
          <table:table-cell table:formula="of:=([.D244]-[.E244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2.193547972" calcext:value-type="float">
            <text:p>12.19354797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36961499501677" calcext:value-type="float">
            <text:p>0.136961499501677</text:p>
          </table:table-cell>
          <table:table-cell office:value-type="float" office:value="0.123447202146053" calcext:value-type="float">
            <text:p>0.123447202146053</text:p>
          </table:table-cell>
          <table:table-cell table:number-columns-repeated="2"/>
          <table:table-cell table:formula="of:=([.D245]-[.E245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12.243545591" calcext:value-type="float">
            <text:p>12.24354559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43594032684834" calcext:value-type="float">
            <text:p>0.143594032684834</text:p>
          </table:table-cell>
          <table:table-cell office:value-type="float" office:value="0.0766223967075348" calcext:value-type="float">
            <text:p>0.0766223967075348</text:p>
          </table:table-cell>
          <table:table-cell table:number-columns-repeated="2"/>
          <table:table-cell table:formula="of:=([.D246]-[.E246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12.293555018" calcext:value-type="float">
            <text:p>12.2935550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36156666924253" calcext:value-type="float">
            <text:p>0.0836156666924253</text:p>
          </table:table-cell>
          <table:table-cell office:value-type="float" office:value="0.0989705994725227" calcext:value-type="float">
            <text:p>0.0989705994725227</text:p>
          </table:table-cell>
          <table:table-cell table:number-columns-repeated="2"/>
          <table:table-cell table:formula="of:=([.D247]-[.E247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2.343569852" calcext:value-type="float">
            <text:p>12.34356985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9944900530281" calcext:value-type="float">
            <text:p>0.089944900530281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248]-[.E248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2.393572399" calcext:value-type="float">
            <text:p>12.39357239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1900405578719" calcext:value-type="float">
            <text:p>0.11900405578719</text:p>
          </table:table-cell>
          <table:table-cell office:value-type="float" office:value="0.131960794329643" calcext:value-type="float">
            <text:p>0.131960794329643</text:p>
          </table:table-cell>
          <table:table-cell table:number-columns-repeated="2"/>
          <table:table-cell table:formula="of:=([.D249]-[.E249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12.44361069" calcext:value-type="float">
            <text:p>12.4436106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44411374358185" calcext:value-type="float">
            <text:p>0.0744411374358185</text:p>
          </table:table-cell>
          <table:table-cell office:value-type="float" office:value="0.0713014006614685" calcext:value-type="float">
            <text:p>0.0713014006614685</text:p>
          </table:table-cell>
          <table:table-cell table:number-columns-repeated="2"/>
          <table:table-cell table:formula="of:=([.D250]-[.E250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2.493549429" calcext:value-type="float">
            <text:p>12.49354942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552581500660588" calcext:value-type="float">
            <text:p>0.0552581500660588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251]-[.E251])/0.16" office:value-type="float" office:value="-0.0791367189439269" calcext:value-type="float">
            <text:p>-0.0791367189439269</text:p>
          </table:table-cell>
        </table:table-row>
        <table:table-row table:style-name="ro1">
          <table:table-cell office:value-type="float" office:value="12.543552904" calcext:value-type="float">
            <text:p>12.54355290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104129541425008" calcext:value-type="float">
            <text:p>0.104129541425008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252]-[.E252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12.593545691" calcext:value-type="float">
            <text:p>12.59354569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23741529854981" calcext:value-type="float">
            <text:p>0.0723741529854981</text:p>
          </table:table-cell>
          <table:table-cell office:value-type="float" office:value="0.0872644037008286" calcext:value-type="float">
            <text:p>0.0872644037008286</text:p>
          </table:table-cell>
          <table:table-cell table:number-columns-repeated="2"/>
          <table:table-cell table:formula="of:=([.D253]-[.E253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2.643562094" calcext:value-type="float">
            <text:p>12.64356209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74709358767437" calcext:value-type="float">
            <text:p>0.0874709358767437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254]-[.E254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2.693547201" calcext:value-type="float">
            <text:p>12.69354720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6273038222333" calcext:value-type="float">
            <text:p>0.0762730382223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255]-[.E255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2.743568468" calcext:value-type="float">
            <text:p>12.74356846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681312366095222" calcext:value-type="float">
            <text:p>0.0681312366095222</text:p>
          </table:table-cell>
          <table:table-cell office:value-type="float" office:value="0.0702371969819069" calcext:value-type="float">
            <text:p>0.0702371969819069</text:p>
          </table:table-cell>
          <table:table-cell table:number-columns-repeated="2"/>
          <table:table-cell table:formula="of:=([.D256]-[.E256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2.793560359" calcext:value-type="float">
            <text:p>12.79356035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03786952816775" calcext:value-type="float">
            <text:p>0.103786952816775</text:p>
          </table:table-cell>
          <table:table-cell office:value-type="float" office:value="0.146859601140022" calcext:value-type="float">
            <text:p>0.146859601140022</text:p>
          </table:table-cell>
          <table:table-cell table:number-columns-repeated="2"/>
          <table:table-cell table:formula="of:=([.D257]-[.E257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12.843552378" calcext:value-type="float">
            <text:p>12.84355237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29958313790794" calcext:value-type="float">
            <text:p>0.129958313790794</text:p>
          </table:table-cell>
          <table:table-cell office:value-type="float" office:value="0.108548402786255" calcext:value-type="float">
            <text:p>0.108548402786255</text:p>
          </table:table-cell>
          <table:table-cell table:number-columns-repeated="2"/>
          <table:table-cell table:formula="of:=([.D258]-[.E258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2.893539533" calcext:value-type="float">
            <text:p>12.8935395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95283518084562" calcext:value-type="float">
            <text:p>0.0895283518084562</text:p>
          </table:table-cell>
          <table:table-cell office:value-type="float" office:value="0.0723655968904495" calcext:value-type="float">
            <text:p>0.0723655968904495</text:p>
          </table:table-cell>
          <table:table-cell table:number-columns-repeated="2"/>
          <table:table-cell table:formula="of:=([.D259]-[.E259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2.943547231" calcext:value-type="float">
            <text:p>12.9435472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24999210885505" calcext:value-type="float">
            <text:p>0.0724999210885505</text:p>
          </table:table-cell>
          <table:table-cell office:value-type="float" office:value="0.105355799198151" calcext:value-type="float">
            <text:p>0.105355799198151</text:p>
          </table:table-cell>
          <table:table-cell table:number-columns-repeated="2"/>
          <table:table-cell table:formula="of:=([.D260]-[.E260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2.993547506" calcext:value-type="float">
            <text:p>12.99354750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4187432238283" calcext:value-type="float">
            <text:p>0.14187432238283</text:p>
          </table:table-cell>
          <table:table-cell office:value-type="float" office:value="0.0787507966160774" calcext:value-type="float">
            <text:p>0.0787507966160774</text:p>
          </table:table-cell>
          <table:table-cell table:number-columns-repeated="2"/>
          <table:table-cell table:formula="of:=([.D261]-[.E261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3.043565157" calcext:value-type="float">
            <text:p>13.04356515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48830969360613" calcext:value-type="float">
            <text:p>0.0848830969360613</text:p>
          </table:table-cell>
          <table:table-cell office:value-type="float" office:value="0.160694196820259" calcext:value-type="float">
            <text:p>0.160694196820259</text:p>
          </table:table-cell>
          <table:table-cell table:number-columns-repeated="2"/>
          <table:table-cell table:formula="of:=([.D262]-[.E262])/0.16" office:value-type="float" office:value="-0.108812988547899" calcext:value-type="float">
            <text:p>-0.108812988547899</text:p>
          </table:table-cell>
        </table:table-row>
        <table:table-row table:style-name="ro1">
          <table:table-cell office:value-type="float" office:value="13.093553017" calcext:value-type="float">
            <text:p>13.09355301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97765370703244" calcext:value-type="float">
            <text:p>0.0897765370703244</text:p>
          </table:table-cell>
          <table:table-cell office:value-type="float" office:value="0.0787507966160774" calcext:value-type="float">
            <text:p>0.0787507966160774</text:p>
          </table:table-cell>
          <table:table-cell table:number-columns-repeated="2"/>
          <table:table-cell table:formula="of:=([.D263]-[.E263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13.143543213" calcext:value-type="float">
            <text:p>13.1435432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19280356073499" calcext:value-type="float">
            <text:p>0.119280356073499</text:p>
          </table:table-cell>
          <table:table-cell office:value-type="float" office:value="0.0744939967989922" calcext:value-type="float">
            <text:p>0.0744939967989922</text:p>
          </table:table-cell>
          <table:table-cell table:number-columns-repeated="2"/>
          <table:table-cell table:formula="of:=([.D264]-[.E264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3.193565792" calcext:value-type="float">
            <text:p>13.1935657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06992049136633" calcext:value-type="float">
            <text:p>0.0906992049136633</text:p>
          </table:table-cell>
          <table:table-cell office:value-type="float" office:value="0.119190402328968" calcext:value-type="float">
            <text:p>0.119190402328968</text:p>
          </table:table-cell>
          <table:table-cell table:number-columns-repeated="2"/>
          <table:table-cell table:formula="of:=([.D265]-[.E265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13.243545396" calcext:value-type="float">
            <text:p>13.24354539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833337643103535" calcext:value-type="float">
            <text:p>0.0833337643103535</text:p>
          </table:table-cell>
          <table:table-cell office:value-type="float" office:value="0.0691730007529259" calcext:value-type="float">
            <text:p>0.0691730007529259</text:p>
          </table:table-cell>
          <table:table-cell table:number-columns-repeated="2"/>
          <table:table-cell table:formula="of:=([.D266]-[.E266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3.293542632" calcext:value-type="float">
            <text:p>13.29354263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21367865750065" calcext:value-type="float">
            <text:p>0.121367865750065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267]-[.E267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3.343543996" calcext:value-type="float">
            <text:p>13.34354399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102719082419" calcext:value-type="float">
            <text:p>0.08102719082419</text:p>
          </table:table-cell>
          <table:table-cell office:value-type="float" office:value="0.0851359963417053" calcext:value-type="float">
            <text:p>0.0851359963417053</text:p>
          </table:table-cell>
          <table:table-cell table:number-columns-repeated="2"/>
          <table:table-cell table:formula="of:=([.D268]-[.E268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13.393547984" calcext:value-type="float">
            <text:p>13.39354798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723748630229078" calcext:value-type="float">
            <text:p>0.0723748630229078</text:p>
          </table:table-cell>
          <table:table-cell office:value-type="float" office:value="0.0872644037008286" calcext:value-type="float">
            <text:p>0.0872644037008286</text:p>
          </table:table-cell>
          <table:table-cell table:number-columns-repeated="2"/>
          <table:table-cell table:formula="of:=([.D269]-[.E269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3.443556899" calcext:value-type="float">
            <text:p>13.44355689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139576325413981" calcext:value-type="float">
            <text:p>0.139576325413981</text:p>
          </table:table-cell>
          <table:table-cell office:value-type="float" office:value="0.062787801027298" calcext:value-type="float">
            <text:p>0.062787801027298</text:p>
          </table:table-cell>
          <table:table-cell table:number-columns-repeated="2"/>
          <table:table-cell table:formula="of:=([.D270]-[.E270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3.493550231" calcext:value-type="float">
            <text:p>13.49355023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41323106799575" calcext:value-type="float">
            <text:p>0.041323106799575</text:p>
          </table:table-cell>
          <table:table-cell office:value-type="float" office:value="0.0989705994725227" calcext:value-type="float">
            <text:p>0.0989705994725227</text:p>
          </table:table-cell>
          <table:table-cell table:number-columns-repeated="2"/>
          <table:table-cell table:formula="of:=([.D271]-[.E271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3.543552651" calcext:value-type="float">
            <text:p>13.5435526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29684535327951" calcext:value-type="float">
            <text:p>0.0829684535327951</text:p>
          </table:table-cell>
          <table:table-cell office:value-type="float" office:value="0.0893928036093712" calcext:value-type="float">
            <text:p>0.0893928036093712</text:p>
          </table:table-cell>
          <table:table-cell table:number-columns-repeated="2"/>
          <table:table-cell table:formula="of:=([.D272]-[.E272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3.593550751" calcext:value-type="float">
            <text:p>13.5935507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68649750283664" calcext:value-type="float">
            <text:p>0.0768649750283664</text:p>
          </table:table-cell>
          <table:table-cell office:value-type="float" office:value="0.0617236010730267" calcext:value-type="float">
            <text:p>0.0617236010730267</text:p>
          </table:table-cell>
          <table:table-cell table:number-columns-repeated="2"/>
          <table:table-cell table:formula="of:=([.D273]-[.E273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3.643597266" calcext:value-type="float">
            <text:p>13.64359726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767460737575363" calcext:value-type="float">
            <text:p>0.0767460737575363</text:p>
          </table:table-cell>
          <table:table-cell office:value-type="float" office:value="0.109612599015236" calcext:value-type="float">
            <text:p>0.109612599015236</text:p>
          </table:table-cell>
          <table:table-cell table:number-columns-repeated="2"/>
          <table:table-cell table:formula="of:=([.D274]-[.E274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3.693551782" calcext:value-type="float">
            <text:p>13.69355178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77287447094566" calcext:value-type="float">
            <text:p>0.077287447094566</text:p>
          </table:table-cell>
          <table:table-cell office:value-type="float" office:value="0.101098999381065" calcext:value-type="float">
            <text:p>0.101098999381065</text:p>
          </table:table-cell>
          <table:table-cell table:number-columns-repeated="2"/>
          <table:table-cell table:formula="of:=([.D275]-[.E275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3.743555674" calcext:value-type="float">
            <text:p>13.74355567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25302101869858" calcext:value-type="float">
            <text:p>0.125302101869858</text:p>
          </table:table-cell>
          <table:table-cell office:value-type="float" office:value="0.114933602511883" calcext:value-type="float">
            <text:p>0.114933602511883</text:p>
          </table:table-cell>
          <table:table-cell table:number-columns-repeated="2"/>
          <table:table-cell table:formula="of:=([.D276]-[.E276])/0.16" office:value-type="float" office:value="-0.108812988547899" calcext:value-type="float">
            <text:p>-0.108812988547899</text:p>
          </table:table-cell>
        </table:table-row>
        <table:table-row table:style-name="ro1">
          <table:table-cell office:value-type="float" office:value="13.793555822" calcext:value-type="float">
            <text:p>13.7935558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73434420233725" calcext:value-type="float">
            <text:p>0.0673434420233725</text:p>
          </table:table-cell>
          <table:table-cell office:value-type="float" office:value="0.0521458014845848" calcext:value-type="float">
            <text:p>0.0521458014845848</text:p>
          </table:table-cell>
          <table:table-cell table:number-columns-repeated="2"/>
          <table:table-cell table:formula="of:=([.D277]-[.E277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13.843558945" calcext:value-type="float">
            <text:p>13.84355894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07341695471586" calcext:value-type="float">
            <text:p>0.107341695471586</text:p>
          </table:table-cell>
          <table:table-cell office:value-type="float" office:value="0.109612599015236" calcext:value-type="float">
            <text:p>0.109612599015236</text:p>
          </table:table-cell>
          <table:table-cell table:number-columns-repeated="2"/>
          <table:table-cell table:formula="of:=([.D278]-[.E278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13.893551189" calcext:value-type="float">
            <text:p>13.89355118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21946354072803" calcext:value-type="float">
            <text:p>0.121946354072803</text:p>
          </table:table-cell>
          <table:table-cell office:value-type="float" office:value="0.101098999381065" calcext:value-type="float">
            <text:p>0.101098999381065</text:p>
          </table:table-cell>
          <table:table-cell table:number-columns-repeated="2"/>
          <table:table-cell table:formula="of:=([.D279]-[.E279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3.943542633" calcext:value-type="float">
            <text:p>13.9435426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985493083025284" calcext:value-type="float">
            <text:p>0.0985493083025284</text:p>
          </table:table-cell>
          <table:table-cell office:value-type="float" office:value="0.11280520260334" calcext:value-type="float">
            <text:p>0.11280520260334</text:p>
          </table:table-cell>
          <table:table-cell table:number-columns-repeated="2"/>
          <table:table-cell table:formula="of:=([.D280]-[.E280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3.993561533" calcext:value-type="float">
            <text:p>13.9935615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45054349844163" calcext:value-type="float">
            <text:p>0.0845054349844163</text:p>
          </table:table-cell>
          <table:table-cell office:value-type="float" office:value="0.108548402786255" calcext:value-type="float">
            <text:p>0.108548402786255</text:p>
          </table:table-cell>
          <table:table-cell table:number-columns-repeated="2"/>
          <table:table-cell table:formula="of:=([.D281]-[.E281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4.043558321" calcext:value-type="float">
            <text:p>14.04355832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27471339726346" calcext:value-type="float">
            <text:p>0.127471339726346</text:p>
          </table:table-cell>
          <table:table-cell office:value-type="float" office:value="0.109612599015236" calcext:value-type="float">
            <text:p>0.109612599015236</text:p>
          </table:table-cell>
          <table:table-cell table:number-columns-repeated="2"/>
          <table:table-cell table:formula="of:=([.D282]-[.E282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4.093550533" calcext:value-type="float">
            <text:p>14.0935505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66700643316711" calcext:value-type="float">
            <text:p>0.0866700643316711</text:p>
          </table:table-cell>
          <table:table-cell office:value-type="float" office:value="0.0659803971648216" calcext:value-type="float">
            <text:p>0.0659803971648216</text:p>
          </table:table-cell>
          <table:table-cell table:number-columns-repeated="2"/>
          <table:table-cell table:formula="of:=([.D283]-[.E283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4.143562522" calcext:value-type="float">
            <text:p>14.1435625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639827218020973" calcext:value-type="float">
            <text:p>0.0639827218020973</text:p>
          </table:table-cell>
          <table:table-cell office:value-type="float" office:value="0.115997798740864" calcext:value-type="float">
            <text:p>0.115997798740864</text:p>
          </table:table-cell>
          <table:table-cell table:number-columns-repeated="2"/>
          <table:table-cell table:formula="of:=([.D284]-[.E284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4.193543215" calcext:value-type="float">
            <text:p>14.19354321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20631976183336" calcext:value-type="float">
            <text:p>0.120631976183336</text:p>
          </table:table-cell>
          <table:table-cell office:value-type="float" office:value="0.139410197734833" calcext:value-type="float">
            <text:p>0.139410197734833</text:p>
          </table:table-cell>
          <table:table-cell table:number-columns-repeated="2"/>
          <table:table-cell table:formula="of:=([.D285]-[.E285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4.243553251" calcext:value-type="float">
            <text:p>14.2435532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670752711383057" calcext:value-type="float">
            <text:p>0.0670752711383057</text:p>
          </table:table-cell>
          <table:table-cell office:value-type="float" office:value="0.0989705994725227" calcext:value-type="float">
            <text:p>0.0989705994725227</text:p>
          </table:table-cell>
          <table:table-cell table:number-columns-repeated="2"/>
          <table:table-cell table:formula="of:=([.D286]-[.E286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4.293560024" calcext:value-type="float">
            <text:p>14.2935600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951233326182637" calcext:value-type="float">
            <text:p>0.0951233326182637</text:p>
          </table:table-cell>
          <table:table-cell office:value-type="float" office:value="0.105355799198151" calcext:value-type="float">
            <text:p>0.105355799198151</text:p>
          </table:table-cell>
          <table:table-cell table:number-columns-repeated="2"/>
          <table:table-cell table:formula="of:=([.D287]-[.E287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4.343561228" calcext:value-type="float">
            <text:p>14.34356122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103969266225581" calcext:value-type="float">
            <text:p>0.103969266225581</text:p>
          </table:table-cell>
          <table:table-cell office:value-type="float" office:value="0.0893928036093712" calcext:value-type="float">
            <text:p>0.0893928036093712</text:p>
          </table:table-cell>
          <table:table-cell table:number-columns-repeated="2"/>
          <table:table-cell table:formula="of:=([.D288]-[.E288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4.393547777" calcext:value-type="float">
            <text:p>14.39354777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37909076800323" calcext:value-type="float">
            <text:p>0.0837909076800323</text:p>
          </table:table-cell>
          <table:table-cell office:value-type="float" office:value="0.101098999381065" calcext:value-type="float">
            <text:p>0.101098999381065</text:p>
          </table:table-cell>
          <table:table-cell table:number-columns-repeated="2"/>
          <table:table-cell table:formula="of:=([.D289]-[.E289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4.443568917" calcext:value-type="float">
            <text:p>14.44356891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695995290564684" calcext:value-type="float">
            <text:p>0.0695995290564684</text:p>
          </table:table-cell>
          <table:table-cell office:value-type="float" office:value="0.0553384013473988" calcext:value-type="float">
            <text:p>0.0553384013473988</text:p>
          </table:table-cell>
          <table:table-cell table:number-columns-repeated="2"/>
          <table:table-cell table:formula="of:=([.D290]-[.E290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4.49355073" calcext:value-type="float">
            <text:p>14.4935507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73381643010301" calcext:value-type="float">
            <text:p>0.0973381643010301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428185062136771" calcext:value-type="float">
            <text:p>0.0428185062136771</text:p>
          </table:table-cell>
          <table:table-cell office:value-type="float" office:value="0.0542742013931274" calcext:value-type="float">
            <text:p>0.0542742013931274</text:p>
          </table:table-cell>
          <table:table-cell table:number-columns-repeated="2"/>
          <table:table-cell table:formula="of:=([.D291]-[.E291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14.543567007" calcext:value-type="float">
            <text:p>14.54356700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51197607444199" calcext:value-type="float">
            <text:p>0.0951197607444199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292]-[.E292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4.593573363" calcext:value-type="float">
            <text:p>14.59357336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8318234159961" calcext:value-type="float">
            <text:p>0.08318234159961</text:p>
          </table:table-cell>
          <table:table-cell office:value-type="float" office:value="0.118126198649406" calcext:value-type="float">
            <text:p>0.118126198649406</text:p>
          </table:table-cell>
          <table:table-cell table:number-columns-repeated="2"/>
          <table:table-cell table:formula="of:=([.D293]-[.E293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4.643547528" calcext:value-type="float">
            <text:p>14.64354752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6747314267368" calcext:value-type="float">
            <text:p>0.086747314267368</text:p>
          </table:table-cell>
          <table:table-cell office:value-type="float" office:value="0.0947137996554375" calcext:value-type="float">
            <text:p>0.0947137996554375</text:p>
          </table:table-cell>
          <table:table-cell table:number-columns-repeated="2"/>
          <table:table-cell table:formula="of:=([.D294]-[.E294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14.693547293" calcext:value-type="float">
            <text:p>14.69354729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931495132937845" calcext:value-type="float">
            <text:p>0.0931495132937845</text:p>
          </table:table-cell>
          <table:table-cell office:value-type="float" office:value="0.122382998466492" calcext:value-type="float">
            <text:p>0.122382998466492</text:p>
          </table:table-cell>
          <table:table-cell table:number-columns-repeated="2"/>
          <table:table-cell table:formula="of:=([.D295]-[.E295])/0.16" office:value-type="float" office:value="-0.0939748537459132" calcext:value-type="float">
            <text:p>-0.0939748537459132</text:p>
          </table:table-cell>
        </table:table-row>
        <table:table-row table:style-name="ro1">
          <table:table-cell office:value-type="float" office:value="14.743537426" calcext:value-type="float">
            <text:p>14.74353742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82245174841263" calcext:value-type="float">
            <text:p>0.0782245174841263</text:p>
          </table:table-cell>
          <table:table-cell office:value-type="float" office:value="0.10429160296917" calcext:value-type="float">
            <text:p>0.10429160296917</text:p>
          </table:table-cell>
          <table:table-cell table:number-columns-repeated="2"/>
          <table:table-cell table:formula="of:=([.D296]-[.E296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14.793543462" calcext:value-type="float">
            <text:p>14.79354346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926013421018742" calcext:value-type="float">
            <text:p>0.0926013421018742</text:p>
          </table:table-cell>
          <table:table-cell office:value-type="float" office:value="0.0872644037008286" calcext:value-type="float">
            <text:p>0.0872644037008286</text:p>
          </table:table-cell>
          <table:table-cell table:number-columns-repeated="2"/>
          <table:table-cell table:formula="of:=([.D297]-[.E297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14.843541755" calcext:value-type="float">
            <text:p>14.84354175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53841407994857" calcext:value-type="float">
            <text:p>0.153841407994857</text:p>
          </table:table-cell>
          <table:table-cell office:value-type="float" office:value="0.131960794329643" calcext:value-type="float">
            <text:p>0.131960794329643</text:p>
          </table:table-cell>
          <table:table-cell table:number-columns-repeated="2"/>
          <table:table-cell table:formula="of:=([.D298]-[.E298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14.893541584" calcext:value-type="float">
            <text:p>14.89354158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0746672058939922" calcext:value-type="float">
            <text:p>0.0746672058939922</text:p>
          </table:table-cell>
          <table:table-cell office:value-type="float" office:value="0.0819434002041817" calcext:value-type="float">
            <text:p>0.0819434002041817</text:p>
          </table:table-cell>
          <table:table-cell table:number-columns-repeated="2"/>
          <table:table-cell table:formula="of:=([.D299]-[.E299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14.943546116" calcext:value-type="float">
            <text:p>14.943546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05075633326656" calcext:value-type="float">
            <text:p>0.105075633326656</text:p>
          </table:table-cell>
          <table:table-cell office:value-type="float" office:value="0.115997798740864" calcext:value-type="float">
            <text:p>0.115997798740864</text:p>
          </table:table-cell>
          <table:table-cell table:number-columns-repeated="2"/>
          <table:table-cell table:formula="of:=([.D300]-[.E300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14.993571288" calcext:value-type="float">
            <text:p>14.99357128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39142893459235" calcext:value-type="float">
            <text:p>0.139142893459235</text:p>
          </table:table-cell>
          <table:table-cell office:value-type="float" office:value="0.0415037982165813" calcext:value-type="float">
            <text:p>0.0415037982165813</text:p>
          </table:table-cell>
          <table:table-cell table:number-columns-repeated="2"/>
          <table:table-cell table:formula="of:=([.D301]-[.E301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5.043615244" calcext:value-type="float">
            <text:p>15.04361524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813122907161341" calcext:value-type="float">
            <text:p>0.0813122907161341</text:p>
          </table:table-cell>
          <table:table-cell office:value-type="float" office:value="0.0766223967075348" calcext:value-type="float">
            <text:p>0.0766223967075348</text:p>
          </table:table-cell>
          <table:table-cell table:number-columns-repeated="2"/>
          <table:table-cell table:formula="of:=([.D302]-[.E302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5.093572898" calcext:value-type="float">
            <text:p>15.0935728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625124227339002" calcext:value-type="float">
            <text:p>0.0625124227339002</text:p>
          </table:table-cell>
          <table:table-cell office:value-type="float" office:value="0.123447202146053" calcext:value-type="float">
            <text:p>0.123447202146053</text:p>
          </table:table-cell>
          <table:table-cell table:number-columns-repeated="2"/>
          <table:table-cell table:formula="of:=([.D303]-[.E303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5.143559096" calcext:value-type="float">
            <text:p>15.14355909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788835431825694" calcext:value-type="float">
            <text:p>0.0788835431825694</text:p>
          </table:table-cell>
          <table:table-cell office:value-type="float" office:value="0.062787801027298" calcext:value-type="float">
            <text:p>0.062787801027298</text:p>
          </table:table-cell>
          <table:table-cell table:number-columns-repeated="2"/>
          <table:table-cell table:formula="of:=([.D304]-[.E304])/0.16" office:value-type="float" office:value="-0.0741906740099314" calcext:value-type="float">
            <text:p>-0.0741906740099314</text:p>
          </table:table-cell>
        </table:table-row>
        <table:table-row table:style-name="ro1">
          <table:table-cell office:value-type="float" office:value="15.193552206" calcext:value-type="float">
            <text:p>15.19355220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4460469005983" calcext:value-type="float">
            <text:p>0.104460469005983</text:p>
          </table:table-cell>
          <table:table-cell office:value-type="float" office:value="0.112374140900376" calcext:value-type="float">
            <text:p>0.112374140900376</text:p>
          </table:table-cell>
          <table:table-cell office:value-type="float" office:value="0.0576565116896851" calcext:value-type="float">
            <text:p>0.0576565116896851</text:p>
          </table:table-cell>
          <table:table-cell office:value-type="float" office:value="0.0255408007651567" calcext:value-type="float">
            <text:p>0.0255408007651567</text:p>
          </table:table-cell>
          <table:table-cell table:number-columns-repeated="2"/>
          <table:table-cell table:formula="of:=([.D305]-[.E305])/0.16" office:value-type="float" office:value="-0.0494604493399543" calcext:value-type="float">
            <text:p>-0.0494604493399543</text:p>
          </table:table-cell>
        </table:table-row>
        <table:table-row table:style-name="ro1">
          <table:table-cell office:value-type="float" office:value="15.243551299" calcext:value-type="float">
            <text:p>15.24355129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5251836195423" calcext:value-type="float">
            <text:p>0.105251836195423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122749300728911" calcext:value-type="float">
            <text:p>-0.00122749300728911</text:p>
          </table:table-cell>
          <table:table-cell office:value-type="float" office:value="0.029797600582242" calcext:value-type="float">
            <text:p>0.029797600582242</text:p>
          </table:table-cell>
          <table:table-cell table:number-columns-repeated="2"/>
          <table:table-cell table:formula="of:=([.D306]-[.E306])/0.16" office:value-type="float" office:value="-0.0148381348019863" calcext:value-type="float">
            <text:p>-0.0148381348019863</text:p>
          </table:table-cell>
        </table:table-row>
        <table:table-row table:style-name="ro1">
          <table:table-cell office:value-type="float" office:value="15.293569976" calcext:value-type="float">
            <text:p>15.29356997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16374381695486" calcext:value-type="float">
            <text:p>0.016374381695486</text:p>
          </table:table-cell>
          <table:table-cell office:value-type="float" office:value="0.0340543985366821" calcext:value-type="float">
            <text:p>0.0340543985366821</text:p>
          </table:table-cell>
          <table:table-cell table:number-columns-repeated="2"/>
          <table:table-cell table:formula="of:=([.D307]-[.E307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15.343545934" calcext:value-type="float">
            <text:p>15.34354593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312452324942135" calcext:value-type="float">
            <text:p>0.0312452324942135</text:p>
          </table:table-cell>
          <table:table-cell office:value-type="float" office:value="0.0255408007651567" calcext:value-type="float">
            <text:p>0.0255408007651567</text:p>
          </table:table-cell>
          <table:table-cell table:number-columns-repeated="2"/>
          <table:table-cell table:formula="of:=([.D308]-[.E308])/0.16" office:value-type="float" office:value="-0.0197841797359818" calcext:value-type="float">
            <text:p>-0.0197841797359818</text:p>
          </table:table-cell>
        </table:table-row>
        <table:table-row table:style-name="ro1">
          <table:table-cell office:value-type="float" office:value="15.393569283" calcext:value-type="float">
            <text:p>15.39356928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247079002055821" calcext:value-type="float">
            <text:p>0.0247079002055821</text:p>
          </table:table-cell>
          <table:table-cell office:value-type="float" office:value="0.0159629993140697" calcext:value-type="float">
            <text:p>0.0159629993140697</text:p>
          </table:table-cell>
          <table:table-cell table:number-columns-repeated="2"/>
          <table:table-cell table:formula="of:=([.D309]-[.E309])/0.16" office:value-type="float" office:value="-0.0247302246699771" calcext:value-type="float">
            <text:p>-0.0247302246699771</text:p>
          </table:table-cell>
        </table:table-row>
        <table:table-row table:style-name="ro1">
          <table:table-cell office:value-type="float" office:value="15.443591736" calcext:value-type="float">
            <text:p>15.4435917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1582773710937" calcext:value-type="float">
            <text:p>0.111582773710937</text:p>
          </table:table-cell>
          <table:table-cell office:value-type="float" office:value="0.0068336239159197" calcext:value-type="float">
            <text:p>0.0068336239159197</text:p>
          </table:table-cell>
          <table:table-cell office:value-type="float" office:value="-0.0170271992683411" calcext:value-type="float">
            <text:p>-0.0170271992683411</text:p>
          </table:table-cell>
          <table:table-cell table:number-columns-repeated="2"/>
          <table:table-cell table:formula="of:=([.D310]-[.E310])/0.16" office:value-type="float" office:value="-0.0148381348019862" calcext:value-type="float">
            <text:p>-0.0148381348019862</text:p>
          </table:table-cell>
        </table:table-row>
        <table:table-row table:style-name="ro1">
          <table:table-cell office:value-type="float" office:value="15.493538511" calcext:value-type="float">
            <text:p>15.49353851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203594002552512" calcext:value-type="float">
            <text:p>0.0203594002552512</text:p>
          </table:table-cell>
          <table:table-cell office:value-type="float" office:value="0.020219799131155" calcext:value-type="float">
            <text:p>0.020219799131155</text:p>
          </table:table-cell>
          <table:table-cell table:number-columns-repeated="2"/>
          <table:table-cell table:formula="of:=([.D311]-[.E311])/0.16" office:value-type="float" office:value="-0.0148381348019862" calcext:value-type="float">
            <text:p>-0.0148381348019862</text:p>
          </table:table-cell>
        </table:table-row>
        <table:table-row table:style-name="ro1">
          <table:table-cell office:value-type="float" office:value="15.543561156" calcext:value-type="float">
            <text:p>15.54356115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0391060615979451" calcext:value-type="float">
            <text:p>-0.00391060615979451</text:p>
          </table:table-cell>
          <table:table-cell office:value-type="float" office:value="0.0212839990854263" calcext:value-type="float">
            <text:p>0.0212839990854263</text:p>
          </table:table-cell>
          <table:table-cell table:number-columns-repeated="2"/>
          <table:table-cell table:formula="of:=([.D312]-[.E312])/0.16" office:value-type="float" office:value="-0.0098920898679908" calcext:value-type="float">
            <text:p>-0.0098920898679908</text:p>
          </table:table-cell>
        </table:table-row>
        <table:table-row table:style-name="ro1">
          <table:table-cell office:value-type="float" office:value="15.593549401" calcext:value-type="float">
            <text:p>15.59354940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-0.00981689459904763" calcext:value-type="float">
            <text:p>-0.00981689459904763</text:p>
          </table:table-cell>
          <table:table-cell office:value-type="float" office:value="-0.00957779958844185" calcext:value-type="float">
            <text:p>-0.00957779958844185</text:p>
          </table:table-cell>
          <table:table-cell table:number-columns-repeated="2"/>
          <table:table-cell table:formula="of:=([.D313]-[.E313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15.643554831" calcext:value-type="float">
            <text:p>15.64355483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040457518563615" calcext:value-type="float">
            <text:p>-0.0040457518563615</text:p>
          </table:table-cell>
          <table:table-cell office:value-type="float" office:value="-0.0234124008566141" calcext:value-type="float">
            <text:p>-0.0234124008566141</text:p>
          </table:table-cell>
          <table:table-cell table:number-columns-repeated="2"/>
          <table:table-cell table:formula="of:=([.D314]-[.E314])/0.16" office:value-type="float" office:value="0.0148381348019862" calcext:value-type="float">
            <text:p>0.0148381348019862</text:p>
          </table:table-cell>
        </table:table-row>
        <table:table-row table:style-name="ro1">
          <table:table-cell office:value-type="float" office:value="15.693603844" calcext:value-type="float">
            <text:p>15.69360384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-0.0264944204222408" calcext:value-type="float">
            <text:p>-0.0264944204222408</text:p>
          </table:table-cell>
          <table:table-cell office:value-type="float" office:value="-0.00532099977135658" calcext:value-type="float">
            <text:p>-0.00532099977135658</text:p>
          </table:table-cell>
          <table:table-cell table:number-columns-repeated="2"/>
          <table:table-cell table:formula="of:=([.D315]-[.E315])/0.16" office:value-type="float" office:value="0.0148381348019862" calcext:value-type="float">
            <text:p>0.0148381348019862</text:p>
          </table:table-cell>
        </table:table-row>
        <table:table-row table:style-name="ro1">
          <table:table-cell office:value-type="float" office:value="15.743555834" calcext:value-type="float">
            <text:p>15.74355583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-0.00103004429958895" calcext:value-type="float">
            <text:p>-0.00103004429958895</text:p>
          </table:table-cell>
          <table:table-cell office:value-type="float" office:value="0.00638520019128919" calcext:value-type="float">
            <text:p>0.00638520019128919</text:p>
          </table:table-cell>
          <table:table-cell table:number-columns-repeated="2"/>
          <table:table-cell table:formula="of:=([.D316]-[.E316])/0.16" office:value-type="float" office:value="0.0098920898679908" calcext:value-type="float">
            <text:p>0.0098920898679908</text:p>
          </table:table-cell>
        </table:table-row>
        <table:table-row table:style-name="ro1">
          <table:table-cell office:value-type="float" office:value="15.793566159" calcext:value-type="float">
            <text:p>15.7935661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155224930222256" calcext:value-type="float">
            <text:p>-0.0155224930222256</text:p>
          </table:table-cell>
          <table:table-cell office:value-type="float" office:value="-0.0681087970733643" calcext:value-type="float">
            <text:p>-0.0681087970733643</text:p>
          </table:table-cell>
          <table:table-cell table:number-columns-repeated="2"/>
          <table:table-cell table:formula="of:=([.D317]-[.E317])/0.16" office:value-type="float" office:value="0.0247302246699771" calcext:value-type="float">
            <text:p>0.0247302246699771</text:p>
          </table:table-cell>
        </table:table-row>
        <table:table-row table:style-name="ro1">
          <table:table-cell office:value-type="float" office:value="15.843564389" calcext:value-type="float">
            <text:p>15.84356438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-0.0198211221795838" calcext:value-type="float">
            <text:p>-0.0198211221795838</text:p>
          </table:table-cell>
          <table:table-cell office:value-type="float" office:value="0.0074494001455605" calcext:value-type="float">
            <text:p>0.0074494001455605</text:p>
          </table:table-cell>
          <table:table-cell table:number-columns-repeated="2"/>
          <table:table-cell table:formula="of:=([.D318]-[.E318])/0.16" office:value-type="float" office:value="0.00494604493399544" calcext:value-type="float">
            <text:p>0.00494604493399544</text:p>
          </table:table-cell>
        </table:table-row>
        <table:table-row table:style-name="ro1">
          <table:table-cell office:value-type="float" office:value="15.893558522" calcext:value-type="float">
            <text:p>15.89355852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-0.0247030533817661" calcext:value-type="float">
            <text:p>-0.0247030533817661</text:p>
          </table:table-cell>
          <table:table-cell office:value-type="float" office:value="0.0138346003368497" calcext:value-type="float">
            <text:p>0.0138346003368497</text:p>
          </table:table-cell>
          <table:table-cell table:number-columns-repeated="2"/>
          <table:table-cell table:formula="of:=([.D319]-[.E319])/0.16" office:value-type="float" office:value="-0.00494604493399536" calcext:value-type="float">
            <text:p>-0.00494604493399536</text:p>
          </table:table-cell>
        </table:table-row>
        <table:table-row table:style-name="ro1">
          <table:table-cell office:value-type="float" office:value="15.943557712" calcext:value-type="float">
            <text:p>15.9435577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7625937763741" calcext:value-type="float">
            <text:p>0.107625937763741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00753408179704322" calcext:value-type="float">
            <text:p>0.0007534081797043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D320]-[.E320])/0.16" office:value-type="float" office:value="-0.0148381348019862" calcext:value-type="float">
            <text:p>-0.0148381348019862</text:p>
          </table:table-cell>
        </table:table-row>
        <table:table-row table:style-name="ro1">
          <table:table-cell office:value-type="float" office:value="15.993547813" calcext:value-type="float">
            <text:p>15.99354781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0345811093661142" calcext:value-type="float">
            <text:p>0.00345811093661142</text:p>
          </table:table-cell>
          <table:table-cell office:value-type="float" office:value="0.020219799131155" calcext:value-type="float">
            <text:p>0.020219799131155</text:p>
          </table:table-cell>
          <table:table-cell table:number-columns-repeated="2"/>
          <table:table-cell table:formula="of:=([.D321]-[.E321])/0.16" office:value-type="float" office:value="-0.0148381348019862" calcext:value-type="float">
            <text:p>-0.0148381348019862</text:p>
          </table:table-cell>
        </table:table-row>
        <table:table-row table:style-name="ro1">
          <table:table-cell office:value-type="float" office:value="16.043544603" calcext:value-type="float">
            <text:p>16.0435446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0340772406917296" calcext:value-type="float">
            <text:p>0.00340772406917296</text:p>
          </table:table-cell>
          <table:table-cell office:value-type="float" office:value="0.0319259986281395" calcext:value-type="float">
            <text:p>0.0319259986281395</text:p>
          </table:table-cell>
          <table:table-cell table:number-columns-repeated="2"/>
          <table:table-cell table:formula="of:=([.D322]-[.E322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16.093537361" calcext:value-type="float">
            <text:p>16.09353736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09208672142619" calcext:value-type="float">
            <text:p>0.109208672142619</text:p>
          </table:table-cell>
          <table:table-cell office:value-type="float" office:value="0.035877055059086" calcext:value-type="float">
            <text:p>0.035877055059086</text:p>
          </table:table-cell>
          <table:table-cell office:value-type="float" office:value="-0.0127704003825784" calcext:value-type="float">
            <text:p>-0.0127704003825784</text:p>
          </table:table-cell>
          <table:table-cell table:number-columns-repeated="2"/>
          <table:table-cell table:formula="of:=([.D323]-[.E323])/0.16" office:value-type="float" office:value="-0.00494604493399544" calcext:value-type="float">
            <text:p>-0.00494604493399544</text:p>
          </table:table-cell>
        </table:table-row>
        <table:table-row table:style-name="ro1">
          <table:table-cell office:value-type="float" office:value="16.143543463" calcext:value-type="float">
            <text:p>16.14354346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841730495318" calcext:value-type="float">
            <text:p>0.10841730495318</text:p>
          </table:table-cell>
          <table:table-cell office:value-type="float" office:value="0.110000039332058" calcext:value-type="float">
            <text:p>0.110000039332058</text:p>
          </table:table-cell>
          <table:table-cell office:value-type="float" office:value="0.00788929156832138" calcext:value-type="float">
            <text:p>0.00788929156832138</text:p>
          </table:table-cell>
          <table:table-cell office:value-type="float" office:value="0.0276692006736994" calcext:value-type="float">
            <text:p>0.0276692006736994</text:p>
          </table:table-cell>
          <table:table-cell table:number-columns-repeated="2"/>
          <table:table-cell table:formula="of:=([.D324]-[.E324])/0.16" office:value-type="float" office:value="-0.0098920898679908" calcext:value-type="float">
            <text:p>-0.0098920898679908</text:p>
          </table:table-cell>
        </table:table-row>
        <table:table-row table:style-name="ro1">
          <table:table-cell office:value-type="float" office:value="16.19354035" calcext:value-type="float">
            <text:p>16.1935403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834570574301" calcext:value-type="float">
            <text:p>0.106834570574301</text:p>
          </table:table-cell>
          <table:table-cell office:value-type="float" office:value="0.110791406521498" calcext:value-type="float">
            <text:p>0.110791406521498</text:p>
          </table:table-cell>
          <table:table-cell office:value-type="float" office:value="0.0128116830141249" calcext:value-type="float">
            <text:p>0.0128116830141249</text:p>
          </table:table-cell>
          <table:table-cell office:value-type="float" office:value="0.0234124008566141" calcext:value-type="float">
            <text:p>0.0234124008566141</text:p>
          </table:table-cell>
          <table:table-cell table:number-columns-repeated="2"/>
          <table:table-cell table:formula="of:=([.D325]-[.E325])/0.16" office:value-type="float" office:value="-0.0247302246699771" calcext:value-type="float">
            <text:p>-0.0247302246699771</text:p>
          </table:table-cell>
        </table:table-row>
        <table:table-row table:style-name="ro1">
          <table:table-cell office:value-type="float" office:value="16.243557396" calcext:value-type="float">
            <text:p>16.24355739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6043203384862" calcext:value-type="float">
            <text:p>0.106043203384862</text:p>
          </table:table-cell>
          <table:table-cell office:value-type="float" office:value="0.113165508089815" calcext:value-type="float">
            <text:p>0.113165508089815</text:p>
          </table:table-cell>
          <table:table-cell office:value-type="float" office:value="0.0363921373856983" calcext:value-type="float">
            <text:p>0.0363921373856983</text:p>
          </table:table-cell>
          <table:table-cell office:value-type="float" office:value="0.0702371969819069" calcext:value-type="float">
            <text:p>0.0702371969819069</text:p>
          </table:table-cell>
          <table:table-cell table:number-columns-repeated="2"/>
          <table:table-cell table:formula="of:=([.D326]-[.E326])/0.16" office:value-type="float" office:value="-0.0445144044059589" calcext:value-type="float">
            <text:p>-0.0445144044059589</text:p>
          </table:table-cell>
        </table:table-row>
        <table:table-row table:style-name="ro1">
          <table:table-cell office:value-type="float" office:value="16.29354817" calcext:value-type="float">
            <text:p>16.2935481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4748242468694" calcext:value-type="float">
            <text:p>0.114748242468694</text:p>
          </table:table-cell>
          <table:table-cell office:value-type="float" office:value="0.0608789506483374" calcext:value-type="float">
            <text:p>0.0608789506483374</text:p>
          </table:table-cell>
          <table:table-cell office:value-type="float" office:value="0.0968421995639801" calcext:value-type="float">
            <text:p>0.0968421995639801</text:p>
          </table:table-cell>
          <table:table-cell table:number-columns-repeated="2"/>
          <table:table-cell table:formula="of:=([.D327]-[.E327])/0.16" office:value-type="float" office:value="-0.0840827638779223" calcext:value-type="float">
            <text:p>-0.0840827638779223</text:p>
          </table:table-cell>
        </table:table-row>
        <table:table-row table:style-name="ro1">
          <table:table-cell office:value-type="float" office:value="16.343558912" calcext:value-type="float">
            <text:p>16.3435589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59320810861638" calcext:value-type="float">
            <text:p>0.0759320810861638</text:p>
          </table:table-cell>
          <table:table-cell office:value-type="float" office:value="0.0553384013473988" calcext:value-type="float">
            <text:p>0.0553384013473988</text:p>
          </table:table-cell>
          <table:table-cell table:number-columns-repeated="2"/>
          <table:table-cell table:formula="of:=([.D328]-[.E328])/0.16" office:value-type="float" office:value="-0.0840827638779223" calcext:value-type="float">
            <text:p>-0.0840827638779223</text:p>
          </table:table-cell>
        </table:table-row>
        <table:table-row table:style-name="ro1">
          <table:table-cell office:value-type="float" office:value="16.393554039" calcext:value-type="float">
            <text:p>16.39355403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800603071714043" calcext:value-type="float">
            <text:p>0.0800603071714043</text:p>
          </table:table-cell>
          <table:table-cell office:value-type="float" office:value="0.059595201164484" calcext:value-type="float">
            <text:p>0.059595201164484</text:p>
          </table:table-cell>
          <table:table-cell table:number-columns-repeated="2"/>
          <table:table-cell table:formula="of:=([.D329]-[.E329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6.443544429" calcext:value-type="float">
            <text:p>16.44354442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55277471038853" calcext:value-type="float">
            <text:p>0.055277471038853</text:p>
          </table:table-cell>
          <table:table-cell office:value-type="float" office:value="0.107484199106693" calcext:value-type="float">
            <text:p>0.107484199106693</text:p>
          </table:table-cell>
          <table:table-cell table:number-columns-repeated="2"/>
          <table:table-cell table:formula="of:=([.D330]-[.E330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6.493566883" calcext:value-type="float">
            <text:p>16.49356688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128444337795077" calcext:value-type="float">
            <text:p>0.128444337795077</text:p>
          </table:table-cell>
          <table:table-cell office:value-type="float" office:value="0.079815000295639" calcext:value-type="float">
            <text:p>0.079815000295639</text:p>
          </table:table-cell>
          <table:table-cell table:number-columns-repeated="2"/>
          <table:table-cell table:formula="of:=([.D331]-[.E331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6.543545562" calcext:value-type="float">
            <text:p>16.54354556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904719500687349" calcext:value-type="float">
            <text:p>0.0904719500687349</text:p>
          </table:table-cell>
          <table:table-cell office:value-type="float" office:value="0.121318802237511" calcext:value-type="float">
            <text:p>0.121318802237511</text:p>
          </table:table-cell>
          <table:table-cell table:number-columns-repeated="2"/>
          <table:table-cell table:formula="of:=([.D332]-[.E332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16.593548368" calcext:value-type="float">
            <text:p>16.59354836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877001354666646" calcext:value-type="float">
            <text:p>0.0877001354666646</text:p>
          </table:table-cell>
          <table:table-cell office:value-type="float" office:value="0.122382998466492" calcext:value-type="float">
            <text:p>0.122382998466492</text:p>
          </table:table-cell>
          <table:table-cell table:number-columns-repeated="2"/>
          <table:table-cell table:formula="of:=([.D333]-[.E333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6.643556294" calcext:value-type="float">
            <text:p>16.64355629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138786175425463" calcext:value-type="float">
            <text:p>0.138786175425463</text:p>
          </table:table-cell>
          <table:table-cell office:value-type="float" office:value="0.0947137996554375" calcext:value-type="float">
            <text:p>0.0947137996554375</text:p>
          </table:table-cell>
          <table:table-cell table:number-columns-repeated="2"/>
          <table:table-cell table:formula="of:=([.D334]-[.E334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6.69356742" calcext:value-type="float">
            <text:p>16.6935674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20287812794769" calcext:value-type="float">
            <text:p>0.120287812794769</text:p>
          </table:table-cell>
          <table:table-cell office:value-type="float" office:value="0.110882768872405" calcext:value-type="float">
            <text:p>0.110882768872405</text:p>
          </table:table-cell>
          <table:table-cell office:value-type="float" office:value="0.130896598100662" calcext:value-type="float">
            <text:p>0.130896598100662</text:p>
          </table:table-cell>
          <table:table-cell table:number-columns-repeated="2"/>
          <table:table-cell table:formula="of:=([.D335]-[.E335])/0.16" office:value-type="float" office:value="-0.123651123349886" calcext:value-type="float">
            <text:p>-0.123651123349886</text:p>
          </table:table-cell>
        </table:table-row>
        <table:table-row table:style-name="ro1">
          <table:table-cell office:value-type="float" office:value="16.743561202" calcext:value-type="float">
            <text:p>16.7435612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870507841589" calcext:value-type="float">
            <text:p>0.11870507841589</text:p>
          </table:table-cell>
          <table:table-cell office:value-type="float" office:value="0.0623220117482091" calcext:value-type="float">
            <text:p>0.0623220117482091</text:p>
          </table:table-cell>
          <table:table-cell office:value-type="float" office:value="0.079815000295639" calcext:value-type="float">
            <text:p>0.079815000295639</text:p>
          </table:table-cell>
          <table:table-cell table:number-columns-repeated="2"/>
          <table:table-cell table:formula="of:=([.D336]-[.E336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6.793563433" calcext:value-type="float">
            <text:p>16.79356343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949644560533" calcext:value-type="float">
            <text:p>0.11949644560533</text:p>
          </table:table-cell>
          <table:table-cell office:value-type="float" office:value="0.138103793133525" calcext:value-type="float">
            <text:p>0.138103793133525</text:p>
          </table:table-cell>
          <table:table-cell office:value-type="float" office:value="0.114933602511883" calcext:value-type="float">
            <text:p>0.114933602511883</text:p>
          </table:table-cell>
          <table:table-cell table:number-columns-repeated="2"/>
          <table:table-cell table:formula="of:=([.D337]-[.E337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6.843567903" calcext:value-type="float">
            <text:p>16.8435679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598738828061016" calcext:value-type="float">
            <text:p>0.0598738828061016</text:p>
          </table:table-cell>
          <table:table-cell office:value-type="float" office:value="0.0649162009358406" calcext:value-type="float">
            <text:p>0.0649162009358406</text:p>
          </table:table-cell>
          <table:table-cell table:number-columns-repeated="2"/>
          <table:table-cell table:formula="of:=([.D338]-[.E338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16.893554197" calcext:value-type="float">
            <text:p>16.89355419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3669101816544" calcext:value-type="float">
            <text:p>0.103669101816544</text:p>
          </table:table-cell>
          <table:table-cell office:value-type="float" office:value="0.116330976847573" calcext:value-type="float">
            <text:p>0.116330976847573</text:p>
          </table:table-cell>
          <table:table-cell office:value-type="float" office:value="0.06992788477164" calcext:value-type="float">
            <text:p>0.06992788477164</text:p>
          </table:table-cell>
          <table:table-cell office:value-type="float" office:value="0.0585310012102127" calcext:value-type="float">
            <text:p>0.0585310012102127</text:p>
          </table:table-cell>
          <table:table-cell table:number-columns-repeated="2"/>
          <table:table-cell table:formula="of:=([.D339]-[.E339])/0.16" office:value-type="float" office:value="-0.0791367189439268" calcext:value-type="float">
            <text:p>-0.0791367189439268</text:p>
          </table:table-cell>
        </table:table-row>
        <table:table-row table:style-name="ro1">
          <table:table-cell office:value-type="float" office:value="16.943537772" calcext:value-type="float">
            <text:p>16.94353777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1295314904694" calcext:value-type="float">
            <text:p>0.0981295314904694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0.0821522018504991" calcext:value-type="float">
            <text:p>0.0821522018504991</text:p>
          </table:table-cell>
          <table:table-cell office:value-type="float" office:value="-0.00957779958844185" calcext:value-type="float">
            <text:p>-0.00957779958844185</text:p>
          </table:table-cell>
          <table:table-cell table:number-columns-repeated="2"/>
          <table:table-cell table:formula="of:=([.D340]-[.E340])/0.16" office:value-type="float" office:value="-0.0989208986799086" calcext:value-type="float">
            <text:p>-0.0989208986799086</text:p>
          </table:table-cell>
        </table:table-row>
        <table:table-row table:style-name="ro1">
          <table:table-cell office:value-type="float" office:value="16.993542018" calcext:value-type="float">
            <text:p>16.9935420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3956875279255" calcext:value-type="float">
            <text:p>0.113956875279255</text:p>
          </table:table-cell>
          <table:table-cell office:value-type="float" office:value="-0.011971036087444" calcext:value-type="float">
            <text:p>-0.011971036087444</text:p>
          </table:table-cell>
          <table:table-cell office:value-type="float" office:value="0.0691730007529259" calcext:value-type="float">
            <text:p>0.0691730007529259</text:p>
          </table:table-cell>
          <table:table-cell table:number-columns-repeated="2"/>
          <table:table-cell table:formula="of:=([.D341]-[.E341])/0.16" office:value-type="float" office:value="-0.0840827638779224" calcext:value-type="float">
            <text:p>-0.0840827638779224</text:p>
          </table:table-cell>
        </table:table-row>
        <table:table-row table:style-name="ro1">
          <table:table-cell office:value-type="float" office:value="17.043542584" calcext:value-type="float">
            <text:p>17.04354258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877734627105" calcext:value-type="float">
            <text:p>0.102877734627105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34369668278247" calcext:value-type="float">
            <text:p>0.0834369668278247</text:p>
          </table:table-cell>
          <table:table-cell office:value-type="float" office:value="0.0851359963417053" calcext:value-type="float">
            <text:p>0.0851359963417053</text:p>
          </table:table-cell>
          <table:table-cell table:number-columns-repeated="2"/>
          <table:table-cell table:formula="of:=([.D342]-[.E342])/0.16" office:value-type="float" office:value="-0.0890288088119177" calcext:value-type="float">
            <text:p>-0.0890288088119177</text:p>
          </table:table-cell>
        </table:table-row>
        <table:table-row table:style-name="ro1">
          <table:table-cell office:value-type="float" office:value="17.093551023" calcext:value-type="float">
            <text:p>17.09355102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154163846372848" calcext:value-type="float">
            <text:p>0.154163846372848</text:p>
          </table:table-cell>
          <table:table-cell office:value-type="float" office:value="0.110676802694798" calcext:value-type="float">
            <text:p>0.110676802694798</text:p>
          </table:table-cell>
          <table:table-cell table:number-columns-repeated="2"/>
          <table:table-cell table:formula="of:=([.D343]-[.E343])/0.16" office:value-type="float" office:value="-0.1088129885479" calcext:value-type="float">
            <text:p>-0.1088129885479</text:p>
          </table:table-cell>
        </table:table-row>
        <table:table-row table:style-name="ro1">
          <table:table-cell office:value-type="float" office:value="17.143543239" calcext:value-type="float">
            <text:p>17.14354323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086367437666" calcext:value-type="float">
            <text:p>0.102086367437666</text:p>
          </table:table-cell>
          <table:table-cell office:value-type="float" office:value="0.121079179984208" calcext:value-type="float">
            <text:p>0.121079179984208</text:p>
          </table:table-cell>
          <table:table-cell office:value-type="float" office:value="0.100023239686144" calcext:value-type="float">
            <text:p>0.100023239686144</text:p>
          </table:table-cell>
          <table:table-cell office:value-type="float" office:value="0.144731193780899" calcext:value-type="float">
            <text:p>0.144731193780899</text:p>
          </table:table-cell>
          <table:table-cell table:number-columns-repeated="2"/>
          <table:table-cell table:formula="of:=([.D344]-[.E344])/0.16" office:value-type="float" office:value="-0.11870507841589" calcext:value-type="float">
            <text:p>-0.11870507841589</text:p>
          </table:table-cell>
        </table:table-row>
        <table:table-row table:style-name="ro1">
          <table:table-cell office:value-type="float" office:value="17.193547582" calcext:value-type="float">
            <text:p>17.19354758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902264170878539" calcext:value-type="float">
            <text:p>0.0902264170878539</text:p>
          </table:table-cell>
          <table:table-cell office:value-type="float" office:value="0.102163203060627" calcext:value-type="float">
            <text:p>0.102163203060627</text:p>
          </table:table-cell>
          <table:table-cell table:number-columns-repeated="2"/>
          <table:table-cell table:formula="of:=([.D345]-[.E345])/0.16" office:value-type="float" office:value="-0.113759033481895" calcext:value-type="float">
            <text:p>-0.113759033481895</text:p>
          </table:table-cell>
        </table:table-row>
        <table:table-row table:style-name="ro1">
          <table:table-cell office:value-type="float" office:value="17.243560692" calcext:value-type="float">
            <text:p>17.24356069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97122658693479" calcext:value-type="float">
            <text:p>0.0997122658693479</text:p>
          </table:table-cell>
          <table:table-cell office:value-type="float" office:value="0.121870547173647" calcext:value-type="float">
            <text:p>0.121870547173647</text:p>
          </table:table-cell>
          <table:table-cell office:value-type="float" office:value="0.151075601160756" calcext:value-type="float">
            <text:p>0.151075601160756</text:p>
          </table:table-cell>
          <table:table-cell office:value-type="float" office:value="0.127703994512558" calcext:value-type="float">
            <text:p>0.127703994512558</text:p>
          </table:table-cell>
          <table:table-cell table:number-columns-repeated="2"/>
          <table:table-cell table:formula="of:=([.D346]-[.E346])/0.16" office:value-type="float" office:value="-0.138489258151872" calcext:value-type="float">
            <text:p>-0.138489258151872</text:p>
          </table:table-cell>
        </table:table-row>
        <table:table-row table:style-name="ro1">
          <table:table-cell office:value-type="float" office:value="17.293597227" calcext:value-type="float">
            <text:p>17.29359722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295000248226" calcext:value-type="float">
            <text:p>0.101295000248226</text:p>
          </table:table-cell>
          <table:table-cell office:value-type="float" office:value="0.117913711226451" calcext:value-type="float">
            <text:p>0.117913711226451</text:p>
          </table:table-cell>
          <table:table-cell office:value-type="float" office:value="0.0656643968490622" calcext:value-type="float">
            <text:p>0.0656643968490622</text:p>
          </table:table-cell>
          <table:table-cell office:value-type="float" office:value="0.0670446008443832" calcext:value-type="float">
            <text:p>0.0670446008443832</text:p>
          </table:table-cell>
          <table:table-cell table:number-columns-repeated="2"/>
          <table:table-cell table:formula="of:=([.D347]-[.E347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7.343551651" calcext:value-type="float">
            <text:p>17.34355165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120478124112512" calcext:value-type="float">
            <text:p>0.120478124112512</text:p>
          </table:table-cell>
          <table:table-cell office:value-type="float" office:value="0.0681087970733643" calcext:value-type="float">
            <text:p>0.0681087970733643</text:p>
          </table:table-cell>
          <table:table-cell table:number-columns-repeated="2"/>
          <table:table-cell table:formula="of:=([.D348]-[.E348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7.393552698" calcext:value-type="float">
            <text:p>17.39355269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89208986799086" calcext:value-type="float">
            <text:p>0.0989208986799086</text:p>
          </table:table-cell>
          <table:table-cell office:value-type="float" office:value="0.115539609658133" calcext:value-type="float">
            <text:p>0.115539609658133</text:p>
          </table:table-cell>
          <table:table-cell office:value-type="float" office:value="0.0761017237463926" calcext:value-type="float">
            <text:p>0.0761017237463926</text:p>
          </table:table-cell>
          <table:table-cell office:value-type="float" office:value="0.105355799198151" calcext:value-type="float">
            <text:p>0.105355799198151</text:p>
          </table:table-cell>
          <table:table-cell table:number-columns-repeated="2"/>
          <table:table-cell table:formula="of:=([.D349]-[.E349])/0.16" office:value-type="float" office:value="-0.103866943613904" calcext:value-type="float">
            <text:p>-0.103866943613904</text:p>
          </table:table-cell>
        </table:table-row>
        <table:table-row table:style-name="ro1">
          <table:table-cell office:value-type="float" office:value="17.443538513" calcext:value-type="float">
            <text:p>17.4435385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0503633058787" calcext:value-type="float">
            <text:p>0.100503633058787</text:p>
          </table:table-cell>
          <table:table-cell office:value-type="float" office:value="0.117122344037012" calcext:value-type="float">
            <text:p>0.117122344037012</text:p>
          </table:table-cell>
          <table:table-cell office:value-type="float" office:value="0.0878138102575051" calcext:value-type="float">
            <text:p>0.0878138102575051</text:p>
          </table:table-cell>
          <table:table-cell office:value-type="float" office:value="0.0691730007529259" calcext:value-type="float">
            <text:p>0.0691730007529259</text:p>
          </table:table-cell>
          <table:table-cell table:number-columns-repeated="2"/>
          <table:table-cell table:formula="of:=([.D350]-[.E350])/0.16" office:value-type="float" office:value="-0.103866943613904" calcext:value-type="float">
            <text:p>-0.1038669436139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2T10:42:56.924603629</dc:date>
    <meta:editing-duration>PT53M4S</meta:editing-duration>
    <meta:editing-cycles>1</meta:editing-cycles>
    <meta:document-statistic meta:table-count="1" meta:cell-count="2800" meta:object-count="2"/>
    <meta:generator>LibreOffice/25.8.6.2$Linux_X86_64 LibreOffice_project/a46b460d1686bb49c718d2ef5f88b83ff2dc498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9cm" svg:height="9.051cm" xlink:href=".." xlink:type="simple" chart:class="chart:scatter" chart:style-name="ch1">
        <chart:legend chart:legend-position="end" svg:x="12.356cm" svg:y="4.226cm" style:legend-expansion="high" chart:style-name="ch2"/>
        <chart:plot-area chart:style-name="ch3" svg:x="0.321cm" svg:y="0.181cm" svg:width="11.714cm" svg:height="8.689cm">
          <chart:coordinate-region svg:x="1.356cm" svg:y="0.38cm" svg:width="10.486cm" svg:height="8.2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ed_log.J2:speed_log.J350" chart:label-cell-address="speed_log.J1:speed_log.J1" chart:class="chart:scatter">
            <chart:domain table:cell-range-address="speed_log.A2:speed_log.A350"/>
            <chart:data-point chart:repeated="3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ular velocity</text:p>
                <draw:g>
                  <svg:desc>speed_log.J1:speed_log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510503">
                <text:p>0.043510503</text:p>
                <draw:g>
                  <svg:desc>speed_log.A2:speed_log.A350</svg:desc>
                </draw:g>
              </table:table-cell>
              <table:table-cell office:value-type="float" office:value="0">
                <text:p>0</text:p>
                <draw:g>
                  <svg:desc>speed_log.J2:speed_log.J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714217">
                <text:p>0.093714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661328">
                <text:p>0.14366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3532728">
                <text:p>0.1935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584381">
                <text:p>0.243584381</text:p>
              </table:table-cell>
              <table:table-cell office:value-type="float" office:value="0.0148381348019863">
                <text:p>0.0148381348019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3547555">
                <text:p>0.293547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672135">
                <text:p>0.343672135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573006">
                <text:p>0.393573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3585683">
                <text:p>0.443585683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3567865">
                <text:p>0.493567865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3574591">
                <text:p>0.543574591</text:p>
              </table:table-cell>
              <table:table-cell office:value-type="float" office:value="-0.00989208986799089">
                <text:p>-0.00989208986799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3548581">
                <text:p>0.593548581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3563179">
                <text:p>0.643563179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3554864">
                <text:p>0.693554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355391">
                <text:p>0.7435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3559836">
                <text:p>0.793559836</text:p>
              </table:table-cell>
              <table:table-cell office:value-type="float" office:value="0.0197841797359817">
                <text:p>0.0197841797359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555713">
                <text:p>0.843555713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3546727">
                <text:p>0.893546727</text:p>
              </table:table-cell>
              <table:table-cell office:value-type="float" office:value="0.00989208986799089">
                <text:p>0.00989208986799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3552333">
                <text:p>0.94355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550323">
                <text:p>0.993550323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357644">
                <text:p>1.04357644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3559199">
                <text:p>1.093559199</text:p>
              </table:table-cell>
              <table:table-cell office:value-type="float" office:value="-0.0148381348019862">
                <text:p>-0.0148381348019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3584198">
                <text:p>1.143584198</text:p>
              </table:table-cell>
              <table:table-cell office:value-type="float" office:value="-0.0296762696039726">
                <text:p>-0.0296762696039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93552333">
                <text:p>1.193552333</text:p>
              </table:table-cell>
              <table:table-cell office:value-type="float" office:value="-0.0642985841419406">
                <text:p>-0.0642985841419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43572212">
                <text:p>1.243572212</text:p>
              </table:table-cell>
              <table:table-cell office:value-type="float" office:value="-0.0741906740099314">
                <text:p>-0.0741906740099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93567195">
                <text:p>1.293567195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43551266">
                <text:p>1.343551266</text:p>
              </table:table-cell>
              <table:table-cell office:value-type="float" office:value="-0.0791367189439269">
                <text:p>-0.0791367189439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93551881">
                <text:p>1.393551881</text:p>
              </table:table-cell>
              <table:table-cell office:value-type="float" office:value="-0.069244629075936">
                <text:p>-0.0692446290759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43546128">
                <text:p>1.443546128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93554231">
                <text:p>1.493554231</text:p>
              </table:table-cell>
              <table:table-cell office:value-type="float" office:value="-0.0840827638779223">
                <text:p>-0.0840827638779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4355187">
                <text:p>1.54355187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93572613">
                <text:p>1.593572613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4356142">
                <text:p>1.64356142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93557587">
                <text:p>1.693557587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43566746">
                <text:p>1.743566746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93552129">
                <text:p>1.793552129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43549544">
                <text:p>1.843549544</text:p>
              </table:table-cell>
              <table:table-cell office:value-type="float" office:value="-0.0741906740099314">
                <text:p>-0.0741906740099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93553231">
                <text:p>1.893553231</text:p>
              </table:table-cell>
              <table:table-cell office:value-type="float" office:value="-0.0840827638779223">
                <text:p>-0.0840827638779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43590646">
                <text:p>1.943590646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93551037">
                <text:p>1.993551037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4355914">
                <text:p>2.04355914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93554956">
                <text:p>2.093554956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43553525">
                <text:p>2.143553525</text:p>
              </table:table-cell>
              <table:table-cell office:value-type="float" office:value="-0.138489258151872">
                <text:p>-0.138489258151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93547197">
                <text:p>2.193547197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43555973">
                <text:p>2.243555973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93553453">
                <text:p>2.293553453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43558422">
                <text:p>2.343558422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93656508">
                <text:p>2.393656508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43554342">
                <text:p>2.443554342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93552014">
                <text:p>2.493552014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43567862">
                <text:p>2.543567862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93553567">
                <text:p>2.593553567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43548935">
                <text:p>2.643548935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93553583">
                <text:p>2.693553583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435606">
                <text:p>2.7435606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9354512">
                <text:p>2.79354512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43553224">
                <text:p>2.843553224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93550385">
                <text:p>2.893550385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43545465">
                <text:p>2.943545465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93561953">
                <text:p>2.993561953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43554441">
                <text:p>3.043554441</text:p>
              </table:table-cell>
              <table:table-cell office:value-type="float" office:value="-0.0840827638779223">
                <text:p>-0.08408276387792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93567186">
                <text:p>3.093567186</text:p>
              </table:table-cell>
              <table:table-cell office:value-type="float" office:value="-0.0642985841419406">
                <text:p>-0.0642985841419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43552988">
                <text:p>3.143552988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9354663">
                <text:p>3.19354663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43545071">
                <text:p>3.243545071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93565592">
                <text:p>3.293565592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43545314">
                <text:p>3.343545314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93684873">
                <text:p>3.393684873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43570805">
                <text:p>3.443570805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9355475">
                <text:p>3.49355475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43572424">
                <text:p>3.543572424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93558257">
                <text:p>3.593558257</text:p>
              </table:table-cell>
              <table:table-cell office:value-type="float" office:value="-0.0741906740099314">
                <text:p>-0.07419067400993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43555323">
                <text:p>3.643555323</text:p>
              </table:table-cell>
              <table:table-cell office:value-type="float" office:value="-0.0791367189439269">
                <text:p>-0.07913671894392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9356042">
                <text:p>3.69356042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4355147">
                <text:p>3.74355147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93552311">
                <text:p>3.793552311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43556769">
                <text:p>3.843556769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93549098">
                <text:p>3.893549098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43549044">
                <text:p>3.943549044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93548733">
                <text:p>3.993548733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43561415">
                <text:p>4.043561415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93580305">
                <text:p>4.093580305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43568988">
                <text:p>4.143568988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93572742">
                <text:p>4.193572742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43553201">
                <text:p>4.243553201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93549276">
                <text:p>4.293549276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43547527">
                <text:p>4.343547527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93551921">
                <text:p>4.393551921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43606075">
                <text:p>4.443606075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93566022">
                <text:p>4.493566022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43584817">
                <text:p>4.543584817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93575772">
                <text:p>4.593575772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43563494">
                <text:p>4.643563494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93550833">
                <text:p>4.693550833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43550684">
                <text:p>4.743550684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93550951">
                <text:p>4.793550951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43571345">
                <text:p>4.843571345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93553532">
                <text:p>4.893553532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4357223">
                <text:p>4.94357223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93557969">
                <text:p>4.993557969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43558044">
                <text:p>5.043558044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93551944">
                <text:p>5.093551944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43554067">
                <text:p>5.143554067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93547263">
                <text:p>5.193547263</text:p>
              </table:table-cell>
              <table:table-cell office:value-type="float" office:value="-0.0642985841419406">
                <text:p>-0.0642985841419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43559755">
                <text:p>5.243559755</text:p>
              </table:table-cell>
              <table:table-cell office:value-type="float" office:value="-0.0197841797359818">
                <text:p>-0.01978417973598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93550967">
                <text:p>5.293550967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43557891">
                <text:p>5.343557891</text:p>
              </table:table-cell>
              <table:table-cell office:value-type="float" office:value="-0.0148381348019863">
                <text:p>-0.01483813480198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93548559">
                <text:p>5.393548559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43603578">
                <text:p>5.443603578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9355559">
                <text:p>5.49355559</text:p>
              </table:table-cell>
              <table:table-cell office:value-type="float" office:value="-0.0148381348019862">
                <text:p>-0.0148381348019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43594129">
                <text:p>5.543594129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93553662">
                <text:p>5.593553662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43602953">
                <text:p>5.643602953</text:p>
              </table:table-cell>
              <table:table-cell office:value-type="float" office:value="0.0148381348019862">
                <text:p>0.01483813480198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93558101">
                <text:p>5.693558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43570465">
                <text:p>5.743570465</text:p>
              </table:table-cell>
              <table:table-cell office:value-type="float" office:value="0.0148381348019862">
                <text:p>0.01483813480198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93557357">
                <text:p>5.793557357</text:p>
              </table:table-cell>
              <table:table-cell office:value-type="float" office:value="0.0395683594719635">
                <text:p>0.0395683594719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43567161">
                <text:p>5.843567161</text:p>
              </table:table-cell>
              <table:table-cell office:value-type="float" office:value="0.0148381348019862">
                <text:p>0.01483813480198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93557189">
                <text:p>5.893557189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4355464">
                <text:p>5.94355464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93559868">
                <text:p>5.993559868</text:p>
              </table:table-cell>
              <table:table-cell office:value-type="float" office:value="-0.0098920898679908">
                <text:p>-0.00989208986799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043615335">
                <text:p>6.043615335</text:p>
              </table:table-cell>
              <table:table-cell office:value-type="float" office:value="-0.0098920898679908">
                <text:p>-0.00989208986799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93597588">
                <text:p>6.093597588</text:p>
              </table:table-cell>
              <table:table-cell office:value-type="float" office:value="-0.0247302246699771">
                <text:p>-0.02473022466997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43551714">
                <text:p>6.143551714</text:p>
              </table:table-cell>
              <table:table-cell office:value-type="float" office:value="-0.0197841797359817">
                <text:p>-0.01978417973598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93575534">
                <text:p>6.193575534</text:p>
              </table:table-cell>
              <table:table-cell office:value-type="float" office:value="-0.0247302246699771">
                <text:p>-0.0247302246699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43579899">
                <text:p>6.243579899</text:p>
              </table:table-cell>
              <table:table-cell office:value-type="float" office:value="-0.0642985841419406">
                <text:p>-0.06429858414194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93574664">
                <text:p>6.293574664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43559605">
                <text:p>6.343559605</text:p>
              </table:table-cell>
              <table:table-cell office:value-type="float" office:value="-0.0741906740099315">
                <text:p>-0.07419067400993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9358877">
                <text:p>6.39358877</text:p>
              </table:table-cell>
              <table:table-cell office:value-type="float" office:value="-0.0890288088119178">
                <text:p>-0.08902880881191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43584719">
                <text:p>6.443584719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9357718">
                <text:p>6.49357718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43586217">
                <text:p>6.543586217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93578262">
                <text:p>6.593578262</text:p>
              </table:table-cell>
              <table:table-cell office:value-type="float" office:value="-0.128597168283881">
                <text:p>-0.1285971682838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43557635">
                <text:p>6.643557635</text:p>
              </table:table-cell>
              <table:table-cell office:value-type="float" office:value="-0.108812988547899">
                <text:p>-0.1088129885478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9355">
                <text:p>6.69355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43551581">
                <text:p>6.743551581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93553994">
                <text:p>6.793553994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43542263">
                <text:p>6.843542263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93546244">
                <text:p>6.893546244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4357">
                <text:p>6.94357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93574173">
                <text:p>6.993574173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43574666">
                <text:p>7.043574666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93571128">
                <text:p>7.093571128</text:p>
              </table:table-cell>
              <table:table-cell office:value-type="float" office:value="-0.108812988547899">
                <text:p>-0.1088129885478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43552806">
                <text:p>7.143552806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93566932">
                <text:p>7.193566932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43553794">
                <text:p>7.243553794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93564752">
                <text:p>7.293564752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43558174">
                <text:p>7.343558174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935563">
                <text:p>7.3935563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4354793">
                <text:p>7.44354793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93565192">
                <text:p>7.493565192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43602645">
                <text:p>7.543602645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9356074">
                <text:p>7.59356074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43593394">
                <text:p>7.643593394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93557088">
                <text:p>7.693557088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43551406">
                <text:p>7.743551406</text:p>
              </table:table-cell>
              <table:table-cell office:value-type="float" office:value="-0.108812988547899">
                <text:p>-0.1088129885478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93550876">
                <text:p>7.793550876</text:p>
              </table:table-cell>
              <table:table-cell office:value-type="float" office:value="-0.128597168283881">
                <text:p>-0.1285971682838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43559946">
                <text:p>7.843559946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93567864">
                <text:p>7.893567864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43560806">
                <text:p>7.943560806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93559764">
                <text:p>7.993559764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043573026">
                <text:p>8.043573026</text:p>
              </table:table-cell>
              <table:table-cell office:value-type="float" office:value="-0.0890288088119178">
                <text:p>-0.08902880881191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93581169">
                <text:p>8.093581169</text:p>
              </table:table-cell>
              <table:table-cell office:value-type="float" office:value="-0.069244629075936">
                <text:p>-0.069244629075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43563872">
                <text:p>8.143563872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93567919">
                <text:p>8.193567919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43560638">
                <text:p>8.243560638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93569421">
                <text:p>8.293569421</text:p>
              </table:table-cell>
              <table:table-cell office:value-type="float" office:value="-0.128597168283881">
                <text:p>-0.1285971682838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43565084">
                <text:p>8.343565084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93574603">
                <text:p>8.393574603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43553978">
                <text:p>8.443553978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93559177">
                <text:p>8.493559177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43594424">
                <text:p>8.543594424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93558023">
                <text:p>8.593558023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43586934">
                <text:p>8.643586934</text:p>
              </table:table-cell>
              <table:table-cell office:value-type="float" office:value="-0.0840827638779223">
                <text:p>-0.08408276387792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93590085">
                <text:p>8.693590085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4356658">
                <text:p>8.74356658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93571939">
                <text:p>8.793571939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4356933">
                <text:p>8.84356933</text:p>
              </table:table-cell>
              <table:table-cell office:value-type="float" office:value="-0.108812988547899">
                <text:p>-0.1088129885478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93555042">
                <text:p>8.893555042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43592016">
                <text:p>8.943592016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9355296">
                <text:p>8.99355296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043607854">
                <text:p>9.043607854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93553791">
                <text:p>9.093553791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43581294">
                <text:p>9.143581294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93575487">
                <text:p>9.193575487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43577295">
                <text:p>9.243577295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93566783">
                <text:p>9.293566783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43566671">
                <text:p>9.343566671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93551903">
                <text:p>9.393551903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43571951">
                <text:p>9.443571951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93564895">
                <text:p>9.493564895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43605934">
                <text:p>9.543605934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93548671">
                <text:p>9.593548671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43561199">
                <text:p>9.643561199</text:p>
              </table:table-cell>
              <table:table-cell office:value-type="float" office:value="-0.0840827638779223">
                <text:p>-0.0840827638779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93560191">
                <text:p>9.693560191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43556175">
                <text:p>9.743556175</text:p>
              </table:table-cell>
              <table:table-cell office:value-type="float" office:value="-0.0741906740099314">
                <text:p>-0.07419067400993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93554143">
                <text:p>9.793554143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43577487">
                <text:p>9.843577487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93559551">
                <text:p>9.893559551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43571087">
                <text:p>9.943571087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93574655">
                <text:p>9.993574655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043575631">
                <text:p>10.043575631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93558529">
                <text:p>10.093558529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43579057">
                <text:p>10.143579057</text:p>
              </table:table-cell>
              <table:table-cell office:value-type="float" office:value="-0.0840827638779223">
                <text:p>-0.08408276387792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93551107">
                <text:p>10.193551107</text:p>
              </table:table-cell>
              <table:table-cell office:value-type="float" office:value="-0.0642985841419406">
                <text:p>-0.06429858414194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43556404">
                <text:p>10.243556404</text:p>
              </table:table-cell>
              <table:table-cell office:value-type="float" office:value="-0.0296762696039726">
                <text:p>-0.02967626960397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93558021">
                <text:p>10.293558021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43569717">
                <text:p>10.343569717</text:p>
              </table:table-cell>
              <table:table-cell office:value-type="float" office:value="-0.00989208986799089">
                <text:p>-0.00989208986799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93565543">
                <text:p>10.393565543</text:p>
              </table:table-cell>
              <table:table-cell office:value-type="float" office:value="-0.0197841797359817">
                <text:p>-0.01978417973598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43563352">
                <text:p>10.443563352</text:p>
              </table:table-cell>
              <table:table-cell office:value-type="float" office:value="-0.0197841797359817">
                <text:p>-0.0197841797359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93563369">
                <text:p>10.493563369</text:p>
              </table:table-cell>
              <table:table-cell office:value-type="float" office:value="-0.0148381348019863">
                <text:p>-0.01483813480198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43586073">
                <text:p>10.543586073</text:p>
              </table:table-cell>
              <table:table-cell office:value-type="float" office:value="-0.0247302246699772">
                <text:p>-0.02473022466997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9358641">
                <text:p>10.59358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43562076">
                <text:p>10.643562076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93556749">
                <text:p>10.693556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43552414">
                <text:p>10.743552414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93550095">
                <text:p>10.793550095</text:p>
              </table:table-cell>
              <table:table-cell office:value-type="float" office:value="0.0296762696039727">
                <text:p>0.02967626960397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43558336">
                <text:p>10.843558336</text:p>
              </table:table-cell>
              <table:table-cell office:value-type="float" office:value="0.0197841797359817">
                <text:p>0.01978417973598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93547185">
                <text:p>10.893547185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43560642">
                <text:p>10.943560642</text:p>
              </table:table-cell>
              <table:table-cell office:value-type="float" office:value="-0.00989208986799089">
                <text:p>-0.009892089867990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93563923">
                <text:p>10.993563923</text:p>
              </table:table-cell>
              <table:table-cell office:value-type="float" office:value="-0.0098920898679908">
                <text:p>-0.00989208986799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043558948">
                <text:p>11.043558948</text:p>
              </table:table-cell>
              <table:table-cell office:value-type="float" office:value="-0.00989208986799089">
                <text:p>-0.009892089867990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93545782">
                <text:p>11.093545782</text:p>
              </table:table-cell>
              <table:table-cell office:value-type="float" office:value="-0.0148381348019862">
                <text:p>-0.01483813480198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43553384">
                <text:p>11.143553384</text:p>
              </table:table-cell>
              <table:table-cell office:value-type="float" office:value="-0.00989208986799089">
                <text:p>-0.009892089867990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93548538">
                <text:p>11.193548538</text:p>
              </table:table-cell>
              <table:table-cell office:value-type="float" office:value="-0.0296762696039726">
                <text:p>-0.02967626960397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43570124">
                <text:p>11.243570124</text:p>
              </table:table-cell>
              <table:table-cell office:value-type="float" office:value="-0.0494604493399543">
                <text:p>-0.04946044933995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93548766">
                <text:p>11.293548766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43562288">
                <text:p>11.343562288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93556706">
                <text:p>11.393556706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43569492">
                <text:p>11.443569492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93554854">
                <text:p>11.493554854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43605271">
                <text:p>11.543605271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93617833">
                <text:p>11.593617833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43566235">
                <text:p>11.643566235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93550958">
                <text:p>11.693550958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43562687">
                <text:p>11.743562687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93551794">
                <text:p>11.793551794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43572419">
                <text:p>11.843572419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93549302">
                <text:p>11.893549302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4355188">
                <text:p>11.94355188</text:p>
              </table:table-cell>
              <table:table-cell office:value-type="float" office:value="-0.0840827638779224">
                <text:p>-0.08408276387792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93550586">
                <text:p>11.993550586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043569291">
                <text:p>12.043569291</text:p>
              </table:table-cell>
              <table:table-cell office:value-type="float" office:value="-0.0840827638779224">
                <text:p>-0.08408276387792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93565246">
                <text:p>12.093565246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43603088">
                <text:p>12.143603088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93547972">
                <text:p>12.193547972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43545591">
                <text:p>12.243545591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93555018">
                <text:p>12.293555018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43569852">
                <text:p>12.343569852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93572399">
                <text:p>12.393572399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4361069">
                <text:p>12.44361069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93549429">
                <text:p>12.493549429</text:p>
              </table:table-cell>
              <table:table-cell office:value-type="float" office:value="-0.0791367189439269">
                <text:p>-0.07913671894392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43552904">
                <text:p>12.543552904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93545691">
                <text:p>12.593545691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43562094">
                <text:p>12.643562094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93547201">
                <text:p>12.693547201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43568468">
                <text:p>12.743568468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93560359">
                <text:p>12.793560359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43552378">
                <text:p>12.843552378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93539533">
                <text:p>12.893539533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43547231">
                <text:p>12.943547231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93547506">
                <text:p>12.993547506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43565157">
                <text:p>13.043565157</text:p>
              </table:table-cell>
              <table:table-cell office:value-type="float" office:value="-0.108812988547899">
                <text:p>-0.1088129885478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93553017">
                <text:p>13.093553017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43543213">
                <text:p>13.143543213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93565792">
                <text:p>13.193565792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43545396">
                <text:p>13.243545396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93542632">
                <text:p>13.293542632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43543996">
                <text:p>13.343543996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93547984">
                <text:p>13.393547984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43556899">
                <text:p>13.443556899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93550231">
                <text:p>13.493550231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43552651">
                <text:p>13.543552651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93550751">
                <text:p>13.593550751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43597266">
                <text:p>13.643597266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93551782">
                <text:p>13.693551782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43555674">
                <text:p>13.743555674</text:p>
              </table:table-cell>
              <table:table-cell office:value-type="float" office:value="-0.108812988547899">
                <text:p>-0.1088129885478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93555822">
                <text:p>13.793555822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43558945">
                <text:p>13.843558945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93551189">
                <text:p>13.893551189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43542633">
                <text:p>13.943542633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93561533">
                <text:p>13.993561533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43558321">
                <text:p>14.043558321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93550533">
                <text:p>14.093550533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43562522">
                <text:p>14.143562522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93543215">
                <text:p>14.193543215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43553251">
                <text:p>14.243553251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93560024">
                <text:p>14.293560024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43561228">
                <text:p>14.343561228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93547777">
                <text:p>14.393547777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43568917">
                <text:p>14.443568917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9355073">
                <text:p>14.49355073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43567007">
                <text:p>14.543567007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93573363">
                <text:p>14.593573363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43547528">
                <text:p>14.643547528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93547293">
                <text:p>14.693547293</text:p>
              </table:table-cell>
              <table:table-cell office:value-type="float" office:value="-0.0939748537459132">
                <text:p>-0.09397485374591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43537426">
                <text:p>14.743537426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93543462">
                <text:p>14.793543462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43541755">
                <text:p>14.843541755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93541584">
                <text:p>14.893541584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43546116">
                <text:p>14.943546116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93571288">
                <text:p>14.993571288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43615244">
                <text:p>15.043615244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93572898">
                <text:p>15.093572898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43559096">
                <text:p>15.143559096</text:p>
              </table:table-cell>
              <table:table-cell office:value-type="float" office:value="-0.0741906740099314">
                <text:p>-0.07419067400993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93552206">
                <text:p>15.193552206</text:p>
              </table:table-cell>
              <table:table-cell office:value-type="float" office:value="-0.0494604493399543">
                <text:p>-0.04946044933995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43551299">
                <text:p>15.243551299</text:p>
              </table:table-cell>
              <table:table-cell office:value-type="float" office:value="-0.0148381348019863">
                <text:p>-0.01483813480198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93569976">
                <text:p>15.293569976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43545934">
                <text:p>15.343545934</text:p>
              </table:table-cell>
              <table:table-cell office:value-type="float" office:value="-0.0197841797359818">
                <text:p>-0.01978417973598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93569283">
                <text:p>15.393569283</text:p>
              </table:table-cell>
              <table:table-cell office:value-type="float" office:value="-0.0247302246699771">
                <text:p>-0.0247302246699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43591736">
                <text:p>15.443591736</text:p>
              </table:table-cell>
              <table:table-cell office:value-type="float" office:value="-0.0148381348019862">
                <text:p>-0.01483813480198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93538511">
                <text:p>15.493538511</text:p>
              </table:table-cell>
              <table:table-cell office:value-type="float" office:value="-0.0148381348019862">
                <text:p>-0.01483813480198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43561156">
                <text:p>15.543561156</text:p>
              </table:table-cell>
              <table:table-cell office:value-type="float" office:value="-0.0098920898679908">
                <text:p>-0.00989208986799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93549401">
                <text:p>15.593549401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43554831">
                <text:p>15.643554831</text:p>
              </table:table-cell>
              <table:table-cell office:value-type="float" office:value="0.0148381348019862">
                <text:p>0.01483813480198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93603844">
                <text:p>15.693603844</text:p>
              </table:table-cell>
              <table:table-cell office:value-type="float" office:value="0.0148381348019862">
                <text:p>0.01483813480198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43555834">
                <text:p>15.743555834</text:p>
              </table:table-cell>
              <table:table-cell office:value-type="float" office:value="0.0098920898679908">
                <text:p>0.00989208986799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93566159">
                <text:p>15.793566159</text:p>
              </table:table-cell>
              <table:table-cell office:value-type="float" office:value="0.0247302246699771">
                <text:p>0.02473022466997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43564389">
                <text:p>15.843564389</text:p>
              </table:table-cell>
              <table:table-cell office:value-type="float" office:value="0.00494604493399544">
                <text:p>0.004946044933995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93558522">
                <text:p>15.893558522</text:p>
              </table:table-cell>
              <table:table-cell office:value-type="float" office:value="-0.00494604493399536">
                <text:p>-0.004946044933995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43557712">
                <text:p>15.943557712</text:p>
              </table:table-cell>
              <table:table-cell office:value-type="float" office:value="-0.0148381348019862">
                <text:p>-0.01483813480198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93547813">
                <text:p>15.993547813</text:p>
              </table:table-cell>
              <table:table-cell office:value-type="float" office:value="-0.0148381348019862">
                <text:p>-0.01483813480198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43544603">
                <text:p>16.043544603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093537361">
                <text:p>16.093537361</text:p>
              </table:table-cell>
              <table:table-cell office:value-type="float" office:value="-0.00494604493399544">
                <text:p>-0.004946044933995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143543463">
                <text:p>16.143543463</text:p>
              </table:table-cell>
              <table:table-cell office:value-type="float" office:value="-0.0098920898679908">
                <text:p>-0.00989208986799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19354035">
                <text:p>16.19354035</text:p>
              </table:table-cell>
              <table:table-cell office:value-type="float" office:value="-0.0247302246699771">
                <text:p>-0.02473022466997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.243557396">
                <text:p>16.243557396</text:p>
              </table:table-cell>
              <table:table-cell office:value-type="float" office:value="-0.0445144044059589">
                <text:p>-0.04451440440595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29354817">
                <text:p>16.29354817</text:p>
              </table:table-cell>
              <table:table-cell office:value-type="float" office:value="-0.0840827638779223">
                <text:p>-0.08408276387792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343558912">
                <text:p>16.343558912</text:p>
              </table:table-cell>
              <table:table-cell office:value-type="float" office:value="-0.0840827638779223">
                <text:p>-0.08408276387792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.393554039">
                <text:p>16.393554039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.443544429">
                <text:p>16.443544429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.493566883">
                <text:p>16.493566883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.543545562">
                <text:p>16.543545562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593548368">
                <text:p>16.593548368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643556294">
                <text:p>16.643556294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69356742">
                <text:p>16.69356742</text:p>
              </table:table-cell>
              <table:table-cell office:value-type="float" office:value="-0.123651123349886">
                <text:p>-0.1236511233498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743561202">
                <text:p>16.743561202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793563433">
                <text:p>16.793563433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843567903">
                <text:p>16.843567903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893554197">
                <text:p>16.893554197</text:p>
              </table:table-cell>
              <table:table-cell office:value-type="float" office:value="-0.0791367189439268">
                <text:p>-0.07913671894392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943537772">
                <text:p>16.943537772</text:p>
              </table:table-cell>
              <table:table-cell office:value-type="float" office:value="-0.0989208986799086">
                <text:p>-0.09892089867990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993542018">
                <text:p>16.993542018</text:p>
              </table:table-cell>
              <table:table-cell office:value-type="float" office:value="-0.0840827638779224">
                <text:p>-0.0840827638779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.043542584">
                <text:p>17.043542584</text:p>
              </table:table-cell>
              <table:table-cell office:value-type="float" office:value="-0.0890288088119177">
                <text:p>-0.08902880881191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.093551023">
                <text:p>17.093551023</text:p>
              </table:table-cell>
              <table:table-cell office:value-type="float" office:value="-0.1088129885479">
                <text:p>-0.10881298854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143543239">
                <text:p>17.143543239</text:p>
              </table:table-cell>
              <table:table-cell office:value-type="float" office:value="-0.11870507841589">
                <text:p>-0.118705078415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.193547582">
                <text:p>17.193547582</text:p>
              </table:table-cell>
              <table:table-cell office:value-type="float" office:value="-0.113759033481895">
                <text:p>-0.1137590334818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.243560692">
                <text:p>17.243560692</text:p>
              </table:table-cell>
              <table:table-cell office:value-type="float" office:value="-0.138489258151872">
                <text:p>-0.1384892581518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293597227">
                <text:p>17.293597227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.343551651">
                <text:p>17.343551651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.393552698">
                <text:p>17.393552698</text:p>
              </table:table-cell>
              <table:table-cell office:value-type="float" office:value="-0.103866943613904">
                <text:p>-0.1038669436139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.443538513">
                <text:p>17.443538513</text:p>
              </table:table-cell>
              <table:table-cell office:value-type="float" office:value="-0.103866943613904">
                <text:p>-0.103866943613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97cm" svg:height="14.126cm" xlink:href=".." xlink:type="simple" chart:class="chart:scatter" chart:style-name="ch1">
        <chart:legend chart:legend-position="end" svg:x="21.306cm" svg:y="5.768cm" style:legend-expansion="high" chart:style-name="ch2"/>
        <chart:plot-area chart:style-name="ch3" svg:x="1.176cm" svg:y="0.188cm" svg:width="17.447cm" svg:height="13.334cm">
          <chart:coordinate-region svg:x="2.211cm" svg:y="0.387cm" svg:width="16.219cm" svg:height="12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ed_log.C2:speed_log.C350" chart:label-cell-address="speed_log.C1:speed_log.C1" chart:class="chart:scatter">
            <chart:domain table:cell-range-address="speed_log.A2:speed_log.A350"/>
            <chart:data-point chart:repeated="349"/>
          </chart:series>
          <chart:series chart:style-name="ch8" chart:values-cell-range-address="speed_log.D2:speed_log.D350" chart:label-cell-address="speed_log.D1:speed_log.D1" chart:class="chart:scatter">
            <chart:data-point chart:repeated="349"/>
          </chart:series>
          <chart:series chart:style-name="ch9" chart:values-cell-range-address="speed_log.E2:speed_log.E350" chart:label-cell-address="speed_log.E1:speed_log.E1" chart:class="chart:scatter">
            <chart:data-point chart:repeated="349"/>
          </chart:series>
          <chart:series chart:style-name="ch10" chart:values-cell-range-address="speed_log.F2:speed_log.F350" chart:label-cell-address="speed_log.F1:speed_log.F1" chart:class="chart:scatter">
            <chart:data-point chart:repeated="349"/>
          </chart:series>
          <chart:series chart:style-name="ch11" chart:values-cell-range-address="speed_log.G2:speed_log.G350" chart:label-cell-address="speed_log.G1:speed_log.G1" chart:class="chart:scatter">
            <chart:data-point chart:repeated="3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md_z</text:p>
                <draw:g>
                  <svg:desc>speed_log.C1:speed_log.C1</svg:desc>
                </draw:g>
              </table:table-cell>
              <table:table-cell office:value-type="string">
                <text:p>left_wheel</text:p>
                <draw:g>
                  <svg:desc>speed_log.D1:speed_log.D1</svg:desc>
                </draw:g>
              </table:table-cell>
              <table:table-cell office:value-type="string">
                <text:p>right_wheel</text:p>
                <draw:g>
                  <svg:desc>speed_log.E1:speed_log.E1</svg:desc>
                </draw:g>
              </table:table-cell>
              <table:table-cell office:value-type="string">
                <text:p>odom_yaw_rate</text:p>
                <draw:g>
                  <svg:desc>speed_log.F1:speed_log.F1</svg:desc>
                </draw:g>
              </table:table-cell>
              <table:table-cell office:value-type="string">
                <text:p>imu_yaw_rate</text:p>
                <draw:g>
                  <svg:desc>speed_log.G1:speed_lo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510503">
                <text:p>0.043510503</text:p>
                <draw:g>
                  <svg:desc>speed_log.A2:speed_log.A350</svg:desc>
                </draw:g>
              </table:table-cell>
              <table:table-cell office:value-type="float" office:value="0">
                <text:p>0</text:p>
                <draw:g>
                  <svg:desc>speed_log.C2:speed_log.C350</svg:desc>
                </draw:g>
              </table:table-cell>
              <table:table-cell office:value-type="float" office:value="0">
                <text:p>0</text:p>
                <draw:g>
                  <svg:desc>speed_log.D2:speed_log.D350</svg:desc>
                </draw:g>
              </table:table-cell>
              <table:table-cell office:value-type="float" office:value="0">
                <text:p>0</text:p>
                <draw:g>
                  <svg:desc>speed_log.E2:speed_log.E350</svg:desc>
                </draw:g>
              </table:table-cell>
              <table:table-cell office:value-type="float" office:value="0">
                <text:p>0</text:p>
                <draw:g>
                  <svg:desc>speed_log.F2:speed_log.F350</svg:desc>
                </draw:g>
              </table:table-cell>
              <table:table-cell office:value-type="float" office:value="0">
                <text:p>0</text:p>
                <draw:g>
                  <svg:desc>speed_log.G2:speed_log.G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714217">
                <text:p>0.093714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661328">
                <text:p>0.143661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30422217640598">
                <text:p>0.000530422217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3532728">
                <text:p>0.193532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148349981752576">
                <text:p>-0.0014834998175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584381">
                <text:p>0.243584381</text:p>
              </table:table-cell>
              <table:table-cell office:value-type="float" office:value="0">
                <text:p>0</text:p>
              </table:table-cell>
              <table:table-cell office:value-type="float" office:value="0.00791367189439269">
                <text:p>0.00791367189439269</text:p>
              </table:table-cell>
              <table:table-cell office:value-type="float" office:value="0.00553957032607488">
                <text:p>0.00553957032607488</text:p>
              </table:table-cell>
              <table:table-cell office:value-type="float" office:value="-0.00833384840876394">
                <text:p>-0.00833384840876394</text:p>
              </table:table-cell>
              <table:table-cell office:value-type="float" office:value="-0.0159629993140697">
                <text:p>-0.0159629993140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3547555">
                <text:p>0.293547555</text:p>
              </table:table-cell>
              <table:table-cell office:value-type="float" office:value="0">
                <text:p>0</text:p>
              </table:table-cell>
              <table:table-cell office:value-type="float" office:value="0.0561870704501881">
                <text:p>0.0561870704501881</text:p>
              </table:table-cell>
              <table:table-cell office:value-type="float" office:value="0.0561870704501881">
                <text:p>0.0561870704501881</text:p>
              </table:table-cell>
              <table:table-cell office:value-type="float" office:value="0.0332539812163776">
                <text:p>0.0332539812163776</text:p>
              </table:table-cell>
              <table:table-cell office:value-type="float" office:value="0.00957779958844185">
                <text:p>0.00957779958844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672135">
                <text:p>0.343672135</text:p>
              </table:table-cell>
              <table:table-cell office:value-type="float" office:value="0">
                <text:p>0</text:p>
              </table:table-cell>
              <table:table-cell office:value-type="float" office:value="0.0775539845650484">
                <text:p>0.0775539845650484</text:p>
              </table:table-cell>
              <table:table-cell office:value-type="float" office:value="0.0783453517544876">
                <text:p>0.0783453517544876</text:p>
              </table:table-cell>
              <table:table-cell office:value-type="float" office:value="-0.00205517711242768">
                <text:p>-0.00205517711242768</text:p>
              </table:table-cell>
              <table:table-cell office:value-type="float" office:value="0.0074494001455605">
                <text:p>0.0074494001455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573006">
                <text:p>0.393573006</text:p>
              </table:table-cell>
              <table:table-cell office:value-type="float" office:value="0">
                <text:p>0</text:p>
              </table:table-cell>
              <table:table-cell office:value-type="float" office:value="0.0917985939749552">
                <text:p>0.0917985939749552</text:p>
              </table:table-cell>
              <table:table-cell office:value-type="float" office:value="0.0917985939749552">
                <text:p>0.0917985939749552</text:p>
              </table:table-cell>
              <table:table-cell office:value-type="float" office:value="0.0168859015625935">
                <text:p>0.0168859015625935</text:p>
              </table:table-cell>
              <table:table-cell office:value-type="float" office:value="0.0276692006736994">
                <text:p>0.0276692006736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3585683">
                <text:p>0.443585683</text:p>
              </table:table-cell>
              <table:table-cell office:value-type="float" office:value="0">
                <text:p>0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-0.00472472631762585">
                <text:p>-0.00472472631762585</text:p>
              </table:table-cell>
              <table:table-cell office:value-type="float" office:value="-0.0117062004283071">
                <text:p>-0.0117062004283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3567865">
                <text:p>0.493567865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165611778671294">
                <text:p>0.0165611778671294</text:p>
              </table:table-cell>
              <table:table-cell office:value-type="float" office:value="-0.0287334006279707">
                <text:p>-0.0287334006279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3574591">
                <text:p>0.54357459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48805857824911">
                <text:p>0.0148805857824911</text:p>
              </table:table-cell>
              <table:table-cell office:value-type="float" office:value="0.0212839990854263">
                <text:p>0.021283999085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3548581">
                <text:p>0.593548581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-0.00141869751544696">
                <text:p>-0.00141869751544696</text:p>
              </table:table-cell>
              <table:table-cell office:value-type="float" office:value="0.0287334006279707">
                <text:p>0.0287334006279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3563179">
                <text:p>0.643563179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249698150025492">
                <text:p>-0.0249698150025492</text:p>
              </table:table-cell>
              <table:table-cell office:value-type="float" office:value="0.00957779958844185">
                <text:p>0.00957779958844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3554864">
                <text:p>0.693554864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0391713405471135">
                <text:p>-0.00391713405471135</text:p>
              </table:table-cell>
              <table:table-cell office:value-type="float" office:value="0.0074494001455605">
                <text:p>0.0074494001455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355391">
                <text:p>0.7435539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0859151253753344">
                <text:p>-0.00859151253753344</text:p>
              </table:table-cell>
              <table:table-cell office:value-type="float" office:value="-0.0457606017589569">
                <text:p>-0.0457606017589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3559836">
                <text:p>0.793559836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186755814721143">
                <text:p>-0.0186755814721143</text:p>
              </table:table-cell>
              <table:table-cell office:value-type="float" office:value="-0.04043959826231">
                <text:p>-0.04043959826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555713">
                <text:p>0.843555713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00403469686828322">
                <text:p>0.00403469686828322</text:p>
              </table:table-cell>
              <table:table-cell office:value-type="float" office:value="-0.00532099977135658">
                <text:p>-0.00532099977135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3546727">
                <text:p>0.893546727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-0.0201691425206283">
                <text:p>-0.0201691425206283</text:p>
              </table:table-cell>
              <table:table-cell office:value-type="float" office:value="0.0117062004283071">
                <text:p>0.0117062004283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3552333">
                <text:p>0.943552333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117556899752866">
                <text:p>0.0117556899752866</text:p>
              </table:table-cell>
              <table:table-cell office:value-type="float" office:value="0.0446964018046856">
                <text:p>0.0446964018046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550323">
                <text:p>0.993550323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0339696795070191">
                <text:p>0.00339696795070191</text:p>
              </table:table-cell>
              <table:table-cell office:value-type="float" office:value="0.00851359963417053">
                <text:p>0.00851359963417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357644">
                <text:p>1.04357644</text:p>
              </table:table-cell>
              <table:table-cell office:value-type="float" office:value="0.1">
                <text:p>0.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148558050855682">
                <text:p>0.0148558050855682</text:p>
              </table:table-cell>
              <table:table-cell office:value-type="float" office:value="0.0117062004283071">
                <text:p>0.0117062004283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3559199">
                <text:p>1.093559199</text:p>
              </table:table-cell>
              <table:table-cell office:value-type="float" office:value="0.1">
                <text:p>0.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283899551895662">
                <text:p>0.0283899551895662</text:p>
              </table:table-cell>
              <table:table-cell office:value-type="float" office:value="-0.0117062004283071">
                <text:p>-0.0117062004283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3584198">
                <text:p>1.143584198</text:p>
              </table:table-cell>
              <table:table-cell office:value-type="float" office:value="0.1">
                <text:p>0.1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187549068239686">
                <text:p>0.0187549068239686</text:p>
              </table:table-cell>
              <table:table-cell office:value-type="float" office:value="0.0212839990854263">
                <text:p>0.0212839990854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93552333">
                <text:p>1.193552333</text:p>
              </table:table-cell>
              <table:table-cell office:value-type="float" office:value="0.1">
                <text:p>0.1</text:p>
              </table:table-cell>
              <table:table-cell office:value-type="float" office:value="0.105251836195423">
                <text:p>0.105251836195423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485207463245512">
                <text:p>0.0485207463245512</text:p>
              </table:table-cell>
              <table:table-cell office:value-type="float" office:value="0.100034803152084">
                <text:p>0.100034803152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43572212">
                <text:p>1.243572212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620694439885546">
                <text:p>0.0620694439885546</text:p>
              </table:table-cell>
              <table:table-cell office:value-type="float" office:value="0.0776866003870964">
                <text:p>0.0776866003870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93567195">
                <text:p>1.29356719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61964739361179">
                <text:p>0.0861964739361179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43551266">
                <text:p>1.343551266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42415130029329">
                <text:p>0.042415130029329</text:p>
              </table:table-cell>
              <table:table-cell office:value-type="float" office:value="0.014898800291121">
                <text:p>0.014898800291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93551881">
                <text:p>1.393551881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102370903983711">
                <text:p>0.102370903983711</text:p>
              </table:table-cell>
              <table:table-cell office:value-type="float" office:value="0.0617236010730267">
                <text:p>0.0617236010730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43546128">
                <text:p>1.443546128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78305676370311">
                <text:p>0.078305676370311</text:p>
              </table:table-cell>
              <table:table-cell office:value-type="float" office:value="0.106420002877712">
                <text:p>0.106420002877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93554231">
                <text:p>1.493554231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5854759036829">
                <text:p>0.075854759036829</text:p>
              </table:table-cell>
              <table:table-cell office:value-type="float" office:value="0.10429160296917">
                <text:p>0.104291602969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4355187">
                <text:p>1.54355187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27426482941415">
                <text:p>0.127426482941415</text:p>
              </table:table-cell>
              <table:table-cell office:value-type="float" office:value="0.101098999381065">
                <text:p>0.101098999381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93572613">
                <text:p>1.593572613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82892499845569">
                <text:p>0.0982892499845569</text:p>
              </table:table-cell>
              <table:table-cell office:value-type="float" office:value="0.0957780033349991">
                <text:p>0.0957780033349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4356142">
                <text:p>1.64356142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21870547173647">
                <text:p>0.121870547173647</text:p>
              </table:table-cell>
              <table:table-cell office:value-type="float" office:value="0.0892121140813986">
                <text:p>0.0892121140813986</text:p>
              </table:table-cell>
              <table:table-cell office:value-type="float" office:value="0.119190402328968">
                <text:p>0.119190402328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93557587">
                <text:p>1.693557587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34798809728973">
                <text:p>0.134798809728973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43566746">
                <text:p>1.743566746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903448786768466">
                <text:p>0.0903448786768466</text:p>
              </table:table-cell>
              <table:table-cell office:value-type="float" office:value="0.100034803152084">
                <text:p>0.100034803152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93552129">
                <text:p>1.793552129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79754493080164">
                <text:p>0.0679754493080164</text:p>
              </table:table-cell>
              <table:table-cell office:value-type="float" office:value="0.0787507966160774">
                <text:p>0.0787507966160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43549544">
                <text:p>1.843549544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106348348743716">
                <text:p>0.106348348743716</text:p>
              </table:table-cell>
              <table:table-cell office:value-type="float" office:value="0.079815000295639">
                <text:p>0.079815000295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93553231">
                <text:p>1.89355323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56203074624592">
                <text:p>0.0656203074624592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43590646">
                <text:p>1.943590646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905155583324408">
                <text:p>0.0905155583324408</text:p>
              </table:table-cell>
              <table:table-cell office:value-type="float" office:value="0.0904569998383522">
                <text:p>0.0904569998383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93551037">
                <text:p>1.993551037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991623074549817">
                <text:p>0.0991623074549817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4355914">
                <text:p>2.04355914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69284224206104">
                <text:p>0.0769284224206104</text:p>
              </table:table-cell>
              <table:table-cell office:value-type="float" office:value="0.0957780033349991">
                <text:p>0.0957780033349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93554956">
                <text:p>2.093554956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16829831289702">
                <text:p>0.116829831289702</text:p>
              </table:table-cell>
              <table:table-cell office:value-type="float" office:value="0.0925853997468948">
                <text:p>0.09258539974689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43553525">
                <text:p>2.143553525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11823777901133">
                <text:p>0.11823777901133</text:p>
              </table:table-cell>
              <table:table-cell office:value-type="float" office:value="0.143666997551918">
                <text:p>0.143666997551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93547197">
                <text:p>2.193547197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983186043742454">
                <text:p>0.0983186043742454</text:p>
              </table:table-cell>
              <table:table-cell office:value-type="float" office:value="0.114933602511883">
                <text:p>0.1149336025118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43555973">
                <text:p>2.243555973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24204679109803">
                <text:p>0.0724204679109803</text:p>
              </table:table-cell>
              <table:table-cell office:value-type="float" office:value="0.0776866003870964">
                <text:p>0.0776866003870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93553453">
                <text:p>2.293553453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42155962079453">
                <text:p>0.142155962079453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43558422">
                <text:p>2.343558422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09779376872257">
                <text:p>0.109779376872257</text:p>
              </table:table-cell>
              <table:table-cell office:value-type="float" office:value="0.179849803447723">
                <text:p>0.179849803447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93656508">
                <text:p>2.393656508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01887237986853">
                <text:p>0.101887237986853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43554342">
                <text:p>2.443554342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14770702299804">
                <text:p>0.114770702299804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93552014">
                <text:p>2.493552014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36690018647952">
                <text:p>0.0636690018647952</text:p>
              </table:table-cell>
              <table:table-cell office:value-type="float" office:value="0.0681087970733643">
                <text:p>0.0681087970733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43567862">
                <text:p>2.543567862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91489820547681">
                <text:p>0.0691489820547681</text:p>
              </table:table-cell>
              <table:table-cell office:value-type="float" office:value="0.0713014006614685">
                <text:p>0.07130140066146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93553567">
                <text:p>2.593553567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4099560463774">
                <text:p>0.094099560463774</text:p>
              </table:table-cell>
              <table:table-cell office:value-type="float" office:value="0.0574668012559414">
                <text:p>0.0574668012559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43548935">
                <text:p>2.64354893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29843655700095">
                <text:p>0.0829843655700095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93553583">
                <text:p>2.693553583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769721250153614">
                <text:p>0.0769721250153614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435606">
                <text:p>2.7435606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40513444889767">
                <text:p>0.140513444889767</text:p>
              </table:table-cell>
              <table:table-cell office:value-type="float" office:value="0.0989705994725227">
                <text:p>0.0989705994725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9354512">
                <text:p>2.79354512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01442164808205">
                <text:p>0.101442164808205</text:p>
              </table:table-cell>
              <table:table-cell office:value-type="float" office:value="0.11280520260334">
                <text:p>0.11280520260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43553224">
                <text:p>2.84355322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05446757429856">
                <text:p>0.105446757429856</text:p>
              </table:table-cell>
              <table:table-cell office:value-type="float" office:value="0.134089201688766">
                <text:p>0.134089201688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93550385">
                <text:p>2.89355038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23795179112323">
                <text:p>0.123795179112323</text:p>
              </table:table-cell>
              <table:table-cell office:value-type="float" office:value="0.100034803152084">
                <text:p>0.1000348031520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43545465">
                <text:p>2.94354546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999025692520233">
                <text:p>0.0999025692520233</text:p>
              </table:table-cell>
              <table:table-cell office:value-type="float" office:value="0.129832401871681">
                <text:p>0.129832401871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93561953">
                <text:p>2.993561953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18497670558125">
                <text:p>0.0718497670558125</text:p>
              </table:table-cell>
              <table:table-cell office:value-type="float" office:value="0.0372469983994961">
                <text:p>0.03724699839949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43554441">
                <text:p>3.04355444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958599612370541">
                <text:p>0.0958599612370541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93567186">
                <text:p>3.093567186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2374140900376">
                <text:p>0.112374140900376</text:p>
              </table:table-cell>
              <table:table-cell office:value-type="float" office:value="0.0579129893069672">
                <text:p>0.0579129893069672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43552988">
                <text:p>3.143552988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83384609185603">
                <text:p>0.0883384609185603</text:p>
              </table:table-cell>
              <table:table-cell office:value-type="float" office:value="0.0830075964331627">
                <text:p>0.0830075964331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9354663">
                <text:p>3.19354663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39547558363858">
                <text:p>0.139547558363858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43545071">
                <text:p>3.24354507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07033574287336">
                <text:p>0.107033574287336</text:p>
              </table:table-cell>
              <table:table-cell office:value-type="float" office:value="0.129832401871681">
                <text:p>0.129832401871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93565592">
                <text:p>3.293565592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0908297920431919">
                <text:p>0.0908297920431919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43545314">
                <text:p>3.34354531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35943303780098">
                <text:p>0.135943303780098</text:p>
              </table:table-cell>
              <table:table-cell office:value-type="float" office:value="0.113869398832321">
                <text:p>0.113869398832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93684873">
                <text:p>3.393684873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787100005345055">
                <text:p>0.0787100005345055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43570805">
                <text:p>3.443570805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25009779051645">
                <text:p>0.0925009779051645</text:p>
              </table:table-cell>
              <table:table-cell office:value-type="float" office:value="0.110676802694798">
                <text:p>0.1106768026947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9355475">
                <text:p>3.49355475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24225760106929">
                <text:p>0.124225760106929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43572424">
                <text:p>3.54357242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51085839463214">
                <text:p>0.0651085839463214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93558257">
                <text:p>3.593558257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40608821558715">
                <text:p>0.0740608821558715</text:p>
              </table:table-cell>
              <table:table-cell office:value-type="float" office:value="0.0659803971648216">
                <text:p>0.0659803971648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43555323">
                <text:p>3.643555323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2374140900376">
                <text:p>0.112374140900376</text:p>
              </table:table-cell>
              <table:table-cell office:value-type="float" office:value="0.0932580008422803">
                <text:p>0.0932580008422803</text:p>
              </table:table-cell>
              <table:table-cell office:value-type="float" office:value="0.0723655968904495">
                <text:p>0.07236559689044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9356042">
                <text:p>3.69356042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43325393680937">
                <text:p>0.0843325393680937</text:p>
              </table:table-cell>
              <table:table-cell office:value-type="float" office:value="0.0862002000212669">
                <text:p>0.08620020002126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4355147">
                <text:p>3.74355147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24241667451062">
                <text:p>0.0824241667451062</text:p>
              </table:table-cell>
              <table:table-cell office:value-type="float" office:value="0.0936496034264565">
                <text:p>0.0936496034264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93552311">
                <text:p>3.793552311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539356639029439">
                <text:p>0.0539356639029439</text:p>
              </table:table-cell>
              <table:table-cell office:value-type="float" office:value="0.0883285999298096">
                <text:p>0.08832859992980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43556769">
                <text:p>3.843556769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0954213760164764">
                <text:p>0.0954213760164764</text:p>
              </table:table-cell>
              <table:table-cell office:value-type="float" office:value="0.0936496034264565">
                <text:p>0.0936496034264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93549098">
                <text:p>3.893549098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14864023080526">
                <text:p>0.0814864023080526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43549044">
                <text:p>3.943549044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23903644536487">
                <text:p>0.123903644536487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93548733">
                <text:p>3.993548733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98551561553376">
                <text:p>0.098551561553376</text:p>
              </table:table-cell>
              <table:table-cell office:value-type="float" office:value="0.134089201688766">
                <text:p>0.134089201688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43561415">
                <text:p>4.04356141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87008354717173">
                <text:p>0.0887008354717173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93580305">
                <text:p>4.09358030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34781487307116">
                <text:p>0.134781487307116</text:p>
              </table:table-cell>
              <table:table-cell office:value-type="float" office:value="0.109612599015236">
                <text:p>0.109612599015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43568988">
                <text:p>4.143568988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2226044724145">
                <text:p>0.082226044724145</text:p>
              </table:table-cell>
              <table:table-cell office:value-type="float" office:value="0.0702371969819069">
                <text:p>0.0702371969819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93572742">
                <text:p>4.193572742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10012819276465">
                <text:p>0.0710012819276465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43553201">
                <text:p>4.24355320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37426239499214">
                <text:p>0.137426239499214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93549276">
                <text:p>4.293549276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22737270838826">
                <text:p>0.0822737270838826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43547527">
                <text:p>4.343547527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29716963178889">
                <text:p>0.0929716963178889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93551921">
                <text:p>4.39355192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19202971540569">
                <text:p>0.119202971540569</text:p>
              </table:table-cell>
              <table:table-cell office:value-type="float" office:value="0.0723655968904495">
                <text:p>0.07236559689044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43606075">
                <text:p>4.443606075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55985265130652">
                <text:p>0.0655985265130652</text:p>
              </table:table-cell>
              <table:table-cell office:value-type="float" office:value="0.108548402786255">
                <text:p>0.108548402786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93566022">
                <text:p>4.493566022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30595583658862">
                <text:p>0.130595583658862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43584817">
                <text:p>4.543584817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658324311597939">
                <text:p>0.0658324311597939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93575772">
                <text:p>4.593575772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24267850639581">
                <text:p>0.124267850639581</text:p>
              </table:table-cell>
              <table:table-cell office:value-type="float" office:value="0.11280520260334">
                <text:p>0.11280520260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43563494">
                <text:p>4.643563494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599016282079902">
                <text:p>0.0599016282079902</text:p>
              </table:table-cell>
              <table:table-cell office:value-type="float" office:value="0.0436322018504143">
                <text:p>0.04363220185041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93550833">
                <text:p>4.693550833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16458679271536">
                <text:p>0.0716458679271536</text:p>
              </table:table-cell>
              <table:table-cell office:value-type="float" office:value="0.0968421995639801">
                <text:p>0.09684219956398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43550684">
                <text:p>4.743550684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12259717359381">
                <text:p>0.12259717359381</text:p>
              </table:table-cell>
              <table:table-cell office:value-type="float" office:value="0.113869398832321">
                <text:p>0.1138693988323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93550951">
                <text:p>4.79355095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43150696141077">
                <text:p>0.0843150696141077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43571345">
                <text:p>4.84357134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02658336960205">
                <text:p>0.0902658336960205</text:p>
              </table:table-cell>
              <table:table-cell office:value-type="float" office:value="0.0840718001127243">
                <text:p>0.0840718001127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93553532">
                <text:p>4.893553532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60990991142136">
                <text:p>0.160990991142136</text:p>
              </table:table-cell>
              <table:table-cell office:value-type="float" office:value="0.11280520260334">
                <text:p>0.11280520260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4357223">
                <text:p>4.94357223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06031564062004">
                <text:p>0.106031564062004</text:p>
              </table:table-cell>
              <table:table-cell office:value-type="float" office:value="0.117062002420425">
                <text:p>0.117062002420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93557969">
                <text:p>4.993557969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958957623628842">
                <text:p>0.0958957623628842</text:p>
              </table:table-cell>
              <table:table-cell office:value-type="float" office:value="0.106420002877712">
                <text:p>0.1064200028777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43558044">
                <text:p>5.043558044</text:p>
              </table:table-cell>
              <table:table-cell office:value-type="float" office:value="0">
                <text:p>0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8454499731484">
                <text:p>0.098454499731484</text:p>
              </table:table-cell>
              <table:table-cell office:value-type="float" office:value="0.106420002877712">
                <text:p>0.1064200028777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93551944">
                <text:p>5.093551944</text:p>
              </table:table-cell>
              <table:table-cell office:value-type="float" office:value="0">
                <text:p>0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37685033194184">
                <text:p>0.137685033194184</text:p>
              </table:table-cell>
              <table:table-cell office:value-type="float" office:value="0.117062002420425">
                <text:p>0.1170620024204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43554067">
                <text:p>5.143554067</text:p>
              </table:table-cell>
              <table:table-cell office:value-type="float" office:value="0">
                <text:p>0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6946577386519">
                <text:p>0.076946577386519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93547263">
                <text:p>5.193547263</text:p>
              </table:table-cell>
              <table:table-cell office:value-type="float" office:value="0">
                <text:p>0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528179199764518">
                <text:p>0.0528179199764518</text:p>
              </table:table-cell>
              <table:table-cell office:value-type="float" office:value="0.0457606017589569">
                <text:p>0.04576060175895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43559755">
                <text:p>5.243559755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258257877219722">
                <text:p>0.0258257877219722</text:p>
              </table:table-cell>
              <table:table-cell office:value-type="float" office:value="0.020219799131155">
                <text:p>0.020219799131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93550967">
                <text:p>5.293550967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00473383769943279">
                <text:p>0.0047338376994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43557891">
                <text:p>5.343557891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0285110048083032">
                <text:p>0.0285110048083032</text:p>
              </table:table-cell>
              <table:table-cell office:value-type="float" office:value="0.0223482009023428">
                <text:p>0.02234820090234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93548559">
                <text:p>5.393548559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186416121088342">
                <text:p>0.0186416121088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43603578">
                <text:p>5.443603578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119282924046609">
                <text:p>-0.0119282924046609</text:p>
              </table:table-cell>
              <table:table-cell office:value-type="float" office:value="0.0117062004283071">
                <text:p>0.01170620042830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9355559">
                <text:p>5.49355559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168492411359218">
                <text:p>0.0168492411359218</text:p>
              </table:table-cell>
              <table:table-cell office:value-type="float" office:value="0.0308618005365133">
                <text:p>0.03086180053651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43594129">
                <text:p>5.543594129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453554953491255">
                <text:p>-0.0453554953491255</text:p>
              </table:table-cell>
              <table:table-cell office:value-type="float" office:value="-0.0819434002041817">
                <text:p>-0.08194340020418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93553662">
                <text:p>5.593553662</text:p>
              </table:table-cell>
              <table:table-cell office:value-type="float" office:value="0">
                <text:p>0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-0.0321591391064236">
                <text:p>-0.0321591391064236</text:p>
              </table:table-cell>
              <table:table-cell office:value-type="float" office:value="-0.0478890016674995">
                <text:p>-0.04788900166749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43602953">
                <text:p>5.643602953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184570409041182">
                <text:p>-0.0184570409041182</text:p>
              </table:table-cell>
              <table:table-cell office:value-type="float" office:value="-0.063851997256279">
                <text:p>-0.0638519972562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93558101">
                <text:p>5.693558101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0424377907301706">
                <text:p>-0.0042437790730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43570465">
                <text:p>5.743570465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146569110308379">
                <text:p>-0.0146569110308379</text:p>
              </table:table-cell>
              <table:table-cell office:value-type="float" office:value="0.020219799131155">
                <text:p>0.020219799131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93557357">
                <text:p>5.793557357</text:p>
              </table:table-cell>
              <table:table-cell office:value-type="float" office:value="0">
                <text:p>0</text:p>
              </table:table-cell>
              <table:table-cell office:value-type="float" office:value="0.112374140900376">
                <text:p>0.112374140900376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-0.0305209110084821">
                <text:p>-0.0305209110084821</text:p>
              </table:table-cell>
              <table:table-cell office:value-type="float" office:value="-0.020219799131155">
                <text:p>-0.0202197991311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43567161">
                <text:p>5.843567161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00710563140175925">
                <text:p>0.000710563140175925</text:p>
              </table:table-cell>
              <table:table-cell office:value-type="float" office:value="0.00957779958844185">
                <text:p>0.009577799588441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93557189">
                <text:p>5.893557189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201674927954063">
                <text:p>-0.0201674927954063</text:p>
              </table:table-cell>
              <table:table-cell office:value-type="float" office:value="-0.0351185984909534">
                <text:p>-0.0351185984909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4355464">
                <text:p>5.94355464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0302186504833882">
                <text:p>0.0030218650483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93559868">
                <text:p>5.993559868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183443563548006">
                <text:p>0.0183443563548006</text:p>
              </table:table-cell>
              <table:table-cell office:value-type="float" office:value="-0.0532100014388561">
                <text:p>-0.0532100014388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043615335">
                <text:p>6.043615335</text:p>
              </table:table-cell>
              <table:table-cell office:value-type="float" office:value="0.1">
                <text:p>0.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-0.0437269092848526">
                <text:p>-0.0437269092848526</text:p>
              </table:table-cell>
              <table:table-cell office:value-type="float" office:value="0.00957779958844185">
                <text:p>0.00957779958844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93597588">
                <text:p>6.093597588</text:p>
              </table:table-cell>
              <table:table-cell office:value-type="float" office:value="0.1">
                <text:p>0.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104303684898341">
                <text:p>0.0104303684898341</text:p>
              </table:table-cell>
              <table:table-cell office:value-type="float" office:value="0.029797600582242">
                <text:p>0.0297976005822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43551714">
                <text:p>6.143551714</text:p>
              </table:table-cell>
              <table:table-cell office:value-type="float" office:value="0.1">
                <text:p>0.1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0825846347513308">
                <text:p>-0.0082584634751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93575534">
                <text:p>6.193575534</text:p>
              </table:table-cell>
              <table:table-cell office:value-type="float" office:value="0.1">
                <text:p>0.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252407545517355">
                <text:p>0.0252407545517355</text:p>
              </table:table-cell>
              <table:table-cell office:value-type="float" office:value="0.0287334006279707">
                <text:p>0.02873340062797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43579899">
                <text:p>6.243579899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494207459450268">
                <text:p>0.0494207459450268</text:p>
              </table:table-cell>
              <table:table-cell office:value-type="float" office:value="0.0329901985824108">
                <text:p>0.0329901985824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93574664">
                <text:p>6.29357466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582870133615146">
                <text:p>0.0582870133615146</text:p>
              </table:table-cell>
              <table:table-cell office:value-type="float" office:value="0.0968421995639801">
                <text:p>0.0968421995639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43559605">
                <text:p>6.343559605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538565802099731">
                <text:p>0.0538565802099731</text:p>
              </table:table-cell>
              <table:table-cell office:value-type="float" office:value="0.0691730007529259">
                <text:p>0.0691730007529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9358877">
                <text:p>6.39358877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803388054029392">
                <text:p>0.0803388054029392</text:p>
              </table:table-cell>
              <table:table-cell office:value-type="float" office:value="0.0936496034264565">
                <text:p>0.0936496034264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43584719">
                <text:p>6.443584719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951318595881521">
                <text:p>0.0951318595881521</text:p>
              </table:table-cell>
              <table:table-cell office:value-type="float" office:value="0.062787801027298">
                <text:p>0.0627878010272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9357718">
                <text:p>6.49357718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579472817171342">
                <text:p>0.0579472817171342</text:p>
              </table:table-cell>
              <table:table-cell office:value-type="float" office:value="0.0925853997468948">
                <text:p>0.09258539974689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43586217">
                <text:p>6.543586217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100786086497575">
                <text:p>0.100786086497575</text:p>
              </table:table-cell>
              <table:table-cell office:value-type="float" office:value="0.126639798283577">
                <text:p>0.1266397982835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93578262">
                <text:p>6.593578262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44870111025224">
                <text:p>0.144870111025224</text:p>
              </table:table-cell>
              <table:table-cell office:value-type="float" office:value="0.146859601140022">
                <text:p>0.1468596011400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43557635">
                <text:p>6.643557635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0892398225014154">
                <text:p>0.0892398225014154</text:p>
              </table:table-cell>
              <table:table-cell office:value-type="float" office:value="0.11280520260334">
                <text:p>0.112805202603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9355">
                <text:p>6.69355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560627700041">
                <text:p>0.08560627700041</text:p>
              </table:table-cell>
              <table:table-cell office:value-type="float" office:value="0.0723655968904495">
                <text:p>0.07236559689044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43551581">
                <text:p>6.74355158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3611512579823">
                <text:p>0.13611512579823</text:p>
              </table:table-cell>
              <table:table-cell office:value-type="float" office:value="0.113869398832321">
                <text:p>0.1138693988323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93553994">
                <text:p>6.793553994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00297237559283">
                <text:p>0.0800297237559283</text:p>
              </table:table-cell>
              <table:table-cell office:value-type="float" office:value="0.0755582004785538">
                <text:p>0.07555820047855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43542263">
                <text:p>6.843542263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21364296610415">
                <text:p>0.0921364296610415</text:p>
              </table:table-cell>
              <table:table-cell office:value-type="float" office:value="0.127703994512558">
                <text:p>0.1277039945125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93546244">
                <text:p>6.89354624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26552791535336">
                <text:p>0.126552791535336</text:p>
              </table:table-cell>
              <table:table-cell office:value-type="float" office:value="0.0925853997468948">
                <text:p>0.09258539974689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4357">
                <text:p>6.94357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38809032672036">
                <text:p>0.0838809032672036</text:p>
              </table:table-cell>
              <table:table-cell office:value-type="float" office:value="0.0681087970733643">
                <text:p>0.06810879707336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93574173">
                <text:p>6.993574173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0073554398082">
                <text:p>0.080073554398082</text:p>
              </table:table-cell>
              <table:table-cell office:value-type="float" office:value="0.123447202146053">
                <text:p>0.1234472021460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43574666">
                <text:p>7.043574666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98619207036658">
                <text:p>0.0898619207036658</text:p>
              </table:table-cell>
              <table:table-cell office:value-type="float" office:value="0.121318802237511">
                <text:p>0.1213188022375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93571128">
                <text:p>7.093571128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0975118607818602">
                <text:p>0.0975118607818602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43552806">
                <text:p>7.143552806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47315102213612">
                <text:p>0.0747315102213612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93566932">
                <text:p>7.193566932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43136656073269">
                <text:p>0.143136656073269</text:p>
              </table:table-cell>
              <table:table-cell office:value-type="float" office:value="0.114933602511883">
                <text:p>0.1149336025118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43553794">
                <text:p>7.243553794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36844158107769">
                <text:p>0.0836844158107769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93564752">
                <text:p>7.293564752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994782077122526">
                <text:p>0.0994782077122526</text:p>
              </table:table-cell>
              <table:table-cell office:value-type="float" office:value="0.10429160296917">
                <text:p>0.104291602969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43558174">
                <text:p>7.343558174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02246644245803">
                <text:p>0.102246644245803</text:p>
              </table:table-cell>
              <table:table-cell office:value-type="float" office:value="0.0383111983537674">
                <text:p>0.03831119835376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935563">
                <text:p>7.3935563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9041744076294">
                <text:p>0.069041744076294</text:p>
              </table:table-cell>
              <table:table-cell office:value-type="float" office:value="0.0713014006614685">
                <text:p>0.0713014006614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4354793">
                <text:p>7.44354793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763337987871904">
                <text:p>0.0763337987871904</text:p>
              </table:table-cell>
              <table:table-cell office:value-type="float" office:value="0.0862002000212669">
                <text:p>0.08620020002126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93565192">
                <text:p>7.493565192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98928322923341">
                <text:p>0.098928322923341</text:p>
              </table:table-cell>
              <table:table-cell office:value-type="float" office:value="0.0840718001127243">
                <text:p>0.08407180011272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43602645">
                <text:p>7.543602645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35309006816832">
                <text:p>0.0635309006816832</text:p>
              </table:table-cell>
              <table:table-cell office:value-type="float" office:value="0.0862002000212669">
                <text:p>0.08620020002126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9356074">
                <text:p>7.5935607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72879313664707">
                <text:p>0.0772879313664707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43593394">
                <text:p>7.64359339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44126692456238">
                <text:p>0.144126692456238</text:p>
              </table:table-cell>
              <table:table-cell office:value-type="float" office:value="0.101098999381065">
                <text:p>0.1010989993810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93557088">
                <text:p>7.693557088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513266472719999">
                <text:p>0.0513266472719999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43551406">
                <text:p>7.743551406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52186932210941">
                <text:p>0.152186932210941</text:p>
              </table:table-cell>
              <table:table-cell office:value-type="float" office:value="0.120254598557949">
                <text:p>0.1202545985579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93550876">
                <text:p>7.793550876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617615037781477">
                <text:p>0.0617615037781477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43559946">
                <text:p>7.843559946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68253992604271">
                <text:p>0.068253992604271</text:p>
              </table:table-cell>
              <table:table-cell office:value-type="float" office:value="0.0925853997468948">
                <text:p>0.09258539974689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93567864">
                <text:p>7.893567864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08966644333003">
                <text:p>0.108966644333003</text:p>
              </table:table-cell>
              <table:table-cell office:value-type="float" office:value="0.0510816015303135">
                <text:p>0.05108160153031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43560806">
                <text:p>7.943560806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8018331505637">
                <text:p>0.068018331505637</text:p>
              </table:table-cell>
              <table:table-cell office:value-type="float" office:value="0.0691730007529259">
                <text:p>0.06917300075292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93559764">
                <text:p>7.993559764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75036471848324">
                <text:p>0.0675036471848324</text:p>
              </table:table-cell>
              <table:table-cell office:value-type="float" office:value="0.0734298005700111">
                <text:p>0.07342980057001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043573026">
                <text:p>8.043573026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813054983497261">
                <text:p>0.0813054983497261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93581169">
                <text:p>8.093581169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10571865266307">
                <text:p>0.10571865266307</text:p>
              </table:table-cell>
              <table:table-cell office:value-type="float" office:value="0.0649162009358406">
                <text:p>0.06491620093584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43563872">
                <text:p>8.143563872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87994837390241">
                <text:p>0.0787994837390241</text:p>
              </table:table-cell>
              <table:table-cell office:value-type="float" office:value="0.125575602054596">
                <text:p>0.125575602054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93567919">
                <text:p>8.193567919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41929643237197">
                <text:p>0.0941929643237197</text:p>
              </table:table-cell>
              <table:table-cell office:value-type="float" office:value="0.138346001505852">
                <text:p>0.1383460015058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43560638">
                <text:p>8.243560638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42292015409854">
                <text:p>0.142292015409854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93569421">
                <text:p>8.29356942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118388331390912">
                <text:p>0.118388331390912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43565084">
                <text:p>8.343565084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38518511427163">
                <text:p>0.0838518511427163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93574603">
                <text:p>8.393574603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49554740696562">
                <text:p>0.149554740696562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43553978">
                <text:p>8.443553978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896328488485202">
                <text:p>0.0896328488485202</text:p>
              </table:table-cell>
              <table:table-cell office:value-type="float" office:value="0.0659803971648216">
                <text:p>0.0659803971648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93559177">
                <text:p>8.493559177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63874556280855">
                <text:p>0.0863874556280855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43594424">
                <text:p>8.54359442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106442282594478">
                <text:p>0.106442282594478</text:p>
              </table:table-cell>
              <table:table-cell office:value-type="float" office:value="0.00851359963417053">
                <text:p>0.008513599634170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93558023">
                <text:p>8.593558023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6458530233381">
                <text:p>0.066458530233381</text:p>
              </table:table-cell>
              <table:table-cell office:value-type="float" office:value="0.0989705994725227">
                <text:p>0.09897059947252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43586934">
                <text:p>8.643586934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512871868474326">
                <text:p>0.0512871868474326</text:p>
              </table:table-cell>
              <table:table-cell office:value-type="float" office:value="0.0734298005700111">
                <text:p>0.0734298005700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93590085">
                <text:p>8.693590085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977036749225943">
                <text:p>0.0977036749225943</text:p>
              </table:table-cell>
              <table:table-cell office:value-type="float" office:value="0.0287334006279707">
                <text:p>0.02873340062797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4356658">
                <text:p>8.74356658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1870547173647">
                <text:p>0.121870547173647</text:p>
              </table:table-cell>
              <table:table-cell office:value-type="float" office:value="0.0815789467191848">
                <text:p>0.0815789467191848</text:p>
              </table:table-cell>
              <table:table-cell office:value-type="float" office:value="0.123447202146053">
                <text:p>0.1234472021460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93571939">
                <text:p>8.793571939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513132785538776">
                <text:p>0.0513132785538776</text:p>
              </table:table-cell>
              <table:table-cell office:value-type="float" office:value="0.0574668012559414">
                <text:p>0.0574668012559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4356933">
                <text:p>8.84356933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39051331916738">
                <text:p>0.139051331916738</text:p>
              </table:table-cell>
              <table:table-cell office:value-type="float" office:value="0.113869398832321">
                <text:p>0.1138693988323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93555042">
                <text:p>8.893555042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31405147702515">
                <text:p>0.0731405147702515</text:p>
              </table:table-cell>
              <table:table-cell office:value-type="float" office:value="0.157501593232155">
                <text:p>0.1575015932321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43592016">
                <text:p>8.943592016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43180698031587">
                <text:p>0.143180698031587</text:p>
              </table:table-cell>
              <table:table-cell office:value-type="float" office:value="0.108548402786255">
                <text:p>0.108548402786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9355296">
                <text:p>8.99355296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845418379637166">
                <text:p>0.0845418379637166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043607854">
                <text:p>9.04360785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590175213764">
                <text:p>0.08590175213764</text:p>
              </table:table-cell>
              <table:table-cell office:value-type="float" office:value="0.102163203060627">
                <text:p>0.1021632030606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93553791">
                <text:p>9.09355379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34126110755711">
                <text:p>0.134126110755711</text:p>
              </table:table-cell>
              <table:table-cell office:value-type="float" office:value="0.0670446008443832">
                <text:p>0.06704460084438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43581294">
                <text:p>9.14358129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33071682097527">
                <text:p>0.0733071682097527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93575487">
                <text:p>9.193575487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102308156602983">
                <text:p>0.102308156602983</text:p>
              </table:table-cell>
              <table:table-cell office:value-type="float" office:value="0.0862002000212669">
                <text:p>0.08620020002126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43577295">
                <text:p>9.243577295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01828156713905">
                <text:p>0.101828156713905</text:p>
              </table:table-cell>
              <table:table-cell office:value-type="float" office:value="0.131960794329643">
                <text:p>0.1319607943296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93566783">
                <text:p>9.293566783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0974811855775">
                <text:p>0.10974811855775</text:p>
              </table:table-cell>
              <table:table-cell office:value-type="float" office:value="0.16920779645443">
                <text:p>0.169207796454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43566671">
                <text:p>9.34356667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22862839136574">
                <text:p>0.122862839136574</text:p>
              </table:table-cell>
              <table:table-cell office:value-type="float" office:value="0.115997798740864">
                <text:p>0.115997798740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93551903">
                <text:p>9.393551903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78491228963039">
                <text:p>0.0978491228963039</text:p>
              </table:table-cell>
              <table:table-cell office:value-type="float" office:value="0.100034803152084">
                <text:p>0.100034803152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43571951">
                <text:p>9.44357195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566978365209795">
                <text:p>0.0566978365209795</text:p>
              </table:table-cell>
              <table:table-cell office:value-type="float" office:value="0.0585310012102127">
                <text:p>0.05853100121021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93564895">
                <text:p>9.49356489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2379615757672">
                <text:p>0.12379615757672</text:p>
              </table:table-cell>
              <table:table-cell office:value-type="float" office:value="0.0883285999298096">
                <text:p>0.08832859992980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43605934">
                <text:p>9.543605934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42727398198842">
                <text:p>0.0642727398198842</text:p>
              </table:table-cell>
              <table:table-cell office:value-type="float" office:value="0.0957780033349991">
                <text:p>0.0957780033349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93548671">
                <text:p>9.59354867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00344508509495">
                <text:p>0.0700344508509495</text:p>
              </table:table-cell>
              <table:table-cell office:value-type="float" office:value="0.0542742013931274">
                <text:p>0.05427420139312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43561199">
                <text:p>9.643561199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948587586411929">
                <text:p>0.0948587586411929</text:p>
              </table:table-cell>
              <table:table-cell office:value-type="float" office:value="0.0361827984452248">
                <text:p>0.03618279844522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93560191">
                <text:p>9.69356019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81803716298006">
                <text:p>0.0781803716298006</text:p>
              </table:table-cell>
              <table:table-cell office:value-type="float" office:value="0.079815000295639">
                <text:p>0.0798150002956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43556175">
                <text:p>9.743556175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415711496738852">
                <text:p>0.0415711496738852</text:p>
              </table:table-cell>
              <table:table-cell office:value-type="float" office:value="0.0744939967989922">
                <text:p>0.07449399679899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93554143">
                <text:p>9.793554143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14863857276454">
                <text:p>0.114863857276454</text:p>
              </table:table-cell>
              <table:table-cell office:value-type="float" office:value="0.100034803152084">
                <text:p>0.100034803152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43577487">
                <text:p>9.843577487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82541760500029">
                <text:p>0.0882541760500029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93559551">
                <text:p>9.89355955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63095845931531">
                <text:p>0.0763095845931531</text:p>
              </table:table-cell>
              <table:table-cell office:value-type="float" office:value="0.0979064032435417">
                <text:p>0.09790640324354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43571087">
                <text:p>9.943571087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6015338686885">
                <text:p>0.16015338686885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93574655">
                <text:p>9.993574655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771630207653424">
                <text:p>0.0771630207653424</text:p>
              </table:table-cell>
              <table:table-cell office:value-type="float" office:value="0.101098999381065">
                <text:p>0.1010989993810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043575631">
                <text:p>10.043575631</text:p>
              </table:table-cell>
              <table:table-cell office:value-type="float" office:value="0">
                <text:p>0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0974945043879711">
                <text:p>0.0974945043879711</text:p>
              </table:table-cell>
              <table:table-cell office:value-type="float" office:value="0.102163203060627">
                <text:p>0.1021632030606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93558529">
                <text:p>10.093558529</text:p>
              </table:table-cell>
              <table:table-cell office:value-type="float" office:value="0">
                <text:p>0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24539863800431">
                <text:p>0.124539863800431</text:p>
              </table:table-cell>
              <table:table-cell office:value-type="float" office:value="0.0904569998383522">
                <text:p>0.09045699983835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43579057">
                <text:p>10.143579057</text:p>
              </table:table-cell>
              <table:table-cell office:value-type="float" office:value="0">
                <text:p>0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92649874137547">
                <text:p>0.0692649874137547</text:p>
              </table:table-cell>
              <table:table-cell office:value-type="float" office:value="0.0468248017132282">
                <text:p>0.04682480171322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93551107">
                <text:p>10.193551107</text:p>
              </table:table-cell>
              <table:table-cell office:value-type="float" office:value="0">
                <text:p>0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2374140900376">
                <text:p>0.112374140900376</text:p>
              </table:table-cell>
              <table:table-cell office:value-type="float" office:value="0.0637637967746035">
                <text:p>0.0637637967746035</text:p>
              </table:table-cell>
              <table:table-cell office:value-type="float" office:value="0.0606594011187553">
                <text:p>0.06065940111875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43556404">
                <text:p>10.243556404</text:p>
              </table:table-cell>
              <table:table-cell office:value-type="float" office:value="0">
                <text:p>0</text:p>
              </table:table-cell>
              <table:table-cell office:value-type="float" office:value="0.105251836195423">
                <text:p>0.105251836195423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0944816657854171">
                <text:p>0.00944816657854171</text:p>
              </table:table-cell>
              <table:table-cell office:value-type="float" office:value="0.0191555991768837">
                <text:p>0.01915559917688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93558021">
                <text:p>10.29355802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21526311014564">
                <text:p>-0.0021526311014564</text:p>
              </table:table-cell>
              <table:table-cell office:value-type="float" office:value="0.0159629993140697">
                <text:p>0.01596299931406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43569717">
                <text:p>10.343569717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240370905680833">
                <text:p>0.0240370905680833</text:p>
              </table:table-cell>
              <table:table-cell office:value-type="float" office:value="0.0106419995427132">
                <text:p>0.01064199954271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93565543">
                <text:p>10.393565543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206468531435204">
                <text:p>0.020646853143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43563352">
                <text:p>10.443563352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105271797079062">
                <text:p>-0.0105271797079062</text:p>
              </table:table-cell>
              <table:table-cell office:value-type="float" office:value="-0.00638520019128919">
                <text:p>-0.006385200191289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93563369">
                <text:p>10.493563369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12374140900376">
                <text:p>0.112374140900376</text:p>
              </table:table-cell>
              <table:table-cell office:value-type="float" office:value="0.00837111991184529">
                <text:p>0.00837111991184529</text:p>
              </table:table-cell>
              <table:table-cell office:value-type="float" office:value="0.0106419995427132">
                <text:p>0.01064199954271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43586073">
                <text:p>10.543586073</text:p>
              </table:table-cell>
              <table:table-cell office:value-type="float" office:value="0">
                <text:p>0</text:p>
              </table:table-cell>
              <table:table-cell office:value-type="float" office:value="0.105251836195423">
                <text:p>0.105251836195423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062117758800499">
                <text:p>-0.0062117758800499</text:p>
              </table:table-cell>
              <table:table-cell office:value-type="float" office:value="-0.0074494001455605">
                <text:p>-0.00744940014556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9358641">
                <text:p>10.59358641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-0.0138789787581528">
                <text:p>-0.0138789787581528</text:p>
              </table:table-cell>
              <table:table-cell office:value-type="float" office:value="-0.0117062004283071">
                <text:p>-0.01170620042830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43562076">
                <text:p>10.643562076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0656892991051386">
                <text:p>-0.00656892991051386</text:p>
              </table:table-cell>
              <table:table-cell office:value-type="float" office:value="-0.0319259986281395">
                <text:p>-0.03192599862813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93556749">
                <text:p>10.693556749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277475034935113">
                <text:p>-0.0277475034935113</text:p>
              </table:table-cell>
              <table:table-cell office:value-type="float" office:value="-0.00638520019128919">
                <text:p>-0.006385200191289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43552414">
                <text:p>10.743552414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263460365218488">
                <text:p>-0.00263460365218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93550095">
                <text:p>10.793550095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04460469005983">
                <text:p>0.104460469005983</text:p>
              </table:table-cell>
              <table:table-cell office:value-type="float" office:value="-0.0283925828437198">
                <text:p>-0.0283925828437198</text:p>
              </table:table-cell>
              <table:table-cell office:value-type="float" office:value="-0.0478890016674995">
                <text:p>-0.04788900166749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43558336">
                <text:p>10.843558336</text:p>
              </table:table-cell>
              <table:table-cell office:value-type="float" office:value="0">
                <text:p>0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227721986573039">
                <text:p>-0.022772198657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93547185">
                <text:p>10.893547185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000453074887427694">
                <text:p>0.000453074887427694</text:p>
              </table:table-cell>
              <table:table-cell office:value-type="float" office:value="0.0266050007194281">
                <text:p>0.0266050007194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43560642">
                <text:p>10.943560642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366692674172095">
                <text:p>-0.0366692674172095</text:p>
              </table:table-cell>
              <table:table-cell office:value-type="float" office:value="-0.04043959826231">
                <text:p>-0.040439598262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93563923">
                <text:p>10.993563923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193858886607355">
                <text:p>0.0193858886607355</text:p>
              </table:table-cell>
              <table:table-cell office:value-type="float" office:value="0.0106419995427132">
                <text:p>0.01064199954271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043558948">
                <text:p>11.043558948</text:p>
              </table:table-cell>
              <table:table-cell office:value-type="float" office:value="0.1">
                <text:p>0.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48744317612594">
                <text:p>0.014874431761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93545782">
                <text:p>11.093545782</text:p>
              </table:table-cell>
              <table:table-cell office:value-type="float" office:value="0.1">
                <text:p>0.1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246169146018812">
                <text:p>0.0246169146018812</text:p>
              </table:table-cell>
              <table:table-cell office:value-type="float" office:value="0.0180913992226124">
                <text:p>0.01809139922261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43553384">
                <text:p>11.143553384</text:p>
              </table:table-cell>
              <table:table-cell office:value-type="float" office:value="0.1">
                <text:p>0.1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0287553866841692">
                <text:p>-0.0028755386684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93548538">
                <text:p>11.193548538</text:p>
              </table:table-cell>
              <table:table-cell office:value-type="float" office:value="0.1">
                <text:p>0.1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12374140900376">
                <text:p>0.112374140900376</text:p>
              </table:table-cell>
              <table:table-cell office:value-type="float" office:value="0.0237361856323845">
                <text:p>0.0237361856323845</text:p>
              </table:table-cell>
              <table:table-cell office:value-type="float" office:value="0.0553384013473988">
                <text:p>0.05533840134739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43570124">
                <text:p>11.243570124</text:p>
              </table:table-cell>
              <table:table-cell office:value-type="float" office:value="0.1">
                <text:p>0.1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416452367238522">
                <text:p>0.0416452367238522</text:p>
              </table:table-cell>
              <table:table-cell office:value-type="float" office:value="0.0287334006279707">
                <text:p>0.02873340062797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93548766">
                <text:p>11.293548766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82588033446053">
                <text:p>0.0782588033446053</text:p>
              </table:table-cell>
              <table:table-cell office:value-type="float" office:value="0.121318802237511">
                <text:p>0.1213188022375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43562288">
                <text:p>11.343562288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22594068032378">
                <text:p>0.122594068032378</text:p>
              </table:table-cell>
              <table:table-cell office:value-type="float" office:value="0.0776866003870964">
                <text:p>0.07768660038709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93556706">
                <text:p>11.393556706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12683138602761">
                <text:p>0.0612683138602761</text:p>
              </table:table-cell>
              <table:table-cell office:value-type="float" office:value="0.0915212035179138">
                <text:p>0.09152120351791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43569492">
                <text:p>11.443569492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06994692212418">
                <text:p>0.0606994692212418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93554854">
                <text:p>11.493554854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03690677507544">
                <text:p>0.103690677507544</text:p>
              </table:table-cell>
              <table:table-cell office:value-type="float" office:value="0.117062002420425">
                <text:p>0.1170620024204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43605271">
                <text:p>11.54360527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87923241556721">
                <text:p>0.0887923241556721</text:p>
              </table:table-cell>
              <table:table-cell office:value-type="float" office:value="0.0436322018504143">
                <text:p>0.04363220185041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93617833">
                <text:p>11.593617833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784982741446549">
                <text:p>0.0784982741446549</text:p>
              </table:table-cell>
              <table:table-cell office:value-type="float" office:value="0.0904569998383522">
                <text:p>0.09045699983835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43566235">
                <text:p>11.643566235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18481225684537">
                <text:p>0.118481225684537</text:p>
              </table:table-cell>
              <table:table-cell office:value-type="float" office:value="0.111740998923779">
                <text:p>0.1117409989237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93550958">
                <text:p>11.693550958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46973854784024">
                <text:p>0.0746973854784024</text:p>
              </table:table-cell>
              <table:table-cell office:value-type="float" office:value="0.0723655968904495">
                <text:p>0.07236559689044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43562687">
                <text:p>11.743562687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64155089208539">
                <text:p>0.0864155089208539</text:p>
              </table:table-cell>
              <table:table-cell office:value-type="float" office:value="0.108548402786255">
                <text:p>0.108548402786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93551794">
                <text:p>11.793551794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32200688056048">
                <text:p>0.132200688056048</text:p>
              </table:table-cell>
              <table:table-cell office:value-type="float" office:value="0.0702371969819069">
                <text:p>0.07023719698190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43572419">
                <text:p>11.843572419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75183866997376">
                <text:p>0.075183866997376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93549302">
                <text:p>11.893549302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86323724778942">
                <text:p>0.0886323724778942</text:p>
              </table:table-cell>
              <table:table-cell office:value-type="float" office:value="0.1287682056427">
                <text:p>0.12876820564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4355188">
                <text:p>11.94355188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972659430549565">
                <text:p>0.0972659430549565</text:p>
              </table:table-cell>
              <table:table-cell office:value-type="float" office:value="0.0723655968904495">
                <text:p>0.07236559689044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93550586">
                <text:p>11.993550586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67580084849785">
                <text:p>0.0767580084849785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043569291">
                <text:p>12.04356929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801604827774825">
                <text:p>0.0801604827774825</text:p>
              </table:table-cell>
              <table:table-cell office:value-type="float" office:value="0.0446964018046856">
                <text:p>0.04469640180468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93565246">
                <text:p>12.093565246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11966163557751">
                <text:p>0.111966163557751</text:p>
              </table:table-cell>
              <table:table-cell office:value-type="float" office:value="0.109612599015236">
                <text:p>0.1096125990152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43603088">
                <text:p>12.143603088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64335631758073">
                <text:p>0.0864335631758073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93547972">
                <text:p>12.193547972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36961499501677">
                <text:p>0.136961499501677</text:p>
              </table:table-cell>
              <table:table-cell office:value-type="float" office:value="0.123447202146053">
                <text:p>0.1234472021460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43545591">
                <text:p>12.24354559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43594032684834">
                <text:p>0.143594032684834</text:p>
              </table:table-cell>
              <table:table-cell office:value-type="float" office:value="0.0766223967075348">
                <text:p>0.07662239670753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93555018">
                <text:p>12.293555018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36156666924253">
                <text:p>0.0836156666924253</text:p>
              </table:table-cell>
              <table:table-cell office:value-type="float" office:value="0.0989705994725227">
                <text:p>0.09897059947252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43569852">
                <text:p>12.343569852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9944900530281">
                <text:p>0.089944900530281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93572399">
                <text:p>12.393572399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1900405578719">
                <text:p>0.11900405578719</text:p>
              </table:table-cell>
              <table:table-cell office:value-type="float" office:value="0.131960794329643">
                <text:p>0.1319607943296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4361069">
                <text:p>12.44361069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44411374358185">
                <text:p>0.0744411374358185</text:p>
              </table:table-cell>
              <table:table-cell office:value-type="float" office:value="0.0713014006614685">
                <text:p>0.07130140066146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93549429">
                <text:p>12.493549429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552581500660588">
                <text:p>0.0552581500660588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43552904">
                <text:p>12.54355290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104129541425008">
                <text:p>0.104129541425008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93545691">
                <text:p>12.59354569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23741529854981">
                <text:p>0.0723741529854981</text:p>
              </table:table-cell>
              <table:table-cell office:value-type="float" office:value="0.0872644037008286">
                <text:p>0.0872644037008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43562094">
                <text:p>12.643562094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74709358767437">
                <text:p>0.0874709358767437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93547201">
                <text:p>12.693547201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76273038222333">
                <text:p>0.07627303822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43568468">
                <text:p>12.743568468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681312366095222">
                <text:p>0.0681312366095222</text:p>
              </table:table-cell>
              <table:table-cell office:value-type="float" office:value="0.0702371969819069">
                <text:p>0.07023719698190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93560359">
                <text:p>12.793560359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03786952816775">
                <text:p>0.103786952816775</text:p>
              </table:table-cell>
              <table:table-cell office:value-type="float" office:value="0.146859601140022">
                <text:p>0.1468596011400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43552378">
                <text:p>12.843552378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29958313790794">
                <text:p>0.129958313790794</text:p>
              </table:table-cell>
              <table:table-cell office:value-type="float" office:value="0.108548402786255">
                <text:p>0.1085484027862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93539533">
                <text:p>12.893539533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95283518084562">
                <text:p>0.0895283518084562</text:p>
              </table:table-cell>
              <table:table-cell office:value-type="float" office:value="0.0723655968904495">
                <text:p>0.07236559689044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43547231">
                <text:p>12.94354723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24999210885505">
                <text:p>0.0724999210885505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93547506">
                <text:p>12.993547506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4187432238283">
                <text:p>0.14187432238283</text:p>
              </table:table-cell>
              <table:table-cell office:value-type="float" office:value="0.0787507966160774">
                <text:p>0.07875079661607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43565157">
                <text:p>13.043565157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48830969360613">
                <text:p>0.0848830969360613</text:p>
              </table:table-cell>
              <table:table-cell office:value-type="float" office:value="0.160694196820259">
                <text:p>0.1606941968202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93553017">
                <text:p>13.093553017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97765370703244">
                <text:p>0.0897765370703244</text:p>
              </table:table-cell>
              <table:table-cell office:value-type="float" office:value="0.0787507966160774">
                <text:p>0.07875079661607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43543213">
                <text:p>13.143543213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19280356073499">
                <text:p>0.119280356073499</text:p>
              </table:table-cell>
              <table:table-cell office:value-type="float" office:value="0.0744939967989922">
                <text:p>0.07449399679899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93565792">
                <text:p>13.193565792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06992049136633">
                <text:p>0.0906992049136633</text:p>
              </table:table-cell>
              <table:table-cell office:value-type="float" office:value="0.119190402328968">
                <text:p>0.1191904023289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43545396">
                <text:p>13.243545396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833337643103535">
                <text:p>0.0833337643103535</text:p>
              </table:table-cell>
              <table:table-cell office:value-type="float" office:value="0.0691730007529259">
                <text:p>0.06917300075292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93542632">
                <text:p>13.293542632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21367865750065">
                <text:p>0.121367865750065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43543996">
                <text:p>13.343543996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102719082419">
                <text:p>0.08102719082419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93547984">
                <text:p>13.393547984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723748630229078">
                <text:p>0.0723748630229078</text:p>
              </table:table-cell>
              <table:table-cell office:value-type="float" office:value="0.0872644037008286">
                <text:p>0.08726440370082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43556899">
                <text:p>13.443556899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139576325413981">
                <text:p>0.139576325413981</text:p>
              </table:table-cell>
              <table:table-cell office:value-type="float" office:value="0.062787801027298">
                <text:p>0.062787801027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93550231">
                <text:p>13.49355023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41323106799575">
                <text:p>0.041323106799575</text:p>
              </table:table-cell>
              <table:table-cell office:value-type="float" office:value="0.0989705994725227">
                <text:p>0.09897059947252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43552651">
                <text:p>13.543552651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29684535327951">
                <text:p>0.0829684535327951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93550751">
                <text:p>13.59355075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68649750283664">
                <text:p>0.0768649750283664</text:p>
              </table:table-cell>
              <table:table-cell office:value-type="float" office:value="0.0617236010730267">
                <text:p>0.06172360107302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43597266">
                <text:p>13.643597266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767460737575363">
                <text:p>0.0767460737575363</text:p>
              </table:table-cell>
              <table:table-cell office:value-type="float" office:value="0.109612599015236">
                <text:p>0.1096125990152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93551782">
                <text:p>13.693551782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77287447094566">
                <text:p>0.077287447094566</text:p>
              </table:table-cell>
              <table:table-cell office:value-type="float" office:value="0.101098999381065">
                <text:p>0.1010989993810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43555674">
                <text:p>13.743555674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25302101869858">
                <text:p>0.125302101869858</text:p>
              </table:table-cell>
              <table:table-cell office:value-type="float" office:value="0.114933602511883">
                <text:p>0.1149336025118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93555822">
                <text:p>13.793555822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73434420233725">
                <text:p>0.0673434420233725</text:p>
              </table:table-cell>
              <table:table-cell office:value-type="float" office:value="0.0521458014845848">
                <text:p>0.05214580148458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43558945">
                <text:p>13.843558945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07341695471586">
                <text:p>0.107341695471586</text:p>
              </table:table-cell>
              <table:table-cell office:value-type="float" office:value="0.109612599015236">
                <text:p>0.1096125990152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93551189">
                <text:p>13.893551189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21946354072803">
                <text:p>0.121946354072803</text:p>
              </table:table-cell>
              <table:table-cell office:value-type="float" office:value="0.101098999381065">
                <text:p>0.1010989993810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43542633">
                <text:p>13.943542633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985493083025284">
                <text:p>0.0985493083025284</text:p>
              </table:table-cell>
              <table:table-cell office:value-type="float" office:value="0.11280520260334">
                <text:p>0.112805202603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93561533">
                <text:p>13.993561533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45054349844163">
                <text:p>0.0845054349844163</text:p>
              </table:table-cell>
              <table:table-cell office:value-type="float" office:value="0.108548402786255">
                <text:p>0.1085484027862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43558321">
                <text:p>14.043558321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27471339726346">
                <text:p>0.127471339726346</text:p>
              </table:table-cell>
              <table:table-cell office:value-type="float" office:value="0.109612599015236">
                <text:p>0.1096125990152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93550533">
                <text:p>14.093550533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66700643316711">
                <text:p>0.0866700643316711</text:p>
              </table:table-cell>
              <table:table-cell office:value-type="float" office:value="0.0659803971648216">
                <text:p>0.06598039716482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43562522">
                <text:p>14.143562522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639827218020973">
                <text:p>0.0639827218020973</text:p>
              </table:table-cell>
              <table:table-cell office:value-type="float" office:value="0.115997798740864">
                <text:p>0.1159977987408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93543215">
                <text:p>14.19354321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20631976183336">
                <text:p>0.120631976183336</text:p>
              </table:table-cell>
              <table:table-cell office:value-type="float" office:value="0.139410197734833">
                <text:p>0.1394101977348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43553251">
                <text:p>14.243553251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670752711383057">
                <text:p>0.0670752711383057</text:p>
              </table:table-cell>
              <table:table-cell office:value-type="float" office:value="0.0989705994725227">
                <text:p>0.09897059947252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93560024">
                <text:p>14.29356002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951233326182637">
                <text:p>0.0951233326182637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43561228">
                <text:p>14.343561228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103969266225581">
                <text:p>0.103969266225581</text:p>
              </table:table-cell>
              <table:table-cell office:value-type="float" office:value="0.0893928036093712">
                <text:p>0.08939280360937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93547777">
                <text:p>14.393547777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37909076800323">
                <text:p>0.0837909076800323</text:p>
              </table:table-cell>
              <table:table-cell office:value-type="float" office:value="0.101098999381065">
                <text:p>0.1010989993810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43568917">
                <text:p>14.443568917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695995290564684">
                <text:p>0.0695995290564684</text:p>
              </table:table-cell>
              <table:table-cell office:value-type="float" office:value="0.0553384013473988">
                <text:p>0.05533840134739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9355073">
                <text:p>14.49355073</text:p>
              </table:table-cell>
              <table:table-cell office:value-type="float" office:value="0.1">
                <text:p>0.1</text:p>
              </table:table-cell>
              <table:table-cell office:value-type="float" office:value="0.0973381643010301">
                <text:p>0.0973381643010301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428185062136771">
                <text:p>0.0428185062136771</text:p>
              </table:table-cell>
              <table:table-cell office:value-type="float" office:value="0.0542742013931274">
                <text:p>0.05427420139312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43567007">
                <text:p>14.543567007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951197607444199">
                <text:p>0.0951197607444199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93573363">
                <text:p>14.593573363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8318234159961">
                <text:p>0.08318234159961</text:p>
              </table:table-cell>
              <table:table-cell office:value-type="float" office:value="0.118126198649406">
                <text:p>0.1181261986494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43547528">
                <text:p>14.643547528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6747314267368">
                <text:p>0.086747314267368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93547293">
                <text:p>14.693547293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931495132937845">
                <text:p>0.0931495132937845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43537426">
                <text:p>14.743537426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82245174841263">
                <text:p>0.0782245174841263</text:p>
              </table:table-cell>
              <table:table-cell office:value-type="float" office:value="0.10429160296917">
                <text:p>0.104291602969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93543462">
                <text:p>14.793543462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926013421018742">
                <text:p>0.0926013421018742</text:p>
              </table:table-cell>
              <table:table-cell office:value-type="float" office:value="0.0872644037008286">
                <text:p>0.08726440370082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43541755">
                <text:p>14.843541755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53841407994857">
                <text:p>0.153841407994857</text:p>
              </table:table-cell>
              <table:table-cell office:value-type="float" office:value="0.131960794329643">
                <text:p>0.1319607943296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93541584">
                <text:p>14.893541584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0746672058939922">
                <text:p>0.0746672058939922</text:p>
              </table:table-cell>
              <table:table-cell office:value-type="float" office:value="0.0819434002041817">
                <text:p>0.08194340020418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43546116">
                <text:p>14.943546116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05075633326656">
                <text:p>0.105075633326656</text:p>
              </table:table-cell>
              <table:table-cell office:value-type="float" office:value="0.115997798740864">
                <text:p>0.1159977987408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93571288">
                <text:p>14.993571288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39142893459235">
                <text:p>0.139142893459235</text:p>
              </table:table-cell>
              <table:table-cell office:value-type="float" office:value="0.0415037982165813">
                <text:p>0.04150379821658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43615244">
                <text:p>15.043615244</text:p>
              </table:table-cell>
              <table:table-cell office:value-type="float" office:value="0">
                <text:p>0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813122907161341">
                <text:p>0.0813122907161341</text:p>
              </table:table-cell>
              <table:table-cell office:value-type="float" office:value="0.0766223967075348">
                <text:p>0.07662239670753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93572898">
                <text:p>15.093572898</text:p>
              </table:table-cell>
              <table:table-cell office:value-type="float" office:value="0">
                <text:p>0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625124227339002">
                <text:p>0.0625124227339002</text:p>
              </table:table-cell>
              <table:table-cell office:value-type="float" office:value="0.123447202146053">
                <text:p>0.1234472021460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43559096">
                <text:p>15.143559096</text:p>
              </table:table-cell>
              <table:table-cell office:value-type="float" office:value="0">
                <text:p>0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788835431825694">
                <text:p>0.0788835431825694</text:p>
              </table:table-cell>
              <table:table-cell office:value-type="float" office:value="0.062787801027298">
                <text:p>0.0627878010272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93552206">
                <text:p>15.193552206</text:p>
              </table:table-cell>
              <table:table-cell office:value-type="float" office:value="0">
                <text:p>0</text:p>
              </table:table-cell>
              <table:table-cell office:value-type="float" office:value="0.104460469005983">
                <text:p>0.104460469005983</text:p>
              </table:table-cell>
              <table:table-cell office:value-type="float" office:value="0.112374140900376">
                <text:p>0.112374140900376</text:p>
              </table:table-cell>
              <table:table-cell office:value-type="float" office:value="0.0576565116896851">
                <text:p>0.0576565116896851</text:p>
              </table:table-cell>
              <table:table-cell office:value-type="float" office:value="0.0255408007651567">
                <text:p>0.02554080076515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43551299">
                <text:p>15.243551299</text:p>
              </table:table-cell>
              <table:table-cell office:value-type="float" office:value="0">
                <text:p>0</text:p>
              </table:table-cell>
              <table:table-cell office:value-type="float" office:value="0.105251836195423">
                <text:p>0.105251836195423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122749300728911">
                <text:p>-0.00122749300728911</text:p>
              </table:table-cell>
              <table:table-cell office:value-type="float" office:value="0.029797600582242">
                <text:p>0.0297976005822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93569976">
                <text:p>15.293569976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16374381695486">
                <text:p>0.016374381695486</text:p>
              </table:table-cell>
              <table:table-cell office:value-type="float" office:value="0.0340543985366821">
                <text:p>0.03405439853668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43545934">
                <text:p>15.343545934</text:p>
              </table:table-cell>
              <table:table-cell office:value-type="float" office:value="0">
                <text:p>0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312452324942135">
                <text:p>0.0312452324942135</text:p>
              </table:table-cell>
              <table:table-cell office:value-type="float" office:value="0.0255408007651567">
                <text:p>0.02554080076515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93569283">
                <text:p>15.393569283</text:p>
              </table:table-cell>
              <table:table-cell office:value-type="float" office:value="0">
                <text:p>0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247079002055821">
                <text:p>0.0247079002055821</text:p>
              </table:table-cell>
              <table:table-cell office:value-type="float" office:value="0.0159629993140697">
                <text:p>0.01596299931406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43591736">
                <text:p>15.443591736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1582773710937">
                <text:p>0.111582773710937</text:p>
              </table:table-cell>
              <table:table-cell office:value-type="float" office:value="0.0068336239159197">
                <text:p>0.0068336239159197</text:p>
              </table:table-cell>
              <table:table-cell office:value-type="float" office:value="-0.0170271992683411">
                <text:p>-0.01702719926834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93538511">
                <text:p>15.493538511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203594002552512">
                <text:p>0.0203594002552512</text:p>
              </table:table-cell>
              <table:table-cell office:value-type="float" office:value="0.020219799131155">
                <text:p>0.0202197991311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43561156">
                <text:p>15.543561156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0391060615979451">
                <text:p>-0.00391060615979451</text:p>
              </table:table-cell>
              <table:table-cell office:value-type="float" office:value="0.0212839990854263">
                <text:p>0.02128399908542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93549401">
                <text:p>15.593549401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-0.00981689459904763">
                <text:p>-0.00981689459904763</text:p>
              </table:table-cell>
              <table:table-cell office:value-type="float" office:value="-0.00957779958844185">
                <text:p>-0.009577799588441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43554831">
                <text:p>15.643554831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040457518563615">
                <text:p>-0.0040457518563615</text:p>
              </table:table-cell>
              <table:table-cell office:value-type="float" office:value="-0.0234124008566141">
                <text:p>-0.02341240085661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93603844">
                <text:p>15.693603844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-0.0264944204222408">
                <text:p>-0.0264944204222408</text:p>
              </table:table-cell>
              <table:table-cell office:value-type="float" office:value="-0.00532099977135658">
                <text:p>-0.005320999771356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43555834">
                <text:p>15.743555834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-0.00103004429958895">
                <text:p>-0.00103004429958895</text:p>
              </table:table-cell>
              <table:table-cell office:value-type="float" office:value="0.00638520019128919">
                <text:p>0.006385200191289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93566159">
                <text:p>15.793566159</text:p>
              </table:table-cell>
              <table:table-cell office:value-type="float" office:value="0">
                <text:p>0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155224930222256">
                <text:p>-0.0155224930222256</text:p>
              </table:table-cell>
              <table:table-cell office:value-type="float" office:value="-0.0681087970733643">
                <text:p>-0.06810879707336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43564389">
                <text:p>15.843564389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-0.0198211221795838">
                <text:p>-0.0198211221795838</text:p>
              </table:table-cell>
              <table:table-cell office:value-type="float" office:value="0.0074494001455605">
                <text:p>0.00744940014556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93558522">
                <text:p>15.893558522</text:p>
              </table:table-cell>
              <table:table-cell office:value-type="float" office:value="0">
                <text:p>0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-0.0247030533817661">
                <text:p>-0.0247030533817661</text:p>
              </table:table-cell>
              <table:table-cell office:value-type="float" office:value="0.0138346003368497">
                <text:p>0.01383460033684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43557712">
                <text:p>15.943557712</text:p>
              </table:table-cell>
              <table:table-cell office:value-type="float" office:value="0">
                <text:p>0</text:p>
              </table:table-cell>
              <table:table-cell office:value-type="float" office:value="0.107625937763741">
                <text:p>0.107625937763741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00753408179704322">
                <text:p>0.000753408179704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93547813">
                <text:p>15.993547813</text:p>
              </table:table-cell>
              <table:table-cell office:value-type="float" office:value="0">
                <text:p>0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0345811093661142">
                <text:p>0.00345811093661142</text:p>
              </table:table-cell>
              <table:table-cell office:value-type="float" office:value="0.020219799131155">
                <text:p>0.0202197991311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43544603">
                <text:p>16.043544603</text:p>
              </table:table-cell>
              <table:table-cell office:value-type="float" office:value="0.1">
                <text:p>0.1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0340772406917296">
                <text:p>0.00340772406917296</text:p>
              </table:table-cell>
              <table:table-cell office:value-type="float" office:value="0.0319259986281395">
                <text:p>0.03192599862813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093537361">
                <text:p>16.093537361</text:p>
              </table:table-cell>
              <table:table-cell office:value-type="float" office:value="0.1">
                <text:p>0.1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09208672142619">
                <text:p>0.109208672142619</text:p>
              </table:table-cell>
              <table:table-cell office:value-type="float" office:value="0.035877055059086">
                <text:p>0.035877055059086</text:p>
              </table:table-cell>
              <table:table-cell office:value-type="float" office:value="-0.0127704003825784">
                <text:p>-0.01277040038257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143543463">
                <text:p>16.143543463</text:p>
              </table:table-cell>
              <table:table-cell office:value-type="float" office:value="0.1">
                <text:p>0.1</text:p>
              </table:table-cell>
              <table:table-cell office:value-type="float" office:value="0.10841730495318">
                <text:p>0.10841730495318</text:p>
              </table:table-cell>
              <table:table-cell office:value-type="float" office:value="0.110000039332058">
                <text:p>0.110000039332058</text:p>
              </table:table-cell>
              <table:table-cell office:value-type="float" office:value="0.00788929156832138">
                <text:p>0.00788929156832138</text:p>
              </table:table-cell>
              <table:table-cell office:value-type="float" office:value="0.0276692006736994">
                <text:p>0.02766920067369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19354035">
                <text:p>16.19354035</text:p>
              </table:table-cell>
              <table:table-cell office:value-type="float" office:value="0.1">
                <text:p>0.1</text:p>
              </table:table-cell>
              <table:table-cell office:value-type="float" office:value="0.106834570574301">
                <text:p>0.106834570574301</text:p>
              </table:table-cell>
              <table:table-cell office:value-type="float" office:value="0.110791406521498">
                <text:p>0.110791406521498</text:p>
              </table:table-cell>
              <table:table-cell office:value-type="float" office:value="0.0128116830141249">
                <text:p>0.0128116830141249</text:p>
              </table:table-cell>
              <table:table-cell office:value-type="float" office:value="0.0234124008566141">
                <text:p>0.02341240085661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.243557396">
                <text:p>16.243557396</text:p>
              </table:table-cell>
              <table:table-cell office:value-type="float" office:value="0.1">
                <text:p>0.1</text:p>
              </table:table-cell>
              <table:table-cell office:value-type="float" office:value="0.106043203384862">
                <text:p>0.106043203384862</text:p>
              </table:table-cell>
              <table:table-cell office:value-type="float" office:value="0.113165508089815">
                <text:p>0.113165508089815</text:p>
              </table:table-cell>
              <table:table-cell office:value-type="float" office:value="0.0363921373856983">
                <text:p>0.0363921373856983</text:p>
              </table:table-cell>
              <table:table-cell office:value-type="float" office:value="0.0702371969819069">
                <text:p>0.07023719698190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29354817">
                <text:p>16.29354817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4748242468694">
                <text:p>0.114748242468694</text:p>
              </table:table-cell>
              <table:table-cell office:value-type="float" office:value="0.0608789506483374">
                <text:p>0.0608789506483374</text:p>
              </table:table-cell>
              <table:table-cell office:value-type="float" office:value="0.0968421995639801">
                <text:p>0.09684219956398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343558912">
                <text:p>16.343558912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59320810861638">
                <text:p>0.0759320810861638</text:p>
              </table:table-cell>
              <table:table-cell office:value-type="float" office:value="0.0553384013473988">
                <text:p>0.05533840134739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.393554039">
                <text:p>16.393554039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800603071714043">
                <text:p>0.0800603071714043</text:p>
              </table:table-cell>
              <table:table-cell office:value-type="float" office:value="0.059595201164484">
                <text:p>0.0595952011644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.443544429">
                <text:p>16.443544429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55277471038853">
                <text:p>0.055277471038853</text:p>
              </table:table-cell>
              <table:table-cell office:value-type="float" office:value="0.107484199106693">
                <text:p>0.1074841991066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.493566883">
                <text:p>16.493566883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128444337795077">
                <text:p>0.128444337795077</text:p>
              </table:table-cell>
              <table:table-cell office:value-type="float" office:value="0.079815000295639">
                <text:p>0.0798150002956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.543545562">
                <text:p>16.543545562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904719500687349">
                <text:p>0.0904719500687349</text:p>
              </table:table-cell>
              <table:table-cell office:value-type="float" office:value="0.121318802237511">
                <text:p>0.1213188022375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593548368">
                <text:p>16.593548368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877001354666646">
                <text:p>0.0877001354666646</text:p>
              </table:table-cell>
              <table:table-cell office:value-type="float" office:value="0.122382998466492">
                <text:p>0.1223829984664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643556294">
                <text:p>16.643556294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138786175425463">
                <text:p>0.138786175425463</text:p>
              </table:table-cell>
              <table:table-cell office:value-type="float" office:value="0.0947137996554375">
                <text:p>0.0947137996554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69356742">
                <text:p>16.69356742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20287812794769">
                <text:p>0.120287812794769</text:p>
              </table:table-cell>
              <table:table-cell office:value-type="float" office:value="0.110882768872405">
                <text:p>0.110882768872405</text:p>
              </table:table-cell>
              <table:table-cell office:value-type="float" office:value="0.130896598100662">
                <text:p>0.1308965981006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743561202">
                <text:p>16.743561202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870507841589">
                <text:p>0.11870507841589</text:p>
              </table:table-cell>
              <table:table-cell office:value-type="float" office:value="0.0623220117482091">
                <text:p>0.0623220117482091</text:p>
              </table:table-cell>
              <table:table-cell office:value-type="float" office:value="0.079815000295639">
                <text:p>0.0798150002956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793563433">
                <text:p>16.793563433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949644560533">
                <text:p>0.11949644560533</text:p>
              </table:table-cell>
              <table:table-cell office:value-type="float" office:value="0.138103793133525">
                <text:p>0.138103793133525</text:p>
              </table:table-cell>
              <table:table-cell office:value-type="float" office:value="0.114933602511883">
                <text:p>0.1149336025118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843567903">
                <text:p>16.843567903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598738828061016">
                <text:p>0.0598738828061016</text:p>
              </table:table-cell>
              <table:table-cell office:value-type="float" office:value="0.0649162009358406">
                <text:p>0.06491620093584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893554197">
                <text:p>16.893554197</text:p>
              </table:table-cell>
              <table:table-cell office:value-type="float" office:value="0.1">
                <text:p>0.1</text:p>
              </table:table-cell>
              <table:table-cell office:value-type="float" office:value="0.103669101816544">
                <text:p>0.103669101816544</text:p>
              </table:table-cell>
              <table:table-cell office:value-type="float" office:value="0.116330976847573">
                <text:p>0.116330976847573</text:p>
              </table:table-cell>
              <table:table-cell office:value-type="float" office:value="0.06992788477164">
                <text:p>0.06992788477164</text:p>
              </table:table-cell>
              <table:table-cell office:value-type="float" office:value="0.0585310012102127">
                <text:p>0.05853100121021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943537772">
                <text:p>16.943537772</text:p>
              </table:table-cell>
              <table:table-cell office:value-type="float" office:value="0.1">
                <text:p>0.1</text:p>
              </table:table-cell>
              <table:table-cell office:value-type="float" office:value="0.0981295314904694">
                <text:p>0.0981295314904694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0.0821522018504991">
                <text:p>0.0821522018504991</text:p>
              </table:table-cell>
              <table:table-cell office:value-type="float" office:value="-0.00957779958844185">
                <text:p>-0.009577799588441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993542018">
                <text:p>16.993542018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3956875279255">
                <text:p>0.113956875279255</text:p>
              </table:table-cell>
              <table:table-cell office:value-type="float" office:value="-0.011971036087444">
                <text:p>-0.011971036087444</text:p>
              </table:table-cell>
              <table:table-cell office:value-type="float" office:value="0.0691730007529259">
                <text:p>0.06917300075292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.043542584">
                <text:p>17.043542584</text:p>
              </table:table-cell>
              <table:table-cell office:value-type="float" office:value="0.1">
                <text:p>0.1</text:p>
              </table:table-cell>
              <table:table-cell office:value-type="float" office:value="0.102877734627105">
                <text:p>0.102877734627105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34369668278247">
                <text:p>0.0834369668278247</text:p>
              </table:table-cell>
              <table:table-cell office:value-type="float" office:value="0.0851359963417053">
                <text:p>0.08513599634170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.093551023">
                <text:p>17.093551023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154163846372848">
                <text:p>0.154163846372848</text:p>
              </table:table-cell>
              <table:table-cell office:value-type="float" office:value="0.110676802694798">
                <text:p>0.1106768026947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143543239">
                <text:p>17.143543239</text:p>
              </table:table-cell>
              <table:table-cell office:value-type="float" office:value="0.1">
                <text:p>0.1</text:p>
              </table:table-cell>
              <table:table-cell office:value-type="float" office:value="0.102086367437666">
                <text:p>0.102086367437666</text:p>
              </table:table-cell>
              <table:table-cell office:value-type="float" office:value="0.121079179984208">
                <text:p>0.121079179984208</text:p>
              </table:table-cell>
              <table:table-cell office:value-type="float" office:value="0.100023239686144">
                <text:p>0.100023239686144</text:p>
              </table:table-cell>
              <table:table-cell office:value-type="float" office:value="0.144731193780899">
                <text:p>0.1447311937808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.193547582">
                <text:p>17.193547582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902264170878539">
                <text:p>0.0902264170878539</text:p>
              </table:table-cell>
              <table:table-cell office:value-type="float" office:value="0.102163203060627">
                <text:p>0.1021632030606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.243560692">
                <text:p>17.243560692</text:p>
              </table:table-cell>
              <table:table-cell office:value-type="float" office:value="0.1">
                <text:p>0.1</text:p>
              </table:table-cell>
              <table:table-cell office:value-type="float" office:value="0.0997122658693479">
                <text:p>0.0997122658693479</text:p>
              </table:table-cell>
              <table:table-cell office:value-type="float" office:value="0.121870547173647">
                <text:p>0.121870547173647</text:p>
              </table:table-cell>
              <table:table-cell office:value-type="float" office:value="0.151075601160756">
                <text:p>0.151075601160756</text:p>
              </table:table-cell>
              <table:table-cell office:value-type="float" office:value="0.127703994512558">
                <text:p>0.1277039945125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293597227">
                <text:p>17.293597227</text:p>
              </table:table-cell>
              <table:table-cell office:value-type="float" office:value="0.1">
                <text:p>0.1</text:p>
              </table:table-cell>
              <table:table-cell office:value-type="float" office:value="0.101295000248226">
                <text:p>0.101295000248226</text:p>
              </table:table-cell>
              <table:table-cell office:value-type="float" office:value="0.117913711226451">
                <text:p>0.117913711226451</text:p>
              </table:table-cell>
              <table:table-cell office:value-type="float" office:value="0.0656643968490622">
                <text:p>0.0656643968490622</text:p>
              </table:table-cell>
              <table:table-cell office:value-type="float" office:value="0.0670446008443832">
                <text:p>0.06704460084438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.343551651">
                <text:p>17.343551651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120478124112512">
                <text:p>0.120478124112512</text:p>
              </table:table-cell>
              <table:table-cell office:value-type="float" office:value="0.0681087970733643">
                <text:p>0.06810879707336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.393552698">
                <text:p>17.393552698</text:p>
              </table:table-cell>
              <table:table-cell office:value-type="float" office:value="0.1">
                <text:p>0.1</text:p>
              </table:table-cell>
              <table:table-cell office:value-type="float" office:value="0.0989208986799086">
                <text:p>0.0989208986799086</text:p>
              </table:table-cell>
              <table:table-cell office:value-type="float" office:value="0.115539609658133">
                <text:p>0.115539609658133</text:p>
              </table:table-cell>
              <table:table-cell office:value-type="float" office:value="0.0761017237463926">
                <text:p>0.0761017237463926</text:p>
              </table:table-cell>
              <table:table-cell office:value-type="float" office:value="0.105355799198151">
                <text:p>0.1053557991981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.443538513">
                <text:p>17.443538513</text:p>
              </table:table-cell>
              <table:table-cell office:value-type="float" office:value="0.1">
                <text:p>0.1</text:p>
              </table:table-cell>
              <table:table-cell office:value-type="float" office:value="0.100503633058787">
                <text:p>0.100503633058787</text:p>
              </table:table-cell>
              <table:table-cell office:value-type="float" office:value="0.117122344037012">
                <text:p>0.117122344037012</text:p>
              </table:table-cell>
              <table:table-cell office:value-type="float" office:value="0.0878138102575051">
                <text:p>0.0878138102575051</text:p>
              </table:table-cell>
              <table:table-cell office:value-type="float" office:value="0.0691730007529259">
                <text:p>0.06917300075292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